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3.6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160.55pt"/>
    </style:style>
    <style:style style:name="co4" style:family="table-column">
      <style:table-column-properties fo:break-before="auto" style:column-width="121.15pt"/>
    </style:style>
    <style:style style:name="co5" style:family="table-column">
      <style:table-column-properties fo:break-before="auto" style:column-width="148.76pt"/>
    </style:style>
    <style:style style:name="co6" style:family="table-column">
      <style:table-column-properties fo:break-before="auto" style:column-width="121.8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" table:style-name="ta1">
        <table:shapes>
          <draw:frame draw:z-index="0" draw:style-name="gr1" draw:text-style-name="P1" svg:width="453.51pt" svg:height="255.09pt" svg:x="1814.03pt" svg:y="4749.87pt">
            <draw:object draw:notify-on-update-of-ranges="run.A338:run.A338 run.A339:run.A342 run.B338:run.B338 run.B339:run.B342 run.C338:run.C338 run.C339:run.C3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67.58pt" svg:y="3398.09pt">
            <draw:object draw:notify-on-update-of-ranges="run.A338:run.A338 run.A339:run.A342 run.B338:run.B338 run.B339:run.B342 run.C338:run.C338 run.C339:run.C3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33.51pt" svg:y="3520.12pt">
            <draw:object draw:notify-on-update-of-ranges="run.A345:run.A345 run.A346:run.A349 run.B345:run.B345 run.B346:run.B349 run.A345:run.A345 run.A346:run.A349 run.C345:run.C345 run.C346:run.C349 run.A345:run.A345 run.A346:run.A349 run.D345:run.D345 run.D346:run.D349 run.A345:run.A345 run.A346:run.A349 run.E345:run.E345 run.E346:run.E349 run.A345:run.A345 run.A346:run.A349 run.F345:run.F345 run.F346:run.F3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14.63pt" svg:y="3964.42pt">
            <draw:object draw:notify-on-update-of-ranges="run.A352:run.A352 run.A353:run.A356 run.B352:run.B352 run.B353:run.B356 run.A352:run.A352 run.A353:run.A356 run.C352:run.C352 run.C353:run.C356 run.A352:run.A352 run.A353:run.A356 run.D352:run.D352 run.D353:run.D356 run.A352:run.A352 run.A353:run.A356 run.E352:run.E352 run.E353:run.E356 run.A352:run.A352 run.A353:run.A356 run.F352:run.F352 run.F353:run.F3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18.99pt" svg:y="4022.84pt">
            <draw:object draw:notify-on-update-of-ranges="run.A359:run.A359 run.A360:run.A363 run.E359:run.E359 run.E360:run.E3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17.15pt" svg:y="3973.21pt">
            <draw:object draw:notify-on-update-of-ranges="run.A359:run.A359 run.A360:run.A363 run.B359:run.B359 run.B360:run.B363 run.C359:run.C359 run.C360:run.C363 run.D359:run.D359 run.D360:run.D363 run.F359:run.F359 run.F360:run.F3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920.92pt" svg:y="3809.2pt">
            <draw:object draw:notify-on-update-of-ranges="run.A366:run.A366 run.A367:run.A370 run.B366:run.B366 run.B367:run.B370 run.D366:run.D366 run.D367:run.D370 run.E366:run.E366 run.E367:run.E370 run.F366:run.F366 run.F367:run.F37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962.28pt" svg:y="3604.76pt">
            <draw:object draw:notify-on-update-of-ranges="run.A366:run.A366 run.A367:run.A370 run.C366:run.C366 run.C367:run.C37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938.83pt" svg:y="4486pt">
            <draw:object draw:notify-on-update-of-ranges="run.A373:run.A373 run.A374:run.A377 run.B373:run.B373 run.B374:run.B377 run.C373:run.C373 run.C374:run.C377 run.D373:run.D373 run.D374:run.D377 run.E373:run.E373 run.E374:run.E377 run.F373:run.F373 run.F374:run.F37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926.67pt" svg:y="4766.54pt">
            <draw:object draw:notify-on-update-of-ranges="run.A380:run.A380 run.A381:run.A384 run.B380:run.B380 run.B381:run.B384 run.C380:run.C380 run.C381:run.C384 run.D380:run.D380 run.D381:run.D384 run.E380:run.E380 run.E381:run.E384 run.F380:run.F380 run.F381:run.F38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437.17pt" svg:y="4478.54pt">
            <draw:object draw:notify-on-update-of-ranges="run.A387:run.A387 run.A388:run.A391 run.B387:run.B387 run.B388:run.B391 run.C387:run.C387 run.C388:run.C391 run.D387:run.D387 run.D388:run.D391 run.E387:run.E387 run.E388:run.E391 run.F387:run.F387 run.F388:run.F39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1407.77pt" svg:y="4770.37pt">
            <draw:object draw:notify-on-update-of-ranges="run.A394:run.A394 run.A395:run.A398 run.B394:run.B394 run.B395:run.B398 run.C394:run.C394 run.C395:run.C398 run.E394:run.E394 run.E395:run.E398 run.F394:run.F394 run.F395:run.F39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1484.11pt" svg:y="4686.58pt">
            <draw:object draw:notify-on-update-of-ranges="run.A394:run.A394 run.A395:run.A398 run.D394:run.D394 run.D395:run.D39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904.88pt" svg:y="5067.58pt">
            <draw:object draw:notify-on-update-of-ranges="run.A401:run.A401 run.A402:run.A405 run.B401:run.B401 run.B402:run.B405 run.C401:run.C401 run.C402:run.C405 run.D401:run.D401 run.D402:run.D405 run.E401:run.E401 run.E402:run.E405 run.F401:run.F401 run.F402:run.F40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373.24pt" svg:y="5066.31pt">
            <draw:object draw:notify-on-update-of-ranges="run.A408:run.A408 run.A409:run.A412 run.B408:run.B408 run.B409:run.B412 run.C408:run.C408 run.C409:run.C412 run.D408:run.D408 run.D409:run.D412 run.E408:run.E408 run.E409:run.E412 run.F408:run.F408 run.F409:run.F41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910.43pt" svg:y="5346.85pt">
            <draw:object draw:notify-on-update-of-ranges="run.A415:run.A415 run.A416:run.A419 run.B415:run.B415 run.B416:run.B419 run.C415:run.C415 run.C416:run.C419 run.D415:run.D415 run.D416:run.D419 run.E415:run.E415 run.E416:run.E419 run.F415:run.F415 run.F416:run.F41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6" draw:style-name="gr1" draw:text-style-name="P1" svg:width="453.51pt" svg:height="255.09pt" svg:x="1376.28pt" svg:y="5351.07pt">
            <draw:object draw:notify-on-update-of-ranges="run.A422:run.A422 run.A423:run.A426 run.B422:run.B422 run.B423:run.B426 run.C422:run.C422 run.C423:run.C426 run.D422:run.D422 run.D423:run.D426 run.E422:run.E422 run.E423:run.E426 run.F422:run.F422 run.F423:run.F42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7" draw:style-name="gr1" draw:text-style-name="P1" svg:width="453.51pt" svg:height="255.09pt" svg:x="909.41pt" svg:y="5625.21pt">
            <draw:object draw:notify-on-update-of-ranges="run.A429:run.A429 run.A430:run.A433 run.B429:run.B429 run.B430:run.B433 run.C429:run.C429 run.C430:run.C433 run.D429:run.D429 run.D430:run.D433 run.E429:run.E429 run.E430:run.E433 run.F429:run.F429 run.F430:run.F43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8" draw:style-name="gr1" draw:text-style-name="P1" svg:width="453.51pt" svg:height="255.09pt" svg:x="1384.41pt" svg:y="5634.82pt">
            <draw:object draw:notify-on-update-of-ranges="run.A436:run.A436 run.A437:run.A440 run.B436:run.B436 run.B437:run.B440 run.C436:run.C436 run.C437:run.C440 run.D436:run.D436 run.D437:run.D440 run.E436:run.E436 run.E437:run.E440 run.F436:run.F436 run.F437:run.F44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9" draw:style-name="gr1" draw:text-style-name="P1" svg:width="453.51pt" svg:height="255.09pt" svg:x="911.45pt" svg:y="5918.54pt">
            <draw:object draw:notify-on-update-of-ranges="run.A443:run.A443 run.A444:run.A447 run.B443:run.B443 run.B444:run.B447 run.C443:run.C443 run.C444:run.C447 run.D443:run.D443 run.D444:run.D447 run.E443:run.E443 run.E444:run.E447 run.F443:run.F443 run.F444:run.F44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20" draw:style-name="gr1" draw:text-style-name="P1" svg:width="453.51pt" svg:height="255.09pt" svg:x="1387.47pt" svg:y="5921.77pt">
            <draw:object draw:notify-on-update-of-ranges="run.A450:run.A450 run.A451:run.A454 run.B450:run.B450 run.B451:run.B454 run.C450:run.C450 run.C451:run.C454 run.D450:run.D450 run.D451:run.D454 run.E450:run.E450 run.E451:run.E454 run.F450:run.F450 run.F451:run.F454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1" draw:style-name="gr1" draw:text-style-name="P1" svg:width="453.51pt" svg:height="255.09pt" svg:x="1375.31pt" svg:y="4120.16pt">
            <draw:object draw:notify-on-update-of-ranges="run.A338:run.A338 run.A339:run.A342 run.C338:run.C338 run.C339:run.C342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llman Ford with OpenMP results</text:p>
          </table:table-cell>
          <table:table-cell/>
          <table:table-cell office:value-type="string" calcext:value-type="string">
            <text:p>Rmat22</text:p>
          </table:table-cell>
          <table:table-cell office:value-type="string" calcext:value-type="string">
            <text:p>Rmat15</text:p>
          </table:table-cell>
          <table:table-cell office:value-type="string" calcext:value-type="string">
            <text:p>RoadFLA</text:p>
          </table:table-cell>
          <table:table-cell office:value-type="string" calcext:value-type="string">
            <text:p>RoadNY</text:p>
          </table:table-cell>
        </table:table-row>
        <table:table-row table:style-name="ro1">
          <table:table-cell table:number-columns-repeated="2"/>
          <table:table-cell office:value-type="float" office:value="1383153287" calcext:value-type="float">
            <text:p>1383153287</text:p>
          </table:table-cell>
          <table:table-cell office:value-type="float" office:value="4336237" calcext:value-type="float">
            <text:p>4336237</text:p>
          </table:table-cell>
          <table:table-cell office:value-type="float" office:value="27193255346" calcext:value-type="float">
            <text:p>27193255346</text:p>
          </table:table-cell>
          <table:table-cell office:value-type="float" office:value="1791327570" calcext:value-type="float">
            <text:p>179132757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viding Over No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<text:s/>Thread Count</text:p>
          </table:table-cell>
          <table:table-cell office:value-type="string" calcext:value-type="string">
            <text:p><text:s/>schedule type</text:p>
          </table:table-cell>
          <table:table-cell office:value-type="string" calcext:value-type="string">
            <text:p><text:s/>schedule num</text:p>
          </table:table-cell>
          <table:table-cell office:value-type="string" calcext:value-type="string">
            <text:p><text:s/>Exec Time (nanoseconds)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6925912" calcext:value-type="float">
            <text:p>6925912</text:p>
          </table:table-cell>
          <table:table-cell table:formula="of:=[.$D$2]/[.E6]" office:value-type="float" office:value="0.626088954061212" calcext:value-type="float">
            <text:p>0.62608895406121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3177742" calcext:value-type="float">
            <text:p>13177742</text:p>
          </table:table-cell>
          <table:table-cell table:formula="of:=[.$D$2]/[.E7]" office:value-type="float" office:value="0.329057664052005" calcext:value-type="float">
            <text:p>0.32905766405200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2935395" calcext:value-type="float">
            <text:p>12935395</text:p>
          </table:table-cell>
          <table:table-cell table:formula="of:=[.$D$2]/[.E8]" office:value-type="float" office:value="0.335222619796303" calcext:value-type="float">
            <text:p>0.33522261979630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14983542" calcext:value-type="float">
            <text:p>14983542</text:p>
          </table:table-cell>
          <table:table-cell table:formula="of:=[.$D$2]/[.E9]" office:value-type="float" office:value="0.289399996342654" calcext:value-type="float">
            <text:p>0.28939999634265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3608151" calcext:value-type="float">
            <text:p>13608151</text:p>
          </table:table-cell>
          <table:table-cell table:formula="of:=[.$D$2]/[.E10]" office:value-type="float" office:value="0.318649976767601" calcext:value-type="float">
            <text:p>0.31864997676760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3756549" calcext:value-type="float">
            <text:p>13756549</text:p>
          </table:table-cell>
          <table:table-cell table:formula="of:=[.$D$2]/[.E11]" office:value-type="float" office:value="0.315212558033268" calcext:value-type="float">
            <text:p>0.31521255803326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5106701" calcext:value-type="float">
            <text:p>15106701</text:p>
          </table:table-cell>
          <table:table-cell table:formula="of:=[.$D$2]/[.E12]" office:value-type="float" office:value="0.287040631836163" calcext:value-type="float">
            <text:p>0.28704063183616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2143125" calcext:value-type="float">
            <text:p>12143125</text:p>
          </table:table-cell>
          <table:table-cell table:formula="of:=[.$D$2]/[.E13]" office:value-type="float" office:value="0.357093993514849" calcext:value-type="float">
            <text:p>0.35709399351484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3667242" calcext:value-type="float">
            <text:p>13667242</text:p>
          </table:table-cell>
          <table:table-cell table:formula="of:=[.$D$2]/[.E14]" office:value-type="float" office:value="0.317272277757283" calcext:value-type="float">
            <text:p>0.31727227775728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3660852" calcext:value-type="float">
            <text:p>13660852</text:p>
          </table:table-cell>
          <table:table-cell table:formula="of:=[.$D$2]/[.E15]" office:value-type="float" office:value="0.317420685034872" calcext:value-type="float">
            <text:p>0.31742068503487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2809210" calcext:value-type="float">
            <text:p>12809210</text:p>
          </table:table-cell>
          <table:table-cell table:formula="of:=[.$D$2]/[.E16]" office:value-type="float" office:value="0.338524936354389" calcext:value-type="float">
            <text:p>0.33852493635438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2419186" calcext:value-type="float">
            <text:p>12419186</text:p>
          </table:table-cell>
          <table:table-cell table:formula="of:=[.$D$2]/[.E17]" office:value-type="float" office:value="0.349156297361196" calcext:value-type="float">
            <text:p>0.34915629736119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5132941" calcext:value-type="float">
            <text:p>25132941</text:p>
          </table:table-cell>
          <table:table-cell table:formula="of:=[.$D$2]/[.E18]" office:value-type="float" office:value="0.172532016845939" calcext:value-type="float">
            <text:p>0.17253201684593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17391854" calcext:value-type="float">
            <text:p>17391854</text:p>
          </table:table-cell>
          <table:table-cell table:formula="of:=[.$D$2]/[.E19]" office:value-type="float" office:value="0.249325747559748" calcext:value-type="float">
            <text:p>0.24932574755974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9121685" calcext:value-type="float">
            <text:p>19121685</text:p>
          </table:table-cell>
          <table:table-cell table:formula="of:=[.$D$2]/[.E20]" office:value-type="float" office:value="0.226770653318471" calcext:value-type="float">
            <text:p>0.22677065331847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4615732" calcext:value-type="float">
            <text:p>14615732</text:p>
          </table:table-cell>
          <table:table-cell table:formula="of:=[.$D$2]/[.E21]" office:value-type="float" office:value="0.296682848317142" calcext:value-type="float">
            <text:p>0.29668284831714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4143320" calcext:value-type="float">
            <text:p>14143320</text:p>
          </table:table-cell>
          <table:table-cell table:formula="of:=[.$D$2]/[.E22]" office:value-type="float" office:value="0.306592582222562" calcext:value-type="float">
            <text:p>0.30659258222256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6825858" calcext:value-type="float">
            <text:p>26825858</text:p>
          </table:table-cell>
          <table:table-cell table:formula="of:=[.$D$2]/[.E23]" office:value-type="float" office:value="0.161643925797266" calcext:value-type="float">
            <text:p>0.16164392579726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6503773" calcext:value-type="float">
            <text:p>16503773</text:p>
          </table:table-cell>
          <table:table-cell table:formula="of:=[.$D$2]/[.E24]" office:value-type="float" office:value="0.262742162049854" calcext:value-type="float">
            <text:p>0.26274216204985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6761933" calcext:value-type="float">
            <text:p>16761933</text:p>
          </table:table-cell>
          <table:table-cell table:formula="of:=[.$D$2]/[.E25]" office:value-type="float" office:value="0.258695521572601" calcext:value-type="float">
            <text:p>0.25869552157260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4955795" calcext:value-type="float">
            <text:p>14955795</text:p>
          </table:table-cell>
          <table:table-cell table:formula="of:=[.$D$2]/[.E26]" office:value-type="float" office:value="0.289936910742625" calcext:value-type="float">
            <text:p>0.28993691074262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25300947" calcext:value-type="float">
            <text:p>25300947</text:p>
          </table:table-cell>
          <table:table-cell table:formula="of:=[.$D$2]/[.E27]" office:value-type="float" office:value="0.171386351665019" calcext:value-type="float">
            <text:p>0.17138635166501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5774560" calcext:value-type="float">
            <text:p>15774560</text:p>
          </table:table-cell>
          <table:table-cell table:formula="of:=[.$D$2]/[.E28]" office:value-type="float" office:value="0.27488798419734" calcext:value-type="float">
            <text:p>0.2748879841973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14924708" calcext:value-type="float">
            <text:p>14924708</text:p>
          </table:table-cell>
          <table:table-cell table:formula="of:=[.$D$2]/[.E29]" office:value-type="float" office:value="0.290540826661399" calcext:value-type="float">
            <text:p>0.29054082666139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4110816" calcext:value-type="float">
            <text:p>14110816</text:p>
          </table:table-cell>
          <table:table-cell table:formula="of:=[.$D$2]/[.E30]" office:value-type="float" office:value="0.307298812485401" calcext:value-type="float">
            <text:p>0.30729881248540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6273561" calcext:value-type="float">
            <text:p>16273561</text:p>
          </table:table-cell>
          <table:table-cell table:formula="of:=[.$D$2]/[.E31]" office:value-type="float" office:value="0.266459012873704" calcext:value-type="float">
            <text:p>0.26645901287370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5911546" calcext:value-type="float">
            <text:p>15911546</text:p>
          </table:table-cell>
          <table:table-cell table:formula="of:=[.$D$2]/[.E32]" office:value-type="float" office:value="0.272521413066964" calcext:value-type="float">
            <text:p>0.27252141306696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6431654" calcext:value-type="float">
            <text:p>16431654</text:p>
          </table:table-cell>
          <table:table-cell table:formula="of:=[.$D$2]/[.E33]" office:value-type="float" office:value="0.263895344923889" calcext:value-type="float">
            <text:p>0.26389534492388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8455986" calcext:value-type="float">
            <text:p>18455986</text:p>
          </table:table-cell>
          <table:table-cell table:formula="of:=[.$D$2]/[.E34]" office:value-type="float" office:value="0.234950167387426" calcext:value-type="float">
            <text:p>0.23495016738742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2399242" calcext:value-type="float">
            <text:p>12399242</text:p>
          </table:table-cell>
          <table:table-cell table:formula="of:=[.$D$2]/[.E35]" office:value-type="float" office:value="0.349717910175477" calcext:value-type="float">
            <text:p>0.349717910175477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8907060" calcext:value-type="float">
            <text:p>28907060</text:p>
          </table:table-cell>
          <table:table-cell table:formula="of:=[.$D$2]/[.E36]" office:value-type="float" office:value="0.15000615766529" calcext:value-type="float">
            <text:p>0.1500061576652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21522953" calcext:value-type="float">
            <text:p>21522953</text:p>
          </table:table-cell>
          <table:table-cell table:formula="of:=[.$D$2]/[.E37]" office:value-type="float" office:value="0.201470355856838" calcext:value-type="float">
            <text:p>0.20147035585683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1254654" calcext:value-type="float">
            <text:p>11254654</text:p>
          </table:table-cell>
          <table:table-cell table:formula="of:=[.$D$2]/[.E38]" office:value-type="float" office:value="0.385283901219886" calcext:value-type="float">
            <text:p>0.38528390121988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6243912" calcext:value-type="float">
            <text:p>26243912</text:p>
          </table:table-cell>
          <table:table-cell table:formula="of:=[.$D$2]/[.E39]" office:value-type="float" office:value="0.165228301329466" calcext:value-type="float">
            <text:p>0.16522830132946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4311292" calcext:value-type="float">
            <text:p>24311292</text:p>
          </table:table-cell>
          <table:table-cell table:formula="of:=[.$D$2]/[.E40]" office:value-type="float" office:value="0.178363083294792" calcext:value-type="float">
            <text:p>0.17836308329479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35549635" calcext:value-type="float">
            <text:p>35549635</text:p>
          </table:table-cell>
          <table:table-cell table:formula="of:=[.$D$2]/[.E41]" office:value-type="float" office:value="0.12197697669751" calcext:value-type="float">
            <text:p>0.1219769766975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4973592" calcext:value-type="float">
            <text:p>14973592</text:p>
          </table:table-cell>
          <table:table-cell table:formula="of:=[.$D$2]/[.E42]" office:value-type="float" office:value="0.289592303570179" calcext:value-type="float">
            <text:p>0.28959230357017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0070665" calcext:value-type="float">
            <text:p>20070665</text:p>
          </table:table-cell>
          <table:table-cell table:formula="of:=[.$D$2]/[.E43]" office:value-type="float" office:value="0.216048496649214" calcext:value-type="float">
            <text:p>0.21604849664921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8804947" calcext:value-type="float">
            <text:p>8804947</text:p>
          </table:table-cell>
          <table:table-cell table:formula="of:=[.$D$2]/[.E44]" office:value-type="float" office:value="0.492477353923879" calcext:value-type="float">
            <text:p>0.49247735392387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7067248" calcext:value-type="float">
            <text:p>17067248</text:p>
          </table:table-cell>
          <table:table-cell table:formula="of:=[.$D$2]/[.E45]" office:value-type="float" office:value="0.25406773253661" calcext:value-type="float">
            <text:p>0.2540677325366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7694351" calcext:value-type="float">
            <text:p>17694351</text:p>
          </table:table-cell>
          <table:table-cell table:formula="of:=[.$D$2]/[.E46]" office:value-type="float" office:value="0.245063353835357" calcext:value-type="float">
            <text:p>0.24506335383535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1991167282" calcext:value-type="float">
            <text:p>1991167282</text:p>
          </table:table-cell>
          <table:table-cell table:formula="of:=[.$C$2]/[.E47]" office:value-type="float" office:value="0.694644442736479" calcext:value-type="float">
            <text:p>0.69464444273647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2580652284" calcext:value-type="float">
            <text:p>2580652284</text:p>
          </table:table-cell>
          <table:table-cell table:formula="of:=[.$C$2]/[.E48]" office:value-type="float" office:value="0.535970419407344" calcext:value-type="float">
            <text:p>0.53597041940734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493150001" calcext:value-type="float">
            <text:p>2493150001</text:p>
          </table:table-cell>
          <table:table-cell table:formula="of:=[.$C$2]/[.E49]" office:value-type="float" office:value="0.554781415656988" calcext:value-type="float">
            <text:p>0.55478141565698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498890585" calcext:value-type="float">
            <text:p>2498890585</text:p>
          </table:table-cell>
          <table:table-cell table:formula="of:=[.$C$2]/[.E50]" office:value-type="float" office:value="0.553506942361784" calcext:value-type="float">
            <text:p>0.55350694236178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593353550" calcext:value-type="float">
            <text:p>2593353550</text:p>
          </table:table-cell>
          <table:table-cell table:formula="of:=[.$C$2]/[.E51]" office:value-type="float" office:value="0.533345438765956" calcext:value-type="float">
            <text:p>0.53334543876595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2873980729" calcext:value-type="float">
            <text:p>2873980729</text:p>
          </table:table-cell>
          <table:table-cell table:formula="of:=[.$C$2]/[.E52]" office:value-type="float" office:value="0.48126741875589" calcext:value-type="float">
            <text:p>0.4812674187558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2498572573" calcext:value-type="float">
            <text:p>2498572573</text:p>
          </table:table-cell>
          <table:table-cell table:formula="of:=[.$C$2]/[.E53]" office:value-type="float" office:value="0.553577391325987" calcext:value-type="float">
            <text:p>0.55357739132598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499904091" calcext:value-type="float">
            <text:p>2499904091</text:p>
          </table:table-cell>
          <table:table-cell table:formula="of:=[.$C$2]/[.E54]" office:value-type="float" office:value="0.553282540710079" calcext:value-type="float">
            <text:p>0.55328254071007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497482083" calcext:value-type="float">
            <text:p>2497482083</text:p>
          </table:table-cell>
          <table:table-cell table:formula="of:=[.$C$2]/[.E55]" office:value-type="float" office:value="0.553819103013761" calcext:value-type="float">
            <text:p>0.55381910301376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3051848957" calcext:value-type="float">
            <text:p>3051848957</text:p>
          </table:table-cell>
          <table:table-cell table:formula="of:=[.$C$2]/[.E56]" office:value-type="float" office:value="0.453218133167263" calcext:value-type="float">
            <text:p>0.453218133167263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222590835" calcext:value-type="float">
            <text:p>3222590835</text:p>
          </table:table-cell>
          <table:table-cell table:formula="of:=[.$C$2]/[.E57]" office:value-type="float" office:value="0.429205368543165" calcext:value-type="float">
            <text:p>0.42920536854316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3059513522" calcext:value-type="float">
            <text:p>3059513522</text:p>
          </table:table-cell>
          <table:table-cell table:formula="of:=[.$C$2]/[.E58]" office:value-type="float" office:value="0.452082750101995" calcext:value-type="float">
            <text:p>0.45208275010199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974300608" calcext:value-type="float">
            <text:p>2974300608</text:p>
          </table:table-cell>
          <table:table-cell table:formula="of:=[.$C$2]/[.E59]" office:value-type="float" office:value="0.465034799535636" calcext:value-type="float">
            <text:p>0.46503479953563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036915467" calcext:value-type="float">
            <text:p>3036915467</text:p>
          </table:table-cell>
          <table:table-cell table:formula="of:=[.$C$2]/[.E60]" office:value-type="float" office:value="0.455446752479528" calcext:value-type="float">
            <text:p>0.45544675247952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3779761927" calcext:value-type="float">
            <text:p>3779761927</text:p>
          </table:table-cell>
          <table:table-cell table:formula="of:=[.$C$2]/[.E61]" office:value-type="float" office:value="0.365936615510017" calcext:value-type="float">
            <text:p>0.36593661551001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2965746777" calcext:value-type="float">
            <text:p>2965746777</text:p>
          </table:table-cell>
          <table:table-cell table:formula="of:=[.$C$2]/[.E62]" office:value-type="float" office:value="0.466376056690561" calcext:value-type="float">
            <text:p>0.46637605669056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3912395755" calcext:value-type="float">
            <text:p>3912395755</text:p>
          </table:table-cell>
          <table:table-cell table:formula="of:=[.$C$2]/[.E63]" office:value-type="float" office:value="0.353531026413252" calcext:value-type="float">
            <text:p>0.35353102641325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888700233" calcext:value-type="float">
            <text:p>3888700233</text:p>
          </table:table-cell>
          <table:table-cell table:formula="of:=[.$C$2]/[.E64]" office:value-type="float" office:value="0.355685242915457" calcext:value-type="float">
            <text:p>0.35568524291545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3885386180" calcext:value-type="float">
            <text:p>3885386180</text:p>
          </table:table-cell>
          <table:table-cell table:formula="of:=[.$C$2]/[.E65]" office:value-type="float" office:value="0.355988625820458" calcext:value-type="float">
            <text:p>0.35598862582045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3034582452" calcext:value-type="float">
            <text:p>3034582452</text:p>
          </table:table-cell>
          <table:table-cell table:formula="of:=[.$C$2]/[.E66]" office:value-type="float" office:value="0.455796904146864" calcext:value-type="float">
            <text:p>0.45579690414686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111325581" calcext:value-type="float">
            <text:p>3111325581</text:p>
          </table:table-cell>
          <table:table-cell table:formula="of:=[.$C$2]/[.E67]" office:value-type="float" office:value="0.444554338975815" calcext:value-type="float">
            <text:p>0.44455433897581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4165842323" calcext:value-type="float">
            <text:p>4165842323</text:p>
          </table:table-cell>
          <table:table-cell table:formula="of:=[.$C$2]/[.E68]" office:value-type="float" office:value="0.332022477030271" calcext:value-type="float">
            <text:p>0.33202247703027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3805012742" calcext:value-type="float">
            <text:p>3805012742</text:p>
          </table:table-cell>
          <table:table-cell table:formula="of:=[.$C$2]/[.E69]" office:value-type="float" office:value="0.3635081879576" calcext:value-type="float">
            <text:p>0.363508187957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262326993" calcext:value-type="float">
            <text:p>3262326993</text:p>
          </table:table-cell>
          <table:table-cell table:formula="of:=[.$C$2]/[.E70]" office:value-type="float" office:value="0.423977513587032" calcext:value-type="float">
            <text:p>0.42397751358703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907294477" calcext:value-type="float">
            <text:p>2907294477</text:p>
          </table:table-cell>
          <table:table-cell table:formula="of:=[.$C$2]/[.E71]" office:value-type="float" office:value="0.475752730912645" calcext:value-type="float">
            <text:p>0.47575273091264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3489528588" calcext:value-type="float">
            <text:p>3489528588</text:p>
          </table:table-cell>
          <table:table-cell table:formula="of:=[.$C$2]/[.E72]" office:value-type="float" office:value="0.396372533458092" calcext:value-type="float">
            <text:p>0.39637253345809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3431618308" calcext:value-type="float">
            <text:p>3431618308</text:p>
          </table:table-cell>
          <table:table-cell table:formula="of:=[.$C$2]/[.E73]" office:value-type="float" office:value="0.403061518752102" calcext:value-type="float">
            <text:p>0.40306151875210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262094916" calcext:value-type="float">
            <text:p>3262094916</text:p>
          </table:table-cell>
          <table:table-cell table:formula="of:=[.$C$2]/[.E74]" office:value-type="float" office:value="0.424007676850811" calcext:value-type="float">
            <text:p>0.42400767685081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271868438" calcext:value-type="float">
            <text:p>4271868438</text:p>
          </table:table-cell>
          <table:table-cell table:formula="of:=[.$C$2]/[.E75]" office:value-type="float" office:value="0.323781808141911" calcext:value-type="float">
            <text:p>0.32378180814191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5041267439" calcext:value-type="float">
            <text:p>5041267439</text:p>
          </table:table-cell>
          <table:table-cell table:formula="of:=[.$C$2]/[.E76]" office:value-type="float" office:value="0.274366179484889" calcext:value-type="float">
            <text:p>0.27436617948488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042397233" calcext:value-type="float">
            <text:p>3042397233</text:p>
          </table:table-cell>
          <table:table-cell table:formula="of:=[.$C$2]/[.E77]" office:value-type="float" office:value="0.454626132313472" calcext:value-type="float">
            <text:p>0.45462613231347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4336891219" calcext:value-type="float">
            <text:p>4336891219</text:p>
          </table:table-cell>
          <table:table-cell table:formula="of:=[.$C$2]/[.E78]" office:value-type="float" office:value="0.318927364592494" calcext:value-type="float">
            <text:p>0.31892736459249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5120681722" calcext:value-type="float">
            <text:p>5120681722</text:p>
          </table:table-cell>
          <table:table-cell table:formula="of:=[.$C$2]/[.E79]" office:value-type="float" office:value="0.270111161382586" calcext:value-type="float">
            <text:p>0.27011116138258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5835569870" calcext:value-type="float">
            <text:p>5835569870</text:p>
          </table:table-cell>
          <table:table-cell table:formula="of:=[.$C$2]/[.E80]" office:value-type="float" office:value="0.237021116671164" calcext:value-type="float">
            <text:p>0.23702111667116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3109552160" calcext:value-type="float">
            <text:p>3109552160</text:p>
          </table:table-cell>
          <table:table-cell table:formula="of:=[.$C$2]/[.E81]" office:value-type="float" office:value="0.444807874520426" calcext:value-type="float">
            <text:p>0.44480787452042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3278835098" calcext:value-type="float">
            <text:p>3278835098</text:p>
          </table:table-cell>
          <table:table-cell table:formula="of:=[.$C$2]/[.E82]" office:value-type="float" office:value="0.421842894094822" calcext:value-type="float">
            <text:p>0.42184289409482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4047503731" calcext:value-type="float">
            <text:p>4047503731</text:p>
          </table:table-cell>
          <table:table-cell table:formula="of:=[.$C$2]/[.E83]" office:value-type="float" office:value="0.341729959729591" calcext:value-type="float">
            <text:p>0.34172995972959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5296862681" calcext:value-type="float">
            <text:p>5296862681</text:p>
          </table:table-cell>
          <table:table-cell table:formula="of:=[.$C$2]/[.E84]" office:value-type="float" office:value="0.261126891577048" calcext:value-type="float">
            <text:p>0.26112689157704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783397618" calcext:value-type="float">
            <text:p>4783397618</text:p>
          </table:table-cell>
          <table:table-cell table:formula="of:=[.$C$2]/[.E85]" office:value-type="float" office:value="0.289157079853695" calcext:value-type="float">
            <text:p>0.28915707985369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5256583573" calcext:value-type="float">
            <text:p>5256583573</text:p>
          </table:table-cell>
          <table:table-cell table:formula="of:=[.$C$2]/[.E86]" office:value-type="float" office:value="0.263127803028654" calcext:value-type="float">
            <text:p>0.26312780302865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4496329254" calcext:value-type="float">
            <text:p>4496329254</text:p>
          </table:table-cell>
          <table:table-cell table:formula="of:=[.$C$2]/[.E87]" office:value-type="float" office:value="0.307618327943739" calcext:value-type="float">
            <text:p>0.30761832794373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38853117004" calcext:value-type="float">
            <text:p>38853117004</text:p>
          </table:table-cell>
          <table:table-cell table:formula="of:=[.$E$2]/[.E88]" office:value-type="float" office:value="0.699898938435246" calcext:value-type="float">
            <text:p>0.6998989384352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56669505637" calcext:value-type="float">
            <text:p>56669505637</text:p>
          </table:table-cell>
          <table:table-cell table:formula="of:=[.$E$2]/[.E89]" office:value-type="float" office:value="0.479856936112838" calcext:value-type="float">
            <text:p>0.47985693611283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56643221876" calcext:value-type="float">
            <text:p>56643221876</text:p>
          </table:table-cell>
          <table:table-cell table:formula="of:=[.$E$2]/[.E90]" office:value-type="float" office:value="0.480079600795482" calcext:value-type="float">
            <text:p>0.48007960079548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56864148432" calcext:value-type="float">
            <text:p>56864148432</text:p>
          </table:table-cell>
          <table:table-cell table:formula="of:=[.$E$2]/[.E91]" office:value-type="float" office:value="0.478214412698338" calcext:value-type="float">
            <text:p>0.47821441269833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56161229636" calcext:value-type="float">
            <text:p>56161229636</text:p>
          </table:table-cell>
          <table:table-cell table:formula="of:=[.$E$2]/[.E92]" office:value-type="float" office:value="0.484199785550436" calcext:value-type="float">
            <text:p>0.48419978555043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56145911232" calcext:value-type="float">
            <text:p>56145911232</text:p>
          </table:table-cell>
          <table:table-cell table:formula="of:=[.$E$2]/[.E93]" office:value-type="float" office:value="0.484331890770015" calcext:value-type="float">
            <text:p>0.48433189077001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56149227273" calcext:value-type="float">
            <text:p>56149227273</text:p>
          </table:table-cell>
          <table:table-cell table:formula="of:=[.$E$2]/[.E94]" office:value-type="float" office:value="0.484303287270281" calcext:value-type="float">
            <text:p>0.48430328727028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56152277233" calcext:value-type="float">
            <text:p>56152277233</text:p>
          </table:table-cell>
          <table:table-cell table:formula="of:=[.$E$2]/[.E95]" office:value-type="float" office:value="0.484276981914081" calcext:value-type="float">
            <text:p>0.48427698191408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56162824956" calcext:value-type="float">
            <text:p>56162824956</text:p>
          </table:table-cell>
          <table:table-cell table:formula="of:=[.$E$2]/[.E96]" office:value-type="float" office:value="0.484186031726577" calcext:value-type="float">
            <text:p>0.48418603172657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56146956615" calcext:value-type="float">
            <text:p>56146956615</text:p>
          </table:table-cell>
          <table:table-cell table:formula="of:=[.$E$2]/[.E97]" office:value-type="float" office:value="0.484322873142783" calcext:value-type="float">
            <text:p>0.48432287314278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56634432908" calcext:value-type="float">
            <text:p>56634432908</text:p>
          </table:table-cell>
          <table:table-cell table:formula="of:=[.$E$2]/[.E98]" office:value-type="float" office:value="0.48015410324977" calcext:value-type="float">
            <text:p>0.4801541032497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31445627798" calcext:value-type="float">
            <text:p>31445627798</text:p>
          </table:table-cell>
          <table:table-cell table:formula="of:=[.$E$2]/[.E99]" office:value-type="float" office:value="0.864770629503207" calcext:value-type="float">
            <text:p>0.86477062950320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43304548917" calcext:value-type="float">
            <text:p>43304548917</text:p>
          </table:table-cell>
          <table:table-cell table:formula="of:=[.$E$2]/[.E100]" office:value-type="float" office:value="0.627953783749605" calcext:value-type="float">
            <text:p>0.62795378374960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1260900907" calcext:value-type="float">
            <text:p>31260900907</text:p>
          </table:table-cell>
          <table:table-cell table:formula="of:=[.$E$2]/[.E101]" office:value-type="float" office:value="0.86988073142546" calcext:value-type="float">
            <text:p>0.869880731425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9439268879" calcext:value-type="float">
            <text:p>29439268879</text:p>
          </table:table-cell>
          <table:table-cell table:formula="of:=[.$E$2]/[.E102]" office:value-type="float" office:value="0.923706884765669" calcext:value-type="float">
            <text:p>0.92370688476566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26785058787" calcext:value-type="float">
            <text:p>26785058787</text:p>
          </table:table-cell>
          <table:table-cell table:formula="of:=[.$E$2]/[.E103]" office:value-type="float" office:value="1.01523971114815" calcext:value-type="float">
            <text:p>1.0152397111481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42259944197" calcext:value-type="float">
            <text:p>42259944197</text:p>
          </table:table-cell>
          <table:table-cell table:formula="of:=[.$E$2]/[.E104]" office:value-type="float" office:value="0.643475893371635" calcext:value-type="float">
            <text:p>0.64347589337163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0836745038" calcext:value-type="float">
            <text:p>20836745038</text:p>
          </table:table-cell>
          <table:table-cell table:formula="of:=[.$E$2]/[.E105]" office:value-type="float" office:value="1.30506253718648" calcext:value-type="float">
            <text:p>1.3050625371864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1037966944" calcext:value-type="float">
            <text:p>21037966944</text:p>
          </table:table-cell>
          <table:table-cell table:formula="of:=[.$E$2]/[.E106]" office:value-type="float" office:value="1.29258000159352" calcext:value-type="float">
            <text:p>1.2925800015935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6462451367" calcext:value-type="float">
            <text:p>26462451367</text:p>
          </table:table-cell>
          <table:table-cell table:formula="of:=[.$E$2]/[.E107]" office:value-type="float" office:value="1.02761663947397" calcext:value-type="float">
            <text:p>1.0276166394739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0208611958" calcext:value-type="float">
            <text:p>20208611958</text:p>
          </table:table-cell>
          <table:table-cell table:formula="of:=[.$E$2]/[.E108]" office:value-type="float" office:value="1.3456270723846" calcext:value-type="float">
            <text:p>1.34562707238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8952050052" calcext:value-type="float">
            <text:p>8952050052</text:p>
          </table:table-cell>
          <table:table-cell table:formula="of:=[.$E$2]/[.E109]" office:value-type="float" office:value="3.03765675884762" calcext:value-type="float">
            <text:p>3.0376567588476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84828717" calcext:value-type="float">
            <text:p>84828717</text:p>
          </table:table-cell>
          <table:table-cell table:formula="of:=[.$E$2]/[.E110]" office:value-type="float" office:value="320.566623045825" calcext:value-type="float">
            <text:p>320.56662304582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9073504738" calcext:value-type="float">
            <text:p>9073504738</text:p>
          </table:table-cell>
          <table:table-cell table:formula="of:=[.$E$2]/[.E111]" office:value-type="float" office:value="2.99699577299102" calcext:value-type="float">
            <text:p>2.9969957729910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9091963965" calcext:value-type="float">
            <text:p>9091963965</text:p>
          </table:table-cell>
          <table:table-cell table:formula="of:=[.$E$2]/[.E112]" office:value-type="float" office:value="2.99091103425859" calcext:value-type="float">
            <text:p>2.9909110342585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8512323348" calcext:value-type="float">
            <text:p>8512323348</text:p>
          </table:table-cell>
          <table:table-cell table:formula="of:=[.$E$2]/[.E113]" office:value-type="float" office:value="3.19457499842145" calcext:value-type="float">
            <text:p>3.1945749984214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8737621253" calcext:value-type="float">
            <text:p>8737621253</text:p>
          </table:table-cell>
          <table:table-cell table:formula="of:=[.$E$2]/[.E114]" office:value-type="float" office:value="3.11220348863982" calcext:value-type="float">
            <text:p>3.1122034886398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9003989681" calcext:value-type="float">
            <text:p>9003989681</text:p>
          </table:table-cell>
          <table:table-cell table:formula="of:=[.$E$2]/[.E115]" office:value-type="float" office:value="3.0201339971971" calcext:value-type="float">
            <text:p>3.020133997197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7903370" calcext:value-type="float">
            <text:p>27903370</text:p>
          </table:table-cell>
          <table:table-cell table:formula="of:=[.$E$2]/[.E116]" office:value-type="float" office:value="974.550935818863" calcext:value-type="float">
            <text:p>974.55093581886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8826274625" calcext:value-type="float">
            <text:p>8826274625</text:p>
          </table:table-cell>
          <table:table-cell table:formula="of:=[.$E$2]/[.E117]" office:value-type="float" office:value="3.08094371650032" calcext:value-type="float">
            <text:p>3.0809437165003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8928044104" calcext:value-type="float">
            <text:p>8928044104</text:p>
          </table:table-cell>
          <table:table-cell table:formula="of:=[.$E$2]/[.E118]" office:value-type="float" office:value="3.04582448621829" calcext:value-type="float">
            <text:p>3.0458244862182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6590831542" calcext:value-type="float">
            <text:p>6590831542</text:p>
          </table:table-cell>
          <table:table-cell table:formula="of:=[.$E$2]/[.E119]" office:value-type="float" office:value="4.12592177067663" calcext:value-type="float">
            <text:p>4.1259217706766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6765097035" calcext:value-type="float">
            <text:p>6765097035</text:p>
          </table:table-cell>
          <table:table-cell table:formula="of:=[.$E$2]/[.E120]" office:value-type="float" office:value="4.01964010350666" calcext:value-type="float">
            <text:p>4.0196401035066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6562381832" calcext:value-type="float">
            <text:p>6562381832</text:p>
          </table:table-cell>
          <table:table-cell table:formula="of:=[.$E$2]/[.E121]" office:value-type="float" office:value="4.14380876367146" calcext:value-type="float">
            <text:p>4.143808763671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6567673184" calcext:value-type="float">
            <text:p>6567673184</text:p>
          </table:table-cell>
          <table:table-cell table:formula="of:=[.$E$2]/[.E122]" office:value-type="float" office:value="4.1404702371987" calcext:value-type="float">
            <text:p>4.140470237198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6542085923" calcext:value-type="float">
            <text:p>6542085923</text:p>
          </table:table-cell>
          <table:table-cell table:formula="of:=[.$E$2]/[.E123]" office:value-type="float" office:value="4.15666435232786" calcext:value-type="float">
            <text:p>4.1566643523278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6797426731" calcext:value-type="float">
            <text:p>6797426731</text:p>
          </table:table-cell>
          <table:table-cell table:formula="of:=[.$E$2]/[.E124]" office:value-type="float" office:value="4.00052202431014" calcext:value-type="float">
            <text:p>4.00052202431014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61832615" calcext:value-type="float">
            <text:p>361832615</text:p>
          </table:table-cell>
          <table:table-cell table:formula="of:=[.$E$2]/[.E125]" office:value-type="float" office:value="75.1542404379439" calcext:value-type="float">
            <text:p>75.154240437943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6760623658" calcext:value-type="float">
            <text:p>6760623658</text:p>
          </table:table-cell>
          <table:table-cell table:formula="of:=[.$E$2]/[.E126]" office:value-type="float" office:value="4.02229982345218" calcext:value-type="float">
            <text:p>4.0222998234521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6510772059" calcext:value-type="float">
            <text:p>6510772059</text:p>
          </table:table-cell>
          <table:table-cell table:formula="of:=[.$E$2]/[.E127]" office:value-type="float" office:value="4.17665602475057" calcext:value-type="float">
            <text:p>4.1766560247505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6892200354" calcext:value-type="float">
            <text:p>6892200354</text:p>
          </table:table-cell>
          <table:table-cell table:formula="of:=[.$E$2]/[.E128]" office:value-type="float" office:value="3.94551144036577" calcext:value-type="float">
            <text:p>3.9455114403657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2598752725" calcext:value-type="float">
            <text:p>2598752725</text:p>
          </table:table-cell>
          <table:table-cell table:formula="of:=[.$F$2]/[.E129]" office:value-type="float" office:value="0.689302815449669" calcext:value-type="float">
            <text:p>0.68930281544966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3810587654" calcext:value-type="float">
            <text:p>3810587654</text:p>
          </table:table-cell>
          <table:table-cell table:formula="of:=[.$F$2]/[.E130]" office:value-type="float" office:value="0.470092209562384" calcext:value-type="float">
            <text:p>0.47009220956238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3791988293" calcext:value-type="float">
            <text:p>3791988293</text:p>
          </table:table-cell>
          <table:table-cell table:formula="of:=[.$F$2]/[.E131]" office:value-type="float" office:value="0.472397969505018" calcext:value-type="float">
            <text:p>0.47239796950501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791463150" calcext:value-type="float">
            <text:p>3791463150</text:p>
          </table:table-cell>
          <table:table-cell table:formula="of:=[.$F$2]/[.E132]" office:value-type="float" office:value="0.472463399782746" calcext:value-type="float">
            <text:p>0.472463399782746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3794689471" calcext:value-type="float">
            <text:p>3794689471</text:p>
          </table:table-cell>
          <table:table-cell table:formula="of:=[.$F$2]/[.E133]" office:value-type="float" office:value="0.472061701936295" calcext:value-type="float">
            <text:p>0.47206170193629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3795303606" calcext:value-type="float">
            <text:p>3795303606</text:p>
          </table:table-cell>
          <table:table-cell table:formula="of:=[.$F$2]/[.E134]" office:value-type="float" office:value="0.47198531552735" calcext:value-type="float">
            <text:p>0.4719853155273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3813245215" calcext:value-type="float">
            <text:p>3813245215</text:p>
          </table:table-cell>
          <table:table-cell table:formula="of:=[.$F$2]/[.E135]" office:value-type="float" office:value="0.469764588690371" calcext:value-type="float">
            <text:p>0.46976458869037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797807247" calcext:value-type="float">
            <text:p>3797807247</text:p>
          </table:table-cell>
          <table:table-cell table:formula="of:=[.$F$2]/[.E136]" office:value-type="float" office:value="0.471674167090766" calcext:value-type="float">
            <text:p>0.471674167090766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3792115920" calcext:value-type="float">
            <text:p>3792115920</text:p>
          </table:table-cell>
          <table:table-cell table:formula="of:=[.$F$2]/[.E137]" office:value-type="float" office:value="0.472382070535439" calcext:value-type="float">
            <text:p>0.47238207053543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3793584302" calcext:value-type="float">
            <text:p>3793584302</text:p>
          </table:table-cell>
          <table:table-cell table:formula="of:=[.$F$2]/[.E138]" office:value-type="float" office:value="0.472199225691545" calcext:value-type="float">
            <text:p>0.47219922569154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793011505" calcext:value-type="float">
            <text:p>3793011505</text:p>
          </table:table-cell>
          <table:table-cell table:formula="of:=[.$F$2]/[.E139]" office:value-type="float" office:value="0.472270534280913" calcext:value-type="float">
            <text:p>0.47227053428091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740213279" calcext:value-type="float">
            <text:p>1740213279</text:p>
          </table:table-cell>
          <table:table-cell table:formula="of:=[.$F$2]/[.E140]" office:value-type="float" office:value="1.02937242901018" calcext:value-type="float">
            <text:p>1.0293724290101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730021983" calcext:value-type="float">
            <text:p>1730021983</text:p>
          </table:table-cell>
          <table:table-cell table:formula="of:=[.$F$2]/[.E141]" office:value-type="float" office:value="1.03543630520445" calcext:value-type="float">
            <text:p>1.0354363052044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025077190" calcext:value-type="float">
            <text:p>3025077190</text:p>
          </table:table-cell>
          <table:table-cell table:formula="of:=[.$F$2]/[.E142]" office:value-type="float" office:value="0.59215929296667" calcext:value-type="float">
            <text:p>0.5921592929666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759952614" calcext:value-type="float">
            <text:p>1759952614</text:p>
          </table:table-cell>
          <table:table-cell table:formula="of:=[.$F$2]/[.E143]" office:value-type="float" office:value="1.01782715952147" calcext:value-type="float">
            <text:p>1.0178271595214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758430161" calcext:value-type="float">
            <text:p>1758430161</text:p>
          </table:table-cell>
          <table:table-cell table:formula="of:=[.$F$2]/[.E144]" office:value-type="float" office:value="1.01870839668793" calcext:value-type="float">
            <text:p>1.0187083966879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958433927" calcext:value-type="float">
            <text:p>1958433927</text:p>
          </table:table-cell>
          <table:table-cell table:formula="of:=[.$F$2]/[.E145]" office:value-type="float" office:value="0.91467347726355" calcext:value-type="float">
            <text:p>0.9146734772635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964546093" calcext:value-type="float">
            <text:p>1964546093</text:p>
          </table:table-cell>
          <table:table-cell table:formula="of:=[.$F$2]/[.E146]" office:value-type="float" office:value="0.911827712458768" calcext:value-type="float">
            <text:p>0.91182771245876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3669270311" calcext:value-type="float">
            <text:p>3669270311</text:p>
          </table:table-cell>
          <table:table-cell table:formula="of:=[.$F$2]/[.E147]" office:value-type="float" office:value="0.488197221292155" calcext:value-type="float">
            <text:p>0.48819722129215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920224447" calcext:value-type="float">
            <text:p>1920224447</text:p>
          </table:table-cell>
          <table:table-cell table:formula="of:=[.$F$2]/[.E148]" office:value-type="float" office:value="0.932874056883622" calcext:value-type="float">
            <text:p>0.93287405688362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012518167" calcext:value-type="float">
            <text:p>2012518167</text:p>
          </table:table-cell>
          <table:table-cell table:formula="of:=[.$F$2]/[.E149]" office:value-type="float" office:value="0.890092620962661" calcext:value-type="float">
            <text:p>0.89009262096266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357557995" calcext:value-type="float">
            <text:p>1357557995</text:p>
          </table:table-cell>
          <table:table-cell table:formula="of:=[.$F$2]/[.E150]" office:value-type="float" office:value="1.31952194793711" calcext:value-type="float">
            <text:p>1.3195219479371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917865166" calcext:value-type="float">
            <text:p>917865166</text:p>
          </table:table-cell>
          <table:table-cell table:formula="of:=[.$F$2]/[.E151]" office:value-type="float" office:value="1.95162387282491" calcext:value-type="float">
            <text:p>1.9516238728249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712756383" calcext:value-type="float">
            <text:p>712756383</text:p>
          </table:table-cell>
          <table:table-cell table:formula="of:=[.$F$2]/[.E152]" office:value-type="float" office:value="2.51323960433757" calcext:value-type="float">
            <text:p>2.5132396043375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740627282" calcext:value-type="float">
            <text:p>740627282</text:p>
          </table:table-cell>
          <table:table-cell table:formula="of:=[.$F$2]/[.E153]" office:value-type="float" office:value="2.4186626843703" calcext:value-type="float">
            <text:p>2.418662684370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638306382" calcext:value-type="float">
            <text:p>638306382</text:p>
          </table:table-cell>
          <table:table-cell table:formula="of:=[.$F$2]/[.E154]" office:value-type="float" office:value="2.80637577895939" calcext:value-type="float">
            <text:p>2.8063757789593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728792780" calcext:value-type="float">
            <text:p>728792780</text:p>
          </table:table-cell>
          <table:table-cell table:formula="of:=[.$F$2]/[.E155]" office:value-type="float" office:value="2.45793813983722" calcext:value-type="float">
            <text:p>2.4579381398372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667183319" calcext:value-type="float">
            <text:p>667183319</text:p>
          </table:table-cell>
          <table:table-cell table:formula="of:=[.$F$2]/[.E156]" office:value-type="float" office:value="2.68491060700515" calcext:value-type="float">
            <text:p>2.6849106070051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060247729" calcext:value-type="float">
            <text:p>1060247729</text:p>
          </table:table-cell>
          <table:table-cell table:formula="of:=[.$F$2]/[.E157]" office:value-type="float" office:value="1.68953681390059" calcext:value-type="float">
            <text:p>1.6895368139005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219386879" calcext:value-type="float">
            <text:p>1219386879</text:p>
          </table:table-cell>
          <table:table-cell table:formula="of:=[.$F$2]/[.E158]" office:value-type="float" office:value="1.46903956475982" calcext:value-type="float">
            <text:p>1.4690395647598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066310578" calcext:value-type="float">
            <text:p>2066310578</text:p>
          </table:table-cell>
          <table:table-cell table:formula="of:=[.$F$2]/[.E159]" office:value-type="float" office:value="0.866920776127392" calcext:value-type="float">
            <text:p>0.86692077612739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523089414" calcext:value-type="float">
            <text:p>523089414</text:p>
          </table:table-cell>
          <table:table-cell table:formula="of:=[.$F$2]/[.E160]" office:value-type="float" office:value="3.42451504858785" calcext:value-type="float">
            <text:p>3.4245150485878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565660077" calcext:value-type="float">
            <text:p>565660077</text:p>
          </table:table-cell>
          <table:table-cell table:formula="of:=[.$F$2]/[.E161]" office:value-type="float" office:value="3.16679158179303" calcext:value-type="float">
            <text:p>3.1667915817930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648296004" calcext:value-type="float">
            <text:p>648296004</text:p>
          </table:table-cell>
          <table:table-cell table:formula="of:=[.$F$2]/[.E162]" office:value-type="float" office:value="2.76313220958863" calcext:value-type="float">
            <text:p>2.7631322095886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5205477" calcext:value-type="float">
            <text:p>5205477</text:p>
          </table:table-cell>
          <table:table-cell table:formula="of:=[.$F$2]/[.E163]" office:value-type="float" office:value="344.123616337177" calcext:value-type="float">
            <text:p>344.12361633717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547164603" calcext:value-type="float">
            <text:p>547164603</text:p>
          </table:table-cell>
          <table:table-cell table:formula="of:=[.$F$2]/[.E164]" office:value-type="float" office:value="3.27383672148836" calcext:value-type="float">
            <text:p>3.27383672148836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588381067" calcext:value-type="float">
            <text:p>588381067</text:p>
          </table:table-cell>
          <table:table-cell table:formula="of:=[.$F$2]/[.E165]" office:value-type="float" office:value="3.04450239898695" calcext:value-type="float">
            <text:p>3.0445023989869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81907835" calcext:value-type="float">
            <text:p>381907835</text:p>
          </table:table-cell>
          <table:table-cell table:formula="of:=[.$F$2]/[.E166]" office:value-type="float" office:value="4.69047085666624" calcext:value-type="float">
            <text:p>4.6904708566662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19619398" calcext:value-type="float">
            <text:p>419619398</text:p>
          </table:table-cell>
          <table:table-cell table:formula="of:=[.$F$2]/[.E167]" office:value-type="float" office:value="4.26893413063807" calcext:value-type="float">
            <text:p>4.2689341306380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00544005" calcext:value-type="float">
            <text:p>400544005</text:p>
          </table:table-cell>
          <table:table-cell table:formula="of:=[.$F$2]/[.E168]" office:value-type="float" office:value="4.47223662728394" calcext:value-type="float">
            <text:p>4.4722366272839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950430059" calcext:value-type="float">
            <text:p>950430059</text:p>
          </table:table-cell>
          <table:table-cell table:formula="of:=[.$F$2]/[.E169]" office:value-type="float" office:value="1.88475475184861" calcext:value-type="float">
            <text:p>1.884754751848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ividing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<text:s/>Thread Count</text:p>
          </table:table-cell>
          <table:table-cell office:value-type="string" calcext:value-type="string">
            <text:p><text:s/>schedule type</text:p>
          </table:table-cell>
          <table:table-cell office:value-type="string" calcext:value-type="string">
            <text:p><text:s/>schedule num</text:p>
          </table:table-cell>
          <table:table-cell office:value-type="string" calcext:value-type="string">
            <text:p><text:s/>Exec Time (nanoseconds)</text:p>
          </table:table-cell>
          <table:table-cell/>
        </table:table-row>
        <table:table-row table:style-name="ro1">
          <table:table-cell office:value-type="string" calcext:value-type="string">
            <text:p>rmat15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6459791" calcext:value-type="float">
            <text:p>6459791</text:p>
          </table:table-cell>
          <table:table-cell table:formula="of:=[.$D$2]/[.E173]" office:value-type="float" office:value="0.671265835071135" calcext:value-type="float">
            <text:p>0.67126583507113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3313446" calcext:value-type="float">
            <text:p>13313446</text:p>
          </table:table-cell>
          <table:table-cell table:formula="of:=[.$D$2]/[.E174]" office:value-type="float" office:value="0.325703578172022" calcext:value-type="float">
            <text:p>0.32570357817202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3955553" calcext:value-type="float">
            <text:p>13955553</text:p>
          </table:table-cell>
          <table:table-cell table:formula="of:=[.$D$2]/[.E175]" office:value-type="float" office:value="0.310717676325689" calcext:value-type="float">
            <text:p>0.31071767632568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9509102" calcext:value-type="float">
            <text:p>9509102</text:p>
          </table:table-cell>
          <table:table-cell table:formula="of:=[.$D$2]/[.E176]" office:value-type="float" office:value="0.456009095285759" calcext:value-type="float">
            <text:p>0.45600909528575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9437035" calcext:value-type="float">
            <text:p>9437035</text:p>
          </table:table-cell>
          <table:table-cell table:formula="of:=[.$D$2]/[.E177]" office:value-type="float" office:value="0.459491461036226" calcext:value-type="float">
            <text:p>0.45949146103622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2564455" calcext:value-type="float">
            <text:p>12564455</text:p>
          </table:table-cell>
          <table:table-cell table:formula="of:=[.$D$2]/[.E178]" office:value-type="float" office:value="0.345119386395988" calcext:value-type="float">
            <text:p>0.34511938639598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1830390" calcext:value-type="float">
            <text:p>11830390</text:p>
          </table:table-cell>
          <table:table-cell table:formula="of:=[.$D$2]/[.E179]" office:value-type="float" office:value="0.366533732193106" calcext:value-type="float">
            <text:p>0.36653373219310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3067140" calcext:value-type="float">
            <text:p>13067140</text:p>
          </table:table-cell>
          <table:table-cell table:formula="of:=[.$D$2]/[.E180]" office:value-type="float" office:value="0.331842851610988" calcext:value-type="float">
            <text:p>0.33184285161098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9408951" calcext:value-type="float">
            <text:p>9408951</text:p>
          </table:table-cell>
          <table:table-cell table:formula="of:=[.$D$2]/[.E181]" office:value-type="float" office:value="0.46086295911202" calcext:value-type="float">
            <text:p>0.4608629591120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2587615" calcext:value-type="float">
            <text:p>12587615</text:p>
          </table:table-cell>
          <table:table-cell table:formula="of:=[.$D$2]/[.E182]" office:value-type="float" office:value="0.344484399943913" calcext:value-type="float">
            <text:p>0.34448439994391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4307835" calcext:value-type="float">
            <text:p>14307835</text:p>
          </table:table-cell>
          <table:table-cell table:formula="of:=[.$D$2]/[.E183]" office:value-type="float" office:value="0.303067305430905" calcext:value-type="float">
            <text:p>0.30306730543090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21181791" calcext:value-type="float">
            <text:p>21181791</text:p>
          </table:table-cell>
          <table:table-cell table:formula="of:=[.$D$2]/[.E184]" office:value-type="float" office:value="0.204715314205489" calcext:value-type="float">
            <text:p>0.20471531420548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9998023" calcext:value-type="float">
            <text:p>19998023</text:p>
          </table:table-cell>
          <table:table-cell table:formula="of:=[.$D$2]/[.E185]" office:value-type="float" office:value="0.21683328397012" calcext:value-type="float">
            <text:p>0.2168332839701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1952612" calcext:value-type="float">
            <text:p>21952612</text:p>
          </table:table-cell>
          <table:table-cell table:formula="of:=[.$D$2]/[.E186]" office:value-type="float" office:value="0.197527155310721" calcext:value-type="float">
            <text:p>0.19752715531072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4403397" calcext:value-type="float">
            <text:p>14403397</text:p>
          </table:table-cell>
          <table:table-cell table:formula="of:=[.$D$2]/[.E187]" office:value-type="float" office:value="0.30105654936818" calcext:value-type="float">
            <text:p>0.3010565493681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9922064" calcext:value-type="float">
            <text:p>19922064</text:p>
          </table:table-cell>
          <table:table-cell table:formula="of:=[.$D$2]/[.E188]" office:value-type="float" office:value="0.217660027595534" calcext:value-type="float">
            <text:p>0.21766002759553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21381440" calcext:value-type="float">
            <text:p>21381440</text:p>
          </table:table-cell>
          <table:table-cell table:formula="of:=[.$D$2]/[.E189]" office:value-type="float" office:value="0.202803786835686" calcext:value-type="float">
            <text:p>0.20280378683568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3036239" calcext:value-type="float">
            <text:p>23036239</text:p>
          </table:table-cell>
          <table:table-cell table:formula="of:=[.$D$2]/[.E190]" office:value-type="float" office:value="0.188235458053721" calcext:value-type="float">
            <text:p>0.18823545805372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1340032" calcext:value-type="float">
            <text:p>21340032</text:p>
          </table:table-cell>
          <table:table-cell table:formula="of:=[.$D$2]/[.E191]" office:value-type="float" office:value="0.203197305421098" calcext:value-type="float">
            <text:p>0.20319730542109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2209411" calcext:value-type="float">
            <text:p>22209411</text:p>
          </table:table-cell>
          <table:table-cell table:formula="of:=[.$D$2]/[.E192]" office:value-type="float" office:value="0.195243223694676" calcext:value-type="float">
            <text:p>0.195243223694676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7283458" calcext:value-type="float">
            <text:p>37283458</text:p>
          </table:table-cell>
          <table:table-cell table:formula="of:=[.$D$2]/[.E193]" office:value-type="float" office:value="0.116304582048157" calcext:value-type="float">
            <text:p>0.116304582048157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3675222" calcext:value-type="float">
            <text:p>13675222</text:p>
          </table:table-cell>
          <table:table-cell table:formula="of:=[.$D$2]/[.E194]" office:value-type="float" office:value="0.317087137598205" calcext:value-type="float">
            <text:p>0.31708713759820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2131285" calcext:value-type="float">
            <text:p>12131285</text:p>
          </table:table-cell>
          <table:table-cell table:formula="of:=[.$D$2]/[.E195]" office:value-type="float" office:value="0.357442513303413" calcext:value-type="float">
            <text:p>0.35744251330341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14062132" calcext:value-type="float">
            <text:p>14062132</text:p>
          </table:table-cell>
          <table:table-cell table:formula="of:=[.$D$2]/[.E196]" office:value-type="float" office:value="0.308362700620361" calcext:value-type="float">
            <text:p>0.30836270062036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5944951" calcext:value-type="float">
            <text:p>15944951</text:p>
          </table:table-cell>
          <table:table-cell table:formula="of:=[.$D$2]/[.E197]" office:value-type="float" office:value="0.271950475106509" calcext:value-type="float">
            <text:p>0.27195047510650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5854572" calcext:value-type="float">
            <text:p>15854572</text:p>
          </table:table-cell>
          <table:table-cell table:formula="of:=[.$D$2]/[.E198]" office:value-type="float" office:value="0.273500729001073" calcext:value-type="float">
            <text:p>0.27350072900107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9798556" calcext:value-type="float">
            <text:p>19798556</text:p>
          </table:table-cell>
          <table:table-cell table:formula="of:=[.$D$2]/[.E199]" office:value-type="float" office:value="0.219017841503188" calcext:value-type="float">
            <text:p>0.21901784150318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3183465" calcext:value-type="float">
            <text:p>13183465</text:p>
          </table:table-cell>
          <table:table-cell table:formula="of:=[.$D$2]/[.E200]" office:value-type="float" office:value="0.328914818676274" calcext:value-type="float">
            <text:p>0.328914818676274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3686262" calcext:value-type="float">
            <text:p>13686262</text:p>
          </table:table-cell>
          <table:table-cell table:formula="of:=[.$D$2]/[.E201]" office:value-type="float" office:value="0.316831359797145" calcext:value-type="float">
            <text:p>0.31683135979714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5378233" calcext:value-type="float">
            <text:p>25378233</text:p>
          </table:table-cell>
          <table:table-cell table:formula="of:=[.$D$2]/[.E202]" office:value-type="float" office:value="0.170864417550268" calcext:value-type="float">
            <text:p>0.17086441755026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4949523" calcext:value-type="float">
            <text:p>14949523</text:p>
          </table:table-cell>
          <table:table-cell table:formula="of:=[.$D$2]/[.E203]" office:value-type="float" office:value="0.290058552369865" calcext:value-type="float">
            <text:p>0.29005855236986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6008830" calcext:value-type="float">
            <text:p>16008830</text:p>
          </table:table-cell>
          <table:table-cell table:formula="of:=[.$D$2]/[.E204]" office:value-type="float" office:value="0.270865328696725" calcext:value-type="float">
            <text:p>0.270865328696725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36464261" calcext:value-type="float">
            <text:p>36464261</text:p>
          </table:table-cell>
          <table:table-cell table:formula="of:=[.$D$2]/[.E205]" office:value-type="float" office:value="0.118917451803013" calcext:value-type="float">
            <text:p>0.11891745180301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3372755" calcext:value-type="float">
            <text:p>33372755</text:p>
          </table:table-cell>
          <table:table-cell table:formula="of:=[.$D$2]/[.E206]" office:value-type="float" office:value="0.129933444212202" calcext:value-type="float">
            <text:p>0.129933444212202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9619844" calcext:value-type="float">
            <text:p>19619844</text:p>
          </table:table-cell>
          <table:table-cell table:formula="of:=[.$D$2]/[.E207]" office:value-type="float" office:value="0.221012817431168" calcext:value-type="float">
            <text:p>0.22101281743116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6464775" calcext:value-type="float">
            <text:p>6464775</text:p>
          </table:table-cell>
          <table:table-cell table:formula="of:=[.$D$2]/[.E208]" office:value-type="float" office:value="0.670748324574328" calcext:value-type="float">
            <text:p>0.670748324574328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39163800" calcext:value-type="float">
            <text:p>39163800</text:p>
          </table:table-cell>
          <table:table-cell table:formula="of:=[.$D$2]/[.E209]" office:value-type="float" office:value="0.110720537843621" calcext:value-type="float">
            <text:p>0.110720537843621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7090408" calcext:value-type="float">
            <text:p>17090408</text:p>
          </table:table-cell>
          <table:table-cell table:formula="of:=[.$D$2]/[.E210]" office:value-type="float" office:value="0.25372343363599" calcext:value-type="float">
            <text:p>0.25372343363599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4310240" calcext:value-type="float">
            <text:p>44310240</text:p>
          </table:table-cell>
          <table:table-cell table:formula="of:=[.$D$2]/[.E211]" office:value-type="float" office:value="0.0978608330715428" calcext:value-type="float">
            <text:p>0.09786083307154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5375076" calcext:value-type="float">
            <text:p>25375076</text:p>
          </table:table-cell>
          <table:table-cell table:formula="of:=[.$D$2]/[.E212]" office:value-type="float" office:value="0.170885675376893" calcext:value-type="float">
            <text:p>0.170885675376893</text:p>
          </table:table-cell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1956446" calcext:value-type="float">
            <text:p>31956446</text:p>
          </table:table-cell>
          <table:table-cell table:formula="of:=[.$D$2]/[.E213]" office:value-type="float" office:value="0.135692091667515" calcext:value-type="float">
            <text:p>0.13569209166751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1903053933" calcext:value-type="float">
            <text:p>1903053933</text:p>
          </table:table-cell>
          <table:table-cell table:formula="of:=[.$C$2]/[.E214]" office:value-type="float" office:value="0.726807192909966" calcext:value-type="float">
            <text:p>0.72680719290996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3345361574" calcext:value-type="float">
            <text:p>3345361574</text:p>
          </table:table-cell>
          <table:table-cell table:formula="of:=[.$C$2]/[.E215]" office:value-type="float" office:value="0.413454048659435" calcext:value-type="float">
            <text:p>0.41345404865943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842339795" calcext:value-type="float">
            <text:p>2842339795</text:p>
          </table:table-cell>
          <table:table-cell table:formula="of:=[.$C$2]/[.E216]" office:value-type="float" office:value="0.486624888914803" calcext:value-type="float">
            <text:p>0.486624888914803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598361717" calcext:value-type="float">
            <text:p>2598361717</text:p>
          </table:table-cell>
          <table:table-cell table:formula="of:=[.$C$2]/[.E217]" office:value-type="float" office:value="0.532317451396626" calcext:value-type="float">
            <text:p>0.53231745139662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684366876" calcext:value-type="float">
            <text:p>2684366876</text:p>
          </table:table-cell>
          <table:table-cell table:formula="of:=[.$C$2]/[.E218]" office:value-type="float" office:value="0.515262388076048" calcext:value-type="float">
            <text:p>0.51526238807604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2492983200" calcext:value-type="float">
            <text:p>2492983200</text:p>
          </table:table-cell>
          <table:table-cell table:formula="of:=[.$C$2]/[.E219]" office:value-type="float" office:value="0.554818535078776" calcext:value-type="float">
            <text:p>0.55481853507877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2653983017" calcext:value-type="float">
            <text:p>2653983017</text:p>
          </table:table-cell>
          <table:table-cell table:formula="of:=[.$C$2]/[.E220]" office:value-type="float" office:value="0.521161317966339" calcext:value-type="float">
            <text:p>0.52116131796633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590588767" calcext:value-type="float">
            <text:p>2590588767</text:p>
          </table:table-cell>
          <table:table-cell table:formula="of:=[.$C$2]/[.E221]" office:value-type="float" office:value="0.533914646978781" calcext:value-type="float">
            <text:p>0.53391464697878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595064712" calcext:value-type="float">
            <text:p>2595064712</text:p>
          </table:table-cell>
          <table:table-cell table:formula="of:=[.$C$2]/[.E222]" office:value-type="float" office:value="0.532993755648587" calcext:value-type="float">
            <text:p>0.53299375564858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625204281" calcext:value-type="float">
            <text:p>2625204281</text:p>
          </table:table-cell>
          <table:table-cell table:formula="of:=[.$C$2]/[.E223]" office:value-type="float" office:value="0.526874535825885" calcext:value-type="float">
            <text:p>0.52687453582588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663718883" calcext:value-type="float">
            <text:p>2663718883</text:p>
          </table:table-cell>
          <table:table-cell table:formula="of:=[.$C$2]/[.E224]" office:value-type="float" office:value="0.519256478537341" calcext:value-type="float">
            <text:p>0.51925647853734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5329490486" calcext:value-type="float">
            <text:p>5329490486</text:p>
          </table:table-cell>
          <table:table-cell table:formula="of:=[.$C$2]/[.E225]" office:value-type="float" office:value="0.259528240201084" calcext:value-type="float">
            <text:p>0.25952824020108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3768955526" calcext:value-type="float">
            <text:p>3768955526</text:p>
          </table:table-cell>
          <table:table-cell table:formula="of:=[.$C$2]/[.E226]" office:value-type="float" office:value="0.366985833995219" calcext:value-type="float">
            <text:p>0.36698583399521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865565369" calcext:value-type="float">
            <text:p>3865565369</text:p>
          </table:table-cell>
          <table:table-cell table:formula="of:=[.$C$2]/[.E227]" office:value-type="float" office:value="0.357813968971326" calcext:value-type="float">
            <text:p>0.35781396897132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4959212294" calcext:value-type="float">
            <text:p>4959212294</text:p>
          </table:table-cell>
          <table:table-cell table:formula="of:=[.$C$2]/[.E228]" office:value-type="float" office:value="0.278905843307703" calcext:value-type="float">
            <text:p>0.278905843307703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4175768130" calcext:value-type="float">
            <text:p>4175768130</text:p>
          </table:table-cell>
          <table:table-cell table:formula="of:=[.$C$2]/[.E229]" office:value-type="float" office:value="0.331233259112977" calcext:value-type="float">
            <text:p>0.33123325911297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5459022969" calcext:value-type="float">
            <text:p>5459022969</text:p>
          </table:table-cell>
          <table:table-cell table:formula="of:=[.$C$2]/[.E230]" office:value-type="float" office:value="0.253370116750648" calcext:value-type="float">
            <text:p>0.25337011675064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4237073312" calcext:value-type="float">
            <text:p>4237073312</text:p>
          </table:table-cell>
          <table:table-cell table:formula="of:=[.$C$2]/[.E231]" office:value-type="float" office:value="0.326440725744044" calcext:value-type="float">
            <text:p>0.32644072574404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232724204" calcext:value-type="float">
            <text:p>4232724204</text:p>
          </table:table-cell>
          <table:table-cell table:formula="of:=[.$C$2]/[.E232]" office:value-type="float" office:value="0.326776142346552" calcext:value-type="float">
            <text:p>0.32677614234655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3648148835" calcext:value-type="float">
            <text:p>3648148835</text:p>
          </table:table-cell>
          <table:table-cell table:formula="of:=[.$C$2]/[.E233]" office:value-type="float" office:value="0.379138393074909" calcext:value-type="float">
            <text:p>0.37913839307490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5072121177" calcext:value-type="float">
            <text:p>5072121177</text:p>
          </table:table-cell>
          <table:table-cell table:formula="of:=[.$C$2]/[.E234]" office:value-type="float" office:value="0.272697208669232" calcext:value-type="float">
            <text:p>0.27269720866923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4372145140" calcext:value-type="float">
            <text:p>4372145140</text:p>
          </table:table-cell>
          <table:table-cell table:formula="of:=[.$C$2]/[.E235]" office:value-type="float" office:value="0.316355757347982" calcext:value-type="float">
            <text:p>0.31635575734798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5459339090" calcext:value-type="float">
            <text:p>5459339090</text:p>
          </table:table-cell>
          <table:table-cell table:formula="of:=[.$C$2]/[.E236]" office:value-type="float" office:value="0.253355445448251" calcext:value-type="float">
            <text:p>0.25335544544825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5610002074" calcext:value-type="float">
            <text:p>5610002074</text:p>
          </table:table-cell>
          <table:table-cell table:formula="of:=[.$C$2]/[.E237]" office:value-type="float" office:value="0.246551296907774" calcext:value-type="float">
            <text:p>0.246551296907774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5868940938" calcext:value-type="float">
            <text:p>5868940938</text:p>
          </table:table-cell>
          <table:table-cell table:formula="of:=[.$C$2]/[.E238]" office:value-type="float" office:value="0.235673403704646" calcext:value-type="float">
            <text:p>0.23567340370464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4303435906" calcext:value-type="float">
            <text:p>4303435906</text:p>
          </table:table-cell>
          <table:table-cell table:formula="of:=[.$C$2]/[.E239]" office:value-type="float" office:value="0.3214067357368" calcext:value-type="float">
            <text:p>0.321406735736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4263068476" calcext:value-type="float">
            <text:p>4263068476</text:p>
          </table:table-cell>
          <table:table-cell table:formula="of:=[.$C$2]/[.E240]" office:value-type="float" office:value="0.324450168883471" calcext:value-type="float">
            <text:p>0.32445016888347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4519127734" calcext:value-type="float">
            <text:p>4519127734</text:p>
          </table:table-cell>
          <table:table-cell table:formula="of:=[.$C$2]/[.E241]" office:value-type="float" office:value="0.306066428836198" calcext:value-type="float">
            <text:p>0.30606642883619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6887409281" calcext:value-type="float">
            <text:p>6887409281</text:p>
          </table:table-cell>
          <table:table-cell table:formula="of:=[.$C$2]/[.E242]" office:value-type="float" office:value="0.20082344907477" calcext:value-type="float">
            <text:p>0.2008234490747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476844406" calcext:value-type="float">
            <text:p>4476844406</text:p>
          </table:table-cell>
          <table:table-cell table:formula="of:=[.$C$2]/[.E243]" office:value-type="float" office:value="0.308957194301025" calcext:value-type="float">
            <text:p>0.308957194301025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4359722751" calcext:value-type="float">
            <text:p>4359722751</text:p>
          </table:table-cell>
          <table:table-cell table:formula="of:=[.$C$2]/[.E244]" office:value-type="float" office:value="0.317257166567012" calcext:value-type="float">
            <text:p>0.31725716656701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4301358014" calcext:value-type="float">
            <text:p>4301358014</text:p>
          </table:table-cell>
          <table:table-cell table:formula="of:=[.$C$2]/[.E245]" office:value-type="float" office:value="0.321562000302726" calcext:value-type="float">
            <text:p>0.32156200030272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4727103766" calcext:value-type="float">
            <text:p>4727103766</text:p>
          </table:table-cell>
          <table:table-cell table:formula="of:=[.$C$2]/[.E246]" office:value-type="float" office:value="0.292600576477381" calcext:value-type="float">
            <text:p>0.292600576477381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4798224966" calcext:value-type="float">
            <text:p>4798224966</text:p>
          </table:table-cell>
          <table:table-cell table:formula="of:=[.$C$2]/[.E247]" office:value-type="float" office:value="0.288263534286316" calcext:value-type="float">
            <text:p>0.288263534286316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4667402415" calcext:value-type="float">
            <text:p>4667402415</text:p>
          </table:table-cell>
          <table:table-cell table:formula="of:=[.$C$2]/[.E248]" office:value-type="float" office:value="0.296343268485882" calcext:value-type="float">
            <text:p>0.296343268485882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4294199812" calcext:value-type="float">
            <text:p>4294199812</text:p>
          </table:table-cell>
          <table:table-cell table:formula="of:=[.$C$2]/[.E249]" office:value-type="float" office:value="0.322098027002568" calcext:value-type="float">
            <text:p>0.32209802700256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4604223282" calcext:value-type="float">
            <text:p>4604223282</text:p>
          </table:table-cell>
          <table:table-cell table:formula="of:=[.$C$2]/[.E250]" office:value-type="float" office:value="0.300409689601148" calcext:value-type="float">
            <text:p>0.300409689601148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5873094449" calcext:value-type="float">
            <text:p>5873094449</text:p>
          </table:table-cell>
          <table:table-cell table:formula="of:=[.$C$2]/[.E251]" office:value-type="float" office:value="0.235506733121839" calcext:value-type="float">
            <text:p>0.235506733121839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4753989369" calcext:value-type="float">
            <text:p>4753989369</text:p>
          </table:table-cell>
          <table:table-cell table:formula="of:=[.$C$2]/[.E252]" office:value-type="float" office:value="0.290945809853787" calcext:value-type="float">
            <text:p>0.290945809853787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672613241" calcext:value-type="float">
            <text:p>4672613241</text:p>
          </table:table-cell>
          <table:table-cell table:formula="of:=[.$C$2]/[.E253]" office:value-type="float" office:value="0.296012791057363" calcext:value-type="float">
            <text:p>0.296012791057363</text:p>
          </table:table-cell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6593014756" calcext:value-type="float">
            <text:p>6593014756</text:p>
          </table:table-cell>
          <table:table-cell table:formula="of:=[.$C$2]/[.E254]" office:value-type="float" office:value="0.20979071611227" calcext:value-type="float">
            <text:p>0.2097907161122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24933451611" calcext:value-type="float">
            <text:p>24933451611</text:p>
          </table:table-cell>
          <table:table-cell table:formula="of:=[.$E$2]/[.E255]" office:value-type="float" office:value="1.09063340969619" calcext:value-type="float">
            <text:p>1.0906334096961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35478353152" calcext:value-type="float">
            <text:p>35478353152</text:p>
          </table:table-cell>
          <table:table-cell table:formula="of:=[.$E$2]/[.E256]" office:value-type="float" office:value="0.766474566322057" calcext:value-type="float">
            <text:p>0.76647456632205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35497052051" calcext:value-type="float">
            <text:p>35497052051</text:p>
          </table:table-cell>
          <table:table-cell table:formula="of:=[.$E$2]/[.E257]" office:value-type="float" office:value="0.76607080799077" calcext:value-type="float">
            <text:p>0.7660708079907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35487405487" calcext:value-type="float">
            <text:p>35487405487</text:p>
          </table:table-cell>
          <table:table-cell table:formula="of:=[.$E$2]/[.E258]" office:value-type="float" office:value="0.766279049505651" calcext:value-type="float">
            <text:p>0.76627904950565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35509463581" calcext:value-type="float">
            <text:p>35509463581</text:p>
          </table:table-cell>
          <table:table-cell table:formula="of:=[.$E$2]/[.E259]" office:value-type="float" office:value="0.765803045263411" calcext:value-type="float">
            <text:p>0.76580304526341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35497410236" calcext:value-type="float">
            <text:p>35497410236</text:p>
          </table:table-cell>
          <table:table-cell table:formula="of:=[.$E$2]/[.E260]" office:value-type="float" office:value="0.7660630779882" calcext:value-type="float">
            <text:p>0.766063077988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35481498581" calcext:value-type="float">
            <text:p>35481498581</text:p>
          </table:table-cell>
          <table:table-cell table:formula="of:=[.$E$2]/[.E261]" office:value-type="float" office:value="0.766406618478108" calcext:value-type="float">
            <text:p>0.76640661847810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35508592362" calcext:value-type="float">
            <text:p>35508592362</text:p>
          </table:table-cell>
          <table:table-cell table:formula="of:=[.$E$2]/[.E262]" office:value-type="float" office:value="0.765821834579431" calcext:value-type="float">
            <text:p>0.76582183457943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36038434041" calcext:value-type="float">
            <text:p>36038434041</text:p>
          </table:table-cell>
          <table:table-cell table:formula="of:=[.$E$2]/[.E263]" office:value-type="float" office:value="0.754562623755043" calcext:value-type="float">
            <text:p>0.75456262375504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35499716671" calcext:value-type="float">
            <text:p>35499716671</text:p>
          </table:table-cell>
          <table:table-cell table:formula="of:=[.$E$2]/[.E264]" office:value-type="float" office:value="0.766013306472792" calcext:value-type="float">
            <text:p>0.76601330647279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35515638614" calcext:value-type="float">
            <text:p>35515638614</text:p>
          </table:table-cell>
          <table:table-cell table:formula="of:=[.$E$2]/[.E265]" office:value-type="float" office:value="0.765669896620713" calcext:value-type="float">
            <text:p>0.76566989662071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1864812219" calcext:value-type="float">
            <text:p>11864812219</text:p>
          </table:table-cell>
          <table:table-cell table:formula="of:=[.$E$2]/[.E266]" office:value-type="float" office:value="2.29192462923715" calcext:value-type="float">
            <text:p>2.2919246292371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3206913892" calcext:value-type="float">
            <text:p>13206913892</text:p>
          </table:table-cell>
          <table:table-cell table:formula="of:=[.$E$2]/[.E267]" office:value-type="float" office:value="2.05901663086273" calcext:value-type="float">
            <text:p>2.0590166308627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14747366051" calcext:value-type="float">
            <text:p>14747366051</text:p>
          </table:table-cell>
          <table:table-cell table:formula="of:=[.$E$2]/[.E268]" office:value-type="float" office:value="1.84393980945201" calcext:value-type="float">
            <text:p>1.8439398094520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1366542029" calcext:value-type="float">
            <text:p>11366542029</text:p>
          </table:table-cell>
          <table:table-cell table:formula="of:=[.$E$2]/[.E269]" office:value-type="float" office:value="2.39239473857753" calcext:value-type="float">
            <text:p>2.3923947385775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1288350532" calcext:value-type="float">
            <text:p>11288350532</text:p>
          </table:table-cell>
          <table:table-cell table:formula="of:=[.$E$2]/[.E270]" office:value-type="float" office:value="2.40896624080844" calcext:value-type="float">
            <text:p>2.40896624080844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1072263632" calcext:value-type="float">
            <text:p>11072263632</text:p>
          </table:table-cell>
          <table:table-cell table:formula="of:=[.$E$2]/[.E271]" office:value-type="float" office:value="2.45597975714818" calcext:value-type="float">
            <text:p>2.4559797571481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1587884658" calcext:value-type="float">
            <text:p>11587884658</text:p>
          </table:table-cell>
          <table:table-cell table:formula="of:=[.$E$2]/[.E272]" office:value-type="float" office:value="2.34669710206568" calcext:value-type="float">
            <text:p>2.3466971020656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0024360578" calcext:value-type="float">
            <text:p>20024360578</text:p>
          </table:table-cell>
          <table:table-cell table:formula="of:=[.$E$2]/[.E273]" office:value-type="float" office:value="1.35800867348924" calcext:value-type="float">
            <text:p>1.35800867348924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6090372951" calcext:value-type="float">
            <text:p>16090372951</text:p>
          </table:table-cell>
          <table:table-cell table:formula="of:=[.$E$2]/[.E274]" office:value-type="float" office:value="1.69003263186078" calcext:value-type="float">
            <text:p>1.6900326318607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2838386896" calcext:value-type="float">
            <text:p>12838386896</text:p>
          </table:table-cell>
          <table:table-cell table:formula="of:=[.$E$2]/[.E275]" office:value-type="float" office:value="2.11812087969342" calcext:value-type="float">
            <text:p>2.1181208796934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7961786007" calcext:value-type="float">
            <text:p>7961786007</text:p>
          </table:table-cell>
          <table:table-cell table:formula="of:=[.$E$2]/[.E276]" office:value-type="float" office:value="3.415471770039" calcext:value-type="float">
            <text:p>3.41547177003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8617876792" calcext:value-type="float">
            <text:p>8617876792</text:p>
          </table:table-cell>
          <table:table-cell table:formula="of:=[.$E$2]/[.E277]" office:value-type="float" office:value="3.15544721772346" calcext:value-type="float">
            <text:p>3.155447217723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8180237566" calcext:value-type="float">
            <text:p>8180237566</text:p>
          </table:table-cell>
          <table:table-cell table:formula="of:=[.$E$2]/[.E278]" office:value-type="float" office:value="3.32426230003697" calcext:value-type="float">
            <text:p>3.3242623000369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8385130277" calcext:value-type="float">
            <text:p>8385130277</text:p>
          </table:table-cell>
          <table:table-cell table:formula="of:=[.$E$2]/[.E279]" office:value-type="float" office:value="3.24303313695552" calcext:value-type="float">
            <text:p>3.24303313695552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8258668208" calcext:value-type="float">
            <text:p>8258668208</text:p>
          </table:table-cell>
          <table:table-cell table:formula="of:=[.$E$2]/[.E280]" office:value-type="float" office:value="3.29269255782167" calcext:value-type="float">
            <text:p>3.2926925578216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9316480610" calcext:value-type="float">
            <text:p>9316480610</text:p>
          </table:table-cell>
          <table:table-cell table:formula="of:=[.$E$2]/[.E281]" office:value-type="float" office:value="2.91883346129779" calcext:value-type="float">
            <text:p>2.91883346129779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8363823851" calcext:value-type="float">
            <text:p>8363823851</text:p>
          </table:table-cell>
          <table:table-cell table:formula="of:=[.$E$2]/[.E282]" office:value-type="float" office:value="3.25129460285665" calcext:value-type="float">
            <text:p>3.2512946028566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8585775927" calcext:value-type="float">
            <text:p>8585775927</text:p>
          </table:table-cell>
          <table:table-cell table:formula="of:=[.$E$2]/[.E283]" office:value-type="float" office:value="3.16724493828035" calcext:value-type="float">
            <text:p>3.1672449382803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8094418754" calcext:value-type="float">
            <text:p>8094418754</text:p>
          </table:table-cell>
          <table:table-cell table:formula="of:=[.$E$2]/[.E284]" office:value-type="float" office:value="3.3595068617573" calcext:value-type="float">
            <text:p>3.359506861757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9019041402" calcext:value-type="float">
            <text:p>9019041402</text:p>
          </table:table-cell>
          <table:table-cell table:formula="of:=[.$E$2]/[.E285]" office:value-type="float" office:value="3.01509374820808" calcext:value-type="float">
            <text:p>3.01509374820808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7934990975" calcext:value-type="float">
            <text:p>7934990975</text:p>
          </table:table-cell>
          <table:table-cell table:formula="of:=[.$E$2]/[.E286]" office:value-type="float" office:value="3.42700520160327" calcext:value-type="float">
            <text:p>3.4270052016032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5228396595" calcext:value-type="float">
            <text:p>5228396595</text:p>
          </table:table-cell>
          <table:table-cell table:formula="of:=[.$E$2]/[.E287]" office:value-type="float" office:value="5.20106974516917" calcext:value-type="float">
            <text:p>5.20106974516917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7550938249" calcext:value-type="float">
            <text:p>7550938249</text:p>
          </table:table-cell>
          <table:table-cell table:formula="of:=[.$E$2]/[.E288]" office:value-type="float" office:value="3.60130813539646" calcext:value-type="float">
            <text:p>3.6013081353964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8550335566" calcext:value-type="float">
            <text:p>8550335566</text:p>
          </table:table-cell>
          <table:table-cell table:formula="of:=[.$E$2]/[.E289]" office:value-type="float" office:value="3.18037287964845" calcext:value-type="float">
            <text:p>3.18037287964845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7508284657" calcext:value-type="float">
            <text:p>7508284657</text:p>
          </table:table-cell>
          <table:table-cell table:formula="of:=[.$E$2]/[.E290]" office:value-type="float" office:value="3.62176670015403" calcext:value-type="float">
            <text:p>3.62176670015403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7535436483" calcext:value-type="float">
            <text:p>7535436483</text:p>
          </table:table-cell>
          <table:table-cell table:formula="of:=[.$E$2]/[.E291]" office:value-type="float" office:value="3.60871668248391" calcext:value-type="float">
            <text:p>3.6087166824839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7319650808" calcext:value-type="float">
            <text:p>7319650808</text:p>
          </table:table-cell>
          <table:table-cell table:formula="of:=[.$E$2]/[.E292]" office:value-type="float" office:value="3.71510281833106" calcext:value-type="float">
            <text:p>3.7151028183310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8902430295" calcext:value-type="float">
            <text:p>8902430295</text:p>
          </table:table-cell>
          <table:table-cell table:formula="of:=[.$E$2]/[.E293]" office:value-type="float" office:value="3.05458784229661" calcext:value-type="float">
            <text:p>3.05458784229661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5256794349" calcext:value-type="float">
            <text:p>5256794349</text:p>
          </table:table-cell>
          <table:table-cell table:formula="of:=[.$E$2]/[.E294]" office:value-type="float" office:value="5.17297302131916" calcext:value-type="float">
            <text:p>5.17297302131916</text:p>
          </table:table-cell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5754374103" calcext:value-type="float">
            <text:p>5754374103</text:p>
          </table:table-cell>
          <table:table-cell table:formula="of:=[.$E$2]/[.E295]" office:value-type="float" office:value="4.72566692037332" calcext:value-type="float">
            <text:p>4.7256669203733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string" calcext:value-type="string">
            <text:p><text:s/>serial</text:p>
          </table:table-cell>
          <table:table-cell table:number-columns-repeated="2" office:value-type="string" calcext:value-type="string">
            <text:p><text:s/>N/A</text:p>
          </table:table-cell>
          <table:table-cell office:value-type="float" office:value="1788119614" calcext:value-type="float">
            <text:p>1788119614</text:p>
          </table:table-cell>
          <table:table-cell table:formula="of:=[.$F$2]/[.E296]" office:value-type="float" office:value="1.0017940388187" calcext:value-type="float">
            <text:p>1.001794038818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2469661670" calcext:value-type="float">
            <text:p>2469661670</text:p>
          </table:table-cell>
          <table:table-cell table:formula="of:=[.$F$2]/[.E297]" office:value-type="float" office:value="0.725333187035291" calcext:value-type="float">
            <text:p>0.72533318703529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473822406" calcext:value-type="float">
            <text:p>2473822406</text:p>
          </table:table-cell>
          <table:table-cell table:formula="of:=[.$F$2]/[.E298]" office:value-type="float" office:value="0.724113245015212" calcext:value-type="float">
            <text:p>0.72411324501521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477026126" calcext:value-type="float">
            <text:p>2477026126</text:p>
          </table:table-cell>
          <table:table-cell table:formula="of:=[.$F$2]/[.E299]" office:value-type="float" office:value="0.723176696118546" calcext:value-type="float">
            <text:p>0.723176696118546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2522154504" calcext:value-type="float">
            <text:p>2522154504</text:p>
          </table:table-cell>
          <table:table-cell table:formula="of:=[.$F$2]/[.E300]" office:value-type="float" office:value="0.710237048189971" calcext:value-type="float">
            <text:p>0.71023704818997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2470144125" calcext:value-type="float">
            <text:p>2470144125</text:p>
          </table:table-cell>
          <table:table-cell table:formula="of:=[.$F$2]/[.E301]" office:value-type="float" office:value="0.725191518936167" calcext:value-type="float">
            <text:p>0.72519151893616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2475680372" calcext:value-type="float">
            <text:p>2475680372</text:p>
          </table:table-cell>
          <table:table-cell table:formula="of:=[.$F$2]/[.E302]" office:value-type="float" office:value="0.723569807419388" calcext:value-type="float">
            <text:p>0.72356980741938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2516209331" calcext:value-type="float">
            <text:p>2516209331</text:p>
          </table:table-cell>
          <table:table-cell table:formula="of:=[.$F$2]/[.E303]" office:value-type="float" office:value="0.71191516060712" calcext:value-type="float">
            <text:p>0.7119151606071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2467351691" calcext:value-type="float">
            <text:p>2467351691</text:p>
          </table:table-cell>
          <table:table-cell table:formula="of:=[.$F$2]/[.E304]" office:value-type="float" office:value="0.726012257001752" calcext:value-type="float">
            <text:p>0.72601225700175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2518051762" calcext:value-type="float">
            <text:p>2518051762</text:p>
          </table:table-cell>
          <table:table-cell table:formula="of:=[.$F$2]/[.E305]" office:value-type="float" office:value="0.711394260051752" calcext:value-type="float">
            <text:p>0.71139426005175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2518325300" calcext:value-type="float">
            <text:p>2518325300</text:p>
          </table:table-cell>
          <table:table-cell table:formula="of:=[.$F$2]/[.E306]" office:value-type="float" office:value="0.711316989111772" calcext:value-type="float">
            <text:p>0.71131698911177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1688711824" calcext:value-type="float">
            <text:p>1688711824</text:p>
          </table:table-cell>
          <table:table-cell table:formula="of:=[.$F$2]/[.E307]" office:value-type="float" office:value="1.0607656940288" calcext:value-type="float">
            <text:p>1.060765694028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1419020590" calcext:value-type="float">
            <text:p>1419020590</text:p>
          </table:table-cell>
          <table:table-cell table:formula="of:=[.$F$2]/[.E308]" office:value-type="float" office:value="1.26236897661929" calcext:value-type="float">
            <text:p>1.2623689766192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2481344914" calcext:value-type="float">
            <text:p>2481344914</text:p>
          </table:table-cell>
          <table:table-cell table:formula="of:=[.$F$2]/[.E309]" office:value-type="float" office:value="0.721918004987194" calcext:value-type="float">
            <text:p>0.72191800498719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1610019334" calcext:value-type="float">
            <text:p>1610019334</text:p>
          </table:table-cell>
          <table:table-cell table:formula="of:=[.$F$2]/[.E310]" office:value-type="float" office:value="1.11261245885138" calcext:value-type="float">
            <text:p>1.1126124588513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1545710714" calcext:value-type="float">
            <text:p>1545710714</text:p>
          </table:table-cell>
          <table:table-cell table:formula="of:=[.$F$2]/[.E311]" office:value-type="float" office:value="1.15890221486813" calcext:value-type="float">
            <text:p>1.1589022148681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1472291726" calcext:value-type="float">
            <text:p>1472291726</text:p>
          </table:table-cell>
          <table:table-cell table:formula="of:=[.$F$2]/[.E312]" office:value-type="float" office:value="1.21669336203279" calcext:value-type="float">
            <text:p>1.2166933620327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1755205939" calcext:value-type="float">
            <text:p>1755205939</text:p>
          </table:table-cell>
          <table:table-cell table:formula="of:=[.$F$2]/[.E313]" office:value-type="float" office:value="1.02057971101703" calcext:value-type="float">
            <text:p>1.0205797110170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1814890954" calcext:value-type="float">
            <text:p>1814890954</text:p>
          </table:table-cell>
          <table:table-cell table:formula="of:=[.$F$2]/[.E314]" office:value-type="float" office:value="0.987016639237709" calcext:value-type="float">
            <text:p>0.98701663923770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1545142729" calcext:value-type="float">
            <text:p>1545142729</text:p>
          </table:table-cell>
          <table:table-cell table:formula="of:=[.$F$2]/[.E315]" office:value-type="float" office:value="1.15932822022165" calcext:value-type="float">
            <text:p>1.1593282202216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1628990394" calcext:value-type="float">
            <text:p>1628990394</text:p>
          </table:table-cell>
          <table:table-cell table:formula="of:=[.$F$2]/[.E316]" office:value-type="float" office:value="1.09965508489057" calcext:value-type="float">
            <text:p>1.0996550848905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641496728" calcext:value-type="float">
            <text:p>641496728</text:p>
          </table:table-cell>
          <table:table-cell table:formula="of:=[.$F$2]/[.E317]" office:value-type="float" office:value="2.79241887263375" calcext:value-type="float">
            <text:p>2.7924188726337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2492112485" calcext:value-type="float">
            <text:p>2492112485</text:p>
          </table:table-cell>
          <table:table-cell table:formula="of:=[.$F$2]/[.E318]" office:value-type="float" office:value="0.71879884266139" calcext:value-type="float">
            <text:p>0.7187988426613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664109880" calcext:value-type="float">
            <text:p>664109880</text:p>
          </table:table-cell>
          <table:table-cell table:formula="of:=[.$F$2]/[.E319]" office:value-type="float" office:value="2.69733612455818" calcext:value-type="float">
            <text:p>2.6973361245581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721811401" calcext:value-type="float">
            <text:p>721811401</text:p>
          </table:table-cell>
          <table:table-cell table:formula="of:=[.$F$2]/[.E320]" office:value-type="float" office:value="2.48171138266629" calcext:value-type="float">
            <text:p>2.4817113826662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621030761" calcext:value-type="float">
            <text:p>621030761</text:p>
          </table:table-cell>
          <table:table-cell table:formula="of:=[.$F$2]/[.E321]" office:value-type="float" office:value="2.88444257916558" calcext:value-type="float">
            <text:p>2.88444257916558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629248146" calcext:value-type="float">
            <text:p>629248146</text:p>
          </table:table-cell>
          <table:table-cell table:formula="of:=[.$F$2]/[.E322]" office:value-type="float" office:value="2.8467744901389" calcext:value-type="float">
            <text:p>2.846774490138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649253784" calcext:value-type="float">
            <text:p>649253784</text:p>
          </table:table-cell>
          <table:table-cell table:formula="of:=[.$F$2]/[.E323]" office:value-type="float" office:value="2.75905603347242" calcext:value-type="float">
            <text:p>2.7590560334724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675797276" calcext:value-type="float">
            <text:p>675797276</text:p>
          </table:table-cell>
          <table:table-cell table:formula="of:=[.$F$2]/[.E324]" office:value-type="float" office:value="2.65068776335227" calcext:value-type="float">
            <text:p>2.6506877633522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639181963" calcext:value-type="float">
            <text:p>639181963</text:p>
          </table:table-cell>
          <table:table-cell table:formula="of:=[.$F$2]/[.E325]" office:value-type="float" office:value="2.80253147568872" calcext:value-type="float">
            <text:p>2.8025314756887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651104469" calcext:value-type="float">
            <text:p>651104469</text:p>
          </table:table-cell>
          <table:table-cell table:formula="of:=[.$F$2]/[.E326]" office:value-type="float" office:value="2.75121375338003" calcext:value-type="float">
            <text:p>2.75121375338003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" calcext:value-type="float">
            <text:p>1</text:p>
          </table:table-cell>
          <table:table-cell office:value-type="float" office:value="457766762" calcext:value-type="float">
            <text:p>457766762</text:p>
          </table:table-cell>
          <table:table-cell table:formula="of:=[.$F$2]/[.E327]" office:value-type="float" office:value="3.91318837167999" calcext:value-type="float">
            <text:p>3.9131883716799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8" calcext:value-type="float">
            <text:p>8</text:p>
          </table:table-cell>
          <table:table-cell office:value-type="float" office:value="679759019" calcext:value-type="float">
            <text:p>679759019</text:p>
          </table:table-cell>
          <table:table-cell table:formula="of:=[.$F$2]/[.E328]" office:value-type="float" office:value="2.63523913612097" calcext:value-type="float">
            <text:p>2.63523913612097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32" calcext:value-type="float">
            <text:p>32</text:p>
          </table:table-cell>
          <table:table-cell office:value-type="float" office:value="442795631" calcext:value-type="float">
            <text:p>442795631</text:p>
          </table:table-cell>
          <table:table-cell table:formula="of:=[.$F$2]/[.E329]" office:value-type="float" office:value="4.04549513271959" calcext:value-type="float">
            <text:p>4.04549513271959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128" calcext:value-type="float">
            <text:p>128</text:p>
          </table:table-cell>
          <table:table-cell office:value-type="float" office:value="372254859" calcext:value-type="float">
            <text:p>372254859</text:p>
          </table:table-cell>
          <table:table-cell table:formula="of:=[.$F$2]/[.E330]" office:value-type="float" office:value="4.81209990062212" calcext:value-type="float">
            <text:p>4.81209990062212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static</text:p>
          </table:table-cell>
          <table:table-cell office:value-type="float" office:value="512" calcext:value-type="float">
            <text:p>512</text:p>
          </table:table-cell>
          <table:table-cell office:value-type="float" office:value="756181922" calcext:value-type="float">
            <text:p>756181922</text:p>
          </table:table-cell>
          <table:table-cell table:formula="of:=[.$F$2]/[.E331]" office:value-type="float" office:value="2.36891086375376" calcext:value-type="float">
            <text:p>2.36891086375376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" calcext:value-type="float">
            <text:p>1</text:p>
          </table:table-cell>
          <table:table-cell office:value-type="float" office:value="494133292" calcext:value-type="float">
            <text:p>494133292</text:p>
          </table:table-cell>
          <table:table-cell table:formula="of:=[.$F$2]/[.E332]" office:value-type="float" office:value="3.62519101424965" calcext:value-type="float">
            <text:p>3.62519101424965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8" calcext:value-type="float">
            <text:p>8</text:p>
          </table:table-cell>
          <table:table-cell office:value-type="float" office:value="870422856" calcext:value-type="float">
            <text:p>870422856</text:p>
          </table:table-cell>
          <table:table-cell table:formula="of:=[.$F$2]/[.E333]" office:value-type="float" office:value="2.05799693522754" calcext:value-type="float">
            <text:p>2.0579969352275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32" calcext:value-type="float">
            <text:p>32</text:p>
          </table:table-cell>
          <table:table-cell office:value-type="float" office:value="377877446" calcext:value-type="float">
            <text:p>377877446</text:p>
          </table:table-cell>
          <table:table-cell table:formula="of:=[.$F$2]/[.E334]" office:value-type="float" office:value="4.74049877536221" calcext:value-type="float">
            <text:p>4.74049877536221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128" calcext:value-type="float">
            <text:p>128</text:p>
          </table:table-cell>
          <table:table-cell office:value-type="float" office:value="404811212" calcext:value-type="float">
            <text:p>404811212</text:p>
          </table:table-cell>
          <table:table-cell table:formula="of:=[.$F$2]/[.E335]" office:value-type="float" office:value="4.4250937644484" calcext:value-type="float">
            <text:p>4.4250937644484</text:p>
          </table:table-cell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ynamic</text:p>
          </table:table-cell>
          <table:table-cell office:value-type="float" office:value="512" calcext:value-type="float">
            <text:p>512</text:p>
          </table:table-cell>
          <table:table-cell office:value-type="float" office:value="716162563" calcext:value-type="float">
            <text:p>716162563</text:p>
          </table:table-cell>
          <table:table-cell table:formula="of:=[.$F$2]/[.E336]" office:value-type="float" office:value="2.50128624777054" calcext:value-type="float">
            <text:p>2.501286247770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Serial (CAS) Runtime (ns)</text:p>
          </table:table-cell>
          <table:table-cell office:value-type="string" calcext:value-type="string">
            <text:p>Serial (Assignment 5) Runtime (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at15</text:p>
          </table:table-cell>
          <table:table-cell office:value-type="float" office:value="6459791" calcext:value-type="float">
            <text:p>6459791</text:p>
          </table:table-cell>
          <table:table-cell office:value-type="float" office:value="4336237" calcext:value-type="float">
            <text:p>4336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mat22</text:p>
          </table:table-cell>
          <table:table-cell office:value-type="float" office:value="1903053933" calcext:value-type="float">
            <text:p>1903053933</text:p>
          </table:table-cell>
          <table:table-cell office:value-type="float" office:value="1383153287" calcext:value-type="float">
            <text:p>1383153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dFLA</text:p>
          </table:table-cell>
          <table:table-cell office:value-type="float" office:value="24933451611" calcext:value-type="float">
            <text:p>24933451611</text:p>
          </table:table-cell>
          <table:table-cell office:value-type="float" office:value="27193255346" calcext:value-type="float">
            <text:p>27193255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adNY</text:p>
          </table:table-cell>
          <table:table-cell office:value-type="float" office:value="1788119614" calcext:value-type="float">
            <text:p>1788119614</text:p>
          </table:table-cell>
          <table:table-cell office:value-type="float" office:value="1791327570" calcext:value-type="float">
            <text:p>179132757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15 Stat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7]" office:value-type="float" office:value="0.329057664052005" calcext:value-type="float">
            <text:p>0.329057664052005</text:p>
          </table:table-cell>
          <table:table-cell table:formula="of:=[.F8]" office:value-type="float" office:value="0.335222619796303" calcext:value-type="float">
            <text:p>0.335222619796303</text:p>
          </table:table-cell>
          <table:table-cell table:formula="of:=[.F9]" office:value-type="float" office:value="0.289399996342654" calcext:value-type="float">
            <text:p>0.289399996342654</text:p>
          </table:table-cell>
          <table:table-cell table:formula="of:=[.F10]" office:value-type="float" office:value="0.318649976767601" calcext:value-type="float">
            <text:p>0.318649976767601</text:p>
          </table:table-cell>
          <table:table-cell table:formula="of:=[.F11]" office:value-type="float" office:value="0.315212558033268" calcext:value-type="float">
            <text:p>0.3152125580332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7]" office:value-type="float" office:value="0.349156297361196" calcext:value-type="float">
            <text:p>0.349156297361196</text:p>
          </table:table-cell>
          <table:table-cell table:formula="of:=[.F18]" office:value-type="float" office:value="0.172532016845939" calcext:value-type="float">
            <text:p>0.172532016845939</text:p>
          </table:table-cell>
          <table:table-cell table:formula="of:=[.F19]" office:value-type="float" office:value="0.249325747559748" calcext:value-type="float">
            <text:p>0.249325747559748</text:p>
          </table:table-cell>
          <table:table-cell table:formula="of:=[.F20]" office:value-type="float" office:value="0.226770653318471" calcext:value-type="float">
            <text:p>0.226770653318471</text:p>
          </table:table-cell>
          <table:table-cell table:formula="of:=[.F21]" office:value-type="float" office:value="0.296682848317142" calcext:value-type="float">
            <text:p>0.296682848317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7]" office:value-type="float" office:value="0.171386351665019" calcext:value-type="float">
            <text:p>0.171386351665019</text:p>
          </table:table-cell>
          <table:table-cell table:formula="of:=[.F28]" office:value-type="float" office:value="0.27488798419734" calcext:value-type="float">
            <text:p>0.27488798419734</text:p>
          </table:table-cell>
          <table:table-cell table:formula="of:=[.F29]" office:value-type="float" office:value="0.290540826661399" calcext:value-type="float">
            <text:p>0.290540826661399</text:p>
          </table:table-cell>
          <table:table-cell table:formula="of:=[.F30]" office:value-type="float" office:value="0.307298812485401" calcext:value-type="float">
            <text:p>0.307298812485401</text:p>
          </table:table-cell>
          <table:table-cell table:formula="of:=[.F31]" office:value-type="float" office:value="0.266459012873704" calcext:value-type="float">
            <text:p>0.266459012873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37]" office:value-type="float" office:value="0.201470355856838" calcext:value-type="float">
            <text:p>0.201470355856838</text:p>
          </table:table-cell>
          <table:table-cell table:formula="of:=[.F38]" office:value-type="float" office:value="0.385283901219886" calcext:value-type="float">
            <text:p>0.385283901219886</text:p>
          </table:table-cell>
          <table:table-cell table:formula="of:=[.F39]" office:value-type="float" office:value="0.165228301329466" calcext:value-type="float">
            <text:p>0.165228301329466</text:p>
          </table:table-cell>
          <table:table-cell table:formula="of:=[.F40]" office:value-type="float" office:value="0.178363083294792" calcext:value-type="float">
            <text:p>0.178363083294792</text:p>
          </table:table-cell>
          <table:table-cell table:formula="of:=[.F41]" office:value-type="float" office:value="0.12197697669751" calcext:value-type="float">
            <text:p>0.1219769766975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22 Stat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48]" office:value-type="float" office:value="0.535970419407344" calcext:value-type="float">
            <text:p>0.535970419407344</text:p>
          </table:table-cell>
          <table:table-cell table:formula="of:=[.F49]" office:value-type="float" office:value="0.554781415656988" calcext:value-type="float">
            <text:p>0.554781415656988</text:p>
          </table:table-cell>
          <table:table-cell table:formula="of:=[.F50]" office:value-type="float" office:value="0.553506942361784" calcext:value-type="float">
            <text:p>0.553506942361784</text:p>
          </table:table-cell>
          <table:table-cell table:formula="of:=[.F51]" office:value-type="float" office:value="0.533345438765956" calcext:value-type="float">
            <text:p>0.533345438765956</text:p>
          </table:table-cell>
          <table:table-cell table:formula="of:=[.F52]" office:value-type="float" office:value="0.48126741875589" calcext:value-type="float">
            <text:p>0.48126741875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58]" office:value-type="float" office:value="0.452082750101995" calcext:value-type="float">
            <text:p>0.452082750101995</text:p>
          </table:table-cell>
          <table:table-cell table:formula="of:=[.F59]" office:value-type="float" office:value="0.465034799535636" calcext:value-type="float">
            <text:p>0.465034799535636</text:p>
          </table:table-cell>
          <table:table-cell table:formula="of:=[.F60]" office:value-type="float" office:value="0.455446752479528" calcext:value-type="float">
            <text:p>0.455446752479528</text:p>
          </table:table-cell>
          <table:table-cell table:formula="of:=[.F61]" office:value-type="float" office:value="0.365936615510017" calcext:value-type="float">
            <text:p>0.365936615510017</text:p>
          </table:table-cell>
          <table:table-cell table:formula="of:=[.F62]" office:value-type="float" office:value="0.466376056690561" calcext:value-type="float">
            <text:p>0.4663760566905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68]" office:value-type="float" office:value="0.332022477030271" calcext:value-type="float">
            <text:p>0.332022477030271</text:p>
          </table:table-cell>
          <table:table-cell table:formula="of:=[.F69]" office:value-type="float" office:value="0.3635081879576" calcext:value-type="float">
            <text:p>0.3635081879576</text:p>
          </table:table-cell>
          <table:table-cell table:formula="of:=[.F70]" office:value-type="float" office:value="0.423977513587032" calcext:value-type="float">
            <text:p>0.423977513587032</text:p>
          </table:table-cell>
          <table:table-cell table:formula="of:=[.F71]" office:value-type="float" office:value="0.475752730912645" calcext:value-type="float">
            <text:p>0.475752730912645</text:p>
          </table:table-cell>
          <table:table-cell table:formula="of:=[.F72]" office:value-type="float" office:value="0.396372533458092" calcext:value-type="float">
            <text:p>0.396372533458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78]" office:value-type="float" office:value="0.318927364592494" calcext:value-type="float">
            <text:p>0.318927364592494</text:p>
          </table:table-cell>
          <table:table-cell table:formula="of:=[.F79]" office:value-type="float" office:value="0.270111161382586" calcext:value-type="float">
            <text:p>0.270111161382586</text:p>
          </table:table-cell>
          <table:table-cell table:formula="of:=[.F80]" office:value-type="float" office:value="0.237021116671164" calcext:value-type="float">
            <text:p>0.237021116671164</text:p>
          </table:table-cell>
          <table:table-cell table:formula="of:=[.F81]" office:value-type="float" office:value="0.444807874520426" calcext:value-type="float">
            <text:p>0.444807874520426</text:p>
          </table:table-cell>
          <table:table-cell table:formula="of:=[.F82]" office:value-type="float" office:value="0.421842894094822" calcext:value-type="float">
            <text:p>0.42184289409482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NY Stat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30]" office:value-type="float" office:value="0.470092209562384" calcext:value-type="float">
            <text:p>0.470092209562384</text:p>
          </table:table-cell>
          <table:table-cell table:formula="of:=[.F131]" office:value-type="float" office:value="0.472397969505018" calcext:value-type="float">
            <text:p>0.472397969505018</text:p>
          </table:table-cell>
          <table:table-cell table:formula="of:=[.F132]" office:value-type="float" office:value="0.472463399782746" calcext:value-type="float">
            <text:p>0.472463399782746</text:p>
          </table:table-cell>
          <table:table-cell table:formula="of:=[.F133]" office:value-type="float" office:value="0.472061701936295" calcext:value-type="float">
            <text:p>0.472061701936295</text:p>
          </table:table-cell>
          <table:table-cell table:formula="of:=[.F134]" office:value-type="float" office:value="0.47198531552735" calcext:value-type="float">
            <text:p>0.471985315527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40]" office:value-type="float" office:value="1.02937242901018" calcext:value-type="float">
            <text:p>1.02937242901018</text:p>
          </table:table-cell>
          <table:table-cell table:formula="of:=[.F141]" office:value-type="float" office:value="1.03543630520445" calcext:value-type="float">
            <text:p>1.03543630520445</text:p>
          </table:table-cell>
          <table:table-cell table:formula="of:=[.F142]" office:value-type="float" office:value="0.59215929296667" calcext:value-type="float">
            <text:p>0.59215929296667</text:p>
          </table:table-cell>
          <table:table-cell table:formula="of:=[.F143]" office:value-type="float" office:value="1.01782715952147" calcext:value-type="float">
            <text:p>1.01782715952147</text:p>
          </table:table-cell>
          <table:table-cell table:formula="of:=[.F144]" office:value-type="float" office:value="1.01870839668793" calcext:value-type="float">
            <text:p>1.018708396687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50]" office:value-type="float" office:value="1.31952194793711" calcext:value-type="float">
            <text:p>1.31952194793711</text:p>
          </table:table-cell>
          <table:table-cell table:formula="of:=[.F151]" office:value-type="float" office:value="1.95162387282491" calcext:value-type="float">
            <text:p>1.95162387282491</text:p>
          </table:table-cell>
          <table:table-cell table:formula="of:=[.F152]" office:value-type="float" office:value="2.51323960433757" calcext:value-type="float">
            <text:p>2.51323960433757</text:p>
          </table:table-cell>
          <table:table-cell table:formula="of:=[.F153]" office:value-type="float" office:value="2.4186626843703" calcext:value-type="float">
            <text:p>2.4186626843703</text:p>
          </table:table-cell>
          <table:table-cell table:formula="of:=[.F154]" office:value-type="float" office:value="2.80637577895939" calcext:value-type="float">
            <text:p>2.806375778959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60]" office:value-type="float" office:value="3.42451504858785" calcext:value-type="float">
            <text:p>3.42451504858785</text:p>
          </table:table-cell>
          <table:table-cell table:formula="of:=[.F161]" office:value-type="float" office:value="3.16679158179303" calcext:value-type="float">
            <text:p>3.16679158179303</text:p>
          </table:table-cell>
          <table:table-cell table:formula="of:=[.F162]" office:value-type="float" office:value="2.76313220958863" calcext:value-type="float">
            <text:p>2.76313220958863</text:p>
          </table:table-cell>
          <table:table-cell table:formula="of:=[.F163]" office:value-type="float" office:value="344.123616337177" calcext:value-type="float">
            <text:p>344.123616337177</text:p>
          </table:table-cell>
          <table:table-cell table:formula="of:=[.F164]" office:value-type="float" office:value="3.27383672148836" calcext:value-type="float">
            <text:p>3.273836721488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FLA Stat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89]" office:value-type="float" office:value="0.479856936112838" calcext:value-type="float">
            <text:p>0.479856936112838</text:p>
          </table:table-cell>
          <table:table-cell table:formula="of:=[.F90]" office:value-type="float" office:value="0.480079600795482" calcext:value-type="float">
            <text:p>0.480079600795482</text:p>
          </table:table-cell>
          <table:table-cell table:formula="of:=[.F91]" office:value-type="float" office:value="0.478214412698338" calcext:value-type="float">
            <text:p>0.478214412698338</text:p>
          </table:table-cell>
          <table:table-cell table:formula="of:=[.F92]" office:value-type="float" office:value="0.484199785550436" calcext:value-type="float">
            <text:p>0.484199785550436</text:p>
          </table:table-cell>
          <table:table-cell table:formula="of:=[.F93]" office:value-type="float" office:value="0.484331890770015" calcext:value-type="float">
            <text:p>0.4843318907700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99]" office:value-type="float" office:value="0.864770629503207" calcext:value-type="float">
            <text:p>0.864770629503207</text:p>
          </table:table-cell>
          <table:table-cell table:formula="of:=[.F100]" office:value-type="float" office:value="0.627953783749605" calcext:value-type="float">
            <text:p>0.627953783749605</text:p>
          </table:table-cell>
          <table:table-cell table:formula="of:=[.F101]" office:value-type="float" office:value="0.86988073142546" calcext:value-type="float">
            <text:p>0.86988073142546</text:p>
          </table:table-cell>
          <table:table-cell table:formula="of:=[.F102]" office:value-type="float" office:value="0.923706884765669" calcext:value-type="float">
            <text:p>0.923706884765669</text:p>
          </table:table-cell>
          <table:table-cell table:formula="of:=[.F103]" office:value-type="float" office:value="1.01523971114815" calcext:value-type="float">
            <text:p>1.01523971114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09]" office:value-type="float" office:value="3.03765675884762" calcext:value-type="float">
            <text:p>3.03765675884762</text:p>
          </table:table-cell>
          <table:table-cell table:formula="of:=[.F110]" office:value-type="float" office:value="320.566623045825" calcext:value-type="float">
            <text:p>320.566623045825</text:p>
          </table:table-cell>
          <table:table-cell table:formula="of:=[.F111]" office:value-type="float" office:value="2.99699577299102" calcext:value-type="float">
            <text:p>2.99699577299102</text:p>
          </table:table-cell>
          <table:table-cell table:formula="of:=[.F112]" office:value-type="float" office:value="2.99091103425859" calcext:value-type="float">
            <text:p>2.99091103425859</text:p>
          </table:table-cell>
          <table:table-cell table:formula="of:=[.F113]" office:value-type="float" office:value="3.19457499842145" calcext:value-type="float">
            <text:p>3.194574998421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19]" office:value-type="float" office:value="4.12592177067663" calcext:value-type="float">
            <text:p>4.12592177067663</text:p>
          </table:table-cell>
          <table:table-cell table:formula="of:=[.F120]" office:value-type="float" office:value="4.01964010350666" calcext:value-type="float">
            <text:p>4.01964010350666</text:p>
          </table:table-cell>
          <table:table-cell table:formula="of:=[.F121]" office:value-type="float" office:value="4.14380876367146" calcext:value-type="float">
            <text:p>4.14380876367146</text:p>
          </table:table-cell>
          <table:table-cell table:formula="of:=[.F122]" office:value-type="float" office:value="4.1404702371987" calcext:value-type="float">
            <text:p>4.1404702371987</text:p>
          </table:table-cell>
          <table:table-cell table:formula="of:=[.F123]" office:value-type="float" office:value="4.15666435232786" calcext:value-type="float">
            <text:p>4.156664352327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15 Dynam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2]" office:value-type="float" office:value="0.287040631836163" calcext:value-type="float">
            <text:p>0.287040631836163</text:p>
          </table:table-cell>
          <table:table-cell table:formula="of:=[.F13]" office:value-type="float" office:value="0.357093993514849" calcext:value-type="float">
            <text:p>0.357093993514849</text:p>
          </table:table-cell>
          <table:table-cell table:formula="of:=[.F14]" office:value-type="float" office:value="0.317272277757283" calcext:value-type="float">
            <text:p>0.317272277757283</text:p>
          </table:table-cell>
          <table:table-cell table:formula="of:=[.F15]" office:value-type="float" office:value="0.317420685034872" calcext:value-type="float">
            <text:p>0.317420685034872</text:p>
          </table:table-cell>
          <table:table-cell table:formula="of:=[.F16]" office:value-type="float" office:value="0.338524936354389" calcext:value-type="float">
            <text:p>0.338524936354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2]" office:value-type="float" office:value="0.306592582222562" calcext:value-type="float">
            <text:p>0.306592582222562</text:p>
          </table:table-cell>
          <table:table-cell table:formula="of:=[.F23]" office:value-type="float" office:value="0.161643925797266" calcext:value-type="float">
            <text:p>0.161643925797266</text:p>
          </table:table-cell>
          <table:table-cell table:formula="of:=[.F24]" office:value-type="float" office:value="0.262742162049854" calcext:value-type="float">
            <text:p>0.262742162049854</text:p>
          </table:table-cell>
          <table:table-cell table:formula="of:=[.F25]" office:value-type="float" office:value="0.258695521572601" calcext:value-type="float">
            <text:p>0.258695521572601</text:p>
          </table:table-cell>
          <table:table-cell table:formula="of:=[.F26]" office:value-type="float" office:value="0.289936910742625" calcext:value-type="float">
            <text:p>0.289936910742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32]" office:value-type="float" office:value="0.272521413066964" calcext:value-type="float">
            <text:p>0.272521413066964</text:p>
          </table:table-cell>
          <table:table-cell table:formula="of:=[.F33]" office:value-type="float" office:value="0.263895344923889" calcext:value-type="float">
            <text:p>0.263895344923889</text:p>
          </table:table-cell>
          <table:table-cell table:formula="of:=[.F34]" office:value-type="float" office:value="0.234950167387426" calcext:value-type="float">
            <text:p>0.234950167387426</text:p>
          </table:table-cell>
          <table:table-cell table:formula="of:=[.F35]" office:value-type="float" office:value="0.349717910175477" calcext:value-type="float">
            <text:p>0.349717910175477</text:p>
          </table:table-cell>
          <table:table-cell table:formula="of:=[.F36]" office:value-type="float" office:value="0.15000615766529" calcext:value-type="float">
            <text:p>0.150006157665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42]" office:value-type="float" office:value="0.289592303570179" calcext:value-type="float">
            <text:p>0.289592303570179</text:p>
          </table:table-cell>
          <table:table-cell table:formula="of:=[.F43]" office:value-type="float" office:value="0.216048496649214" calcext:value-type="float">
            <text:p>0.216048496649214</text:p>
          </table:table-cell>
          <table:table-cell table:formula="of:=[.F44]" office:value-type="float" office:value="0.492477353923879" calcext:value-type="float">
            <text:p>0.492477353923879</text:p>
          </table:table-cell>
          <table:table-cell table:formula="of:=[.F45]" office:value-type="float" office:value="0.25406773253661" calcext:value-type="float">
            <text:p>0.25406773253661</text:p>
          </table:table-cell>
          <table:table-cell table:formula="of:=[.F46]" office:value-type="float" office:value="0.245063353835357" calcext:value-type="float">
            <text:p>0.24506335383535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22 Dynam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53]" office:value-type="float" office:value="0.553577391325987" calcext:value-type="float">
            <text:p>0.553577391325987</text:p>
          </table:table-cell>
          <table:table-cell table:formula="of:=[.F54]" office:value-type="float" office:value="0.553282540710079" calcext:value-type="float">
            <text:p>0.553282540710079</text:p>
          </table:table-cell>
          <table:table-cell table:formula="of:=[.F55]" office:value-type="float" office:value="0.553819103013761" calcext:value-type="float">
            <text:p>0.553819103013761</text:p>
          </table:table-cell>
          <table:table-cell table:formula="of:=[.F56]" office:value-type="float" office:value="0.453218133167263" calcext:value-type="float">
            <text:p>0.453218133167263</text:p>
          </table:table-cell>
          <table:table-cell table:formula="of:=[.F57]" office:value-type="float" office:value="0.429205368543165" calcext:value-type="float">
            <text:p>0.4292053685431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63]" office:value-type="float" office:value="0.353531026413252" calcext:value-type="float">
            <text:p>0.353531026413252</text:p>
          </table:table-cell>
          <table:table-cell table:formula="of:=[.F64]" office:value-type="float" office:value="0.355685242915457" calcext:value-type="float">
            <text:p>0.355685242915457</text:p>
          </table:table-cell>
          <table:table-cell table:formula="of:=[.F65]" office:value-type="float" office:value="0.355988625820458" calcext:value-type="float">
            <text:p>0.355988625820458</text:p>
          </table:table-cell>
          <table:table-cell table:formula="of:=[.F66]" office:value-type="float" office:value="0.455796904146864" calcext:value-type="float">
            <text:p>0.455796904146864</text:p>
          </table:table-cell>
          <table:table-cell table:formula="of:=[.F67]" office:value-type="float" office:value="0.444554338975815" calcext:value-type="float">
            <text:p>0.4445543389758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73]" office:value-type="float" office:value="0.403061518752102" calcext:value-type="float">
            <text:p>0.403061518752102</text:p>
          </table:table-cell>
          <table:table-cell table:formula="of:=[.F74]" office:value-type="float" office:value="0.424007676850811" calcext:value-type="float">
            <text:p>0.424007676850811</text:p>
          </table:table-cell>
          <table:table-cell table:formula="of:=[.F75]" office:value-type="float" office:value="0.323781808141911" calcext:value-type="float">
            <text:p>0.323781808141911</text:p>
          </table:table-cell>
          <table:table-cell table:formula="of:=[.F76]" office:value-type="float" office:value="0.274366179484889" calcext:value-type="float">
            <text:p>0.274366179484889</text:p>
          </table:table-cell>
          <table:table-cell table:formula="of:=[.F77]" office:value-type="float" office:value="0.454626132313472" calcext:value-type="float">
            <text:p>0.454626132313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83]" office:value-type="float" office:value="0.341729959729591" calcext:value-type="float">
            <text:p>0.341729959729591</text:p>
          </table:table-cell>
          <table:table-cell table:formula="of:=[.F84]" office:value-type="float" office:value="0.261126891577048" calcext:value-type="float">
            <text:p>0.261126891577048</text:p>
          </table:table-cell>
          <table:table-cell table:formula="of:=[.F85]" office:value-type="float" office:value="0.289157079853695" calcext:value-type="float">
            <text:p>0.289157079853695</text:p>
          </table:table-cell>
          <table:table-cell table:formula="of:=[.F86]" office:value-type="float" office:value="0.263127803028654" calcext:value-type="float">
            <text:p>0.263127803028654</text:p>
          </table:table-cell>
          <table:table-cell table:formula="of:=[.F87]" office:value-type="float" office:value="0.307618327943739" calcext:value-type="float">
            <text:p>0.30761832794373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NY Dynam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35]" office:value-type="float" office:value="0.469764588690371" calcext:value-type="float">
            <text:p>0.469764588690371</text:p>
          </table:table-cell>
          <table:table-cell table:formula="of:=[.F136]" office:value-type="float" office:value="0.471674167090766" calcext:value-type="float">
            <text:p>0.471674167090766</text:p>
          </table:table-cell>
          <table:table-cell table:formula="of:=[.F137]" office:value-type="float" office:value="0.472382070535439" calcext:value-type="float">
            <text:p>0.472382070535439</text:p>
          </table:table-cell>
          <table:table-cell table:formula="of:=[.F138]" office:value-type="float" office:value="0.472199225691545" calcext:value-type="float">
            <text:p>0.472199225691545</text:p>
          </table:table-cell>
          <table:table-cell table:formula="of:=[.F139]" office:value-type="float" office:value="0.472270534280913" calcext:value-type="float">
            <text:p>0.4722705342809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45]" office:value-type="float" office:value="0.91467347726355" calcext:value-type="float">
            <text:p>0.91467347726355</text:p>
          </table:table-cell>
          <table:table-cell table:formula="of:=[.F146]" office:value-type="float" office:value="0.911827712458768" calcext:value-type="float">
            <text:p>0.911827712458768</text:p>
          </table:table-cell>
          <table:table-cell table:formula="of:=[.F147]" office:value-type="float" office:value="0.488197221292155" calcext:value-type="float">
            <text:p>0.488197221292155</text:p>
          </table:table-cell>
          <table:table-cell table:formula="of:=[.F148]" office:value-type="float" office:value="0.932874056883622" calcext:value-type="float">
            <text:p>0.932874056883622</text:p>
          </table:table-cell>
          <table:table-cell table:formula="of:=[.F149]" office:value-type="float" office:value="0.890092620962661" calcext:value-type="float">
            <text:p>0.8900926209626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55]" office:value-type="float" office:value="2.45793813983722" calcext:value-type="float">
            <text:p>2.45793813983722</text:p>
          </table:table-cell>
          <table:table-cell table:formula="of:=[.F156]" office:value-type="float" office:value="2.68491060700515" calcext:value-type="float">
            <text:p>2.68491060700515</text:p>
          </table:table-cell>
          <table:table-cell table:formula="of:=[.F157]" office:value-type="float" office:value="1.68953681390059" calcext:value-type="float">
            <text:p>1.68953681390059</text:p>
          </table:table-cell>
          <table:table-cell table:formula="of:=[.F158]" office:value-type="float" office:value="1.46903956475982" calcext:value-type="float">
            <text:p>1.46903956475982</text:p>
          </table:table-cell>
          <table:table-cell table:formula="of:=[.F159]" office:value-type="float" office:value="0.866920776127392" calcext:value-type="float">
            <text:p>0.8669207761273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65]" office:value-type="float" office:value="3.04450239898695" calcext:value-type="float">
            <text:p>3.04450239898695</text:p>
          </table:table-cell>
          <table:table-cell table:formula="of:=[.F166]" office:value-type="float" office:value="4.69047085666624" calcext:value-type="float">
            <text:p>4.69047085666624</text:p>
          </table:table-cell>
          <table:table-cell table:formula="of:=[.F167]" office:value-type="float" office:value="4.26893413063807" calcext:value-type="float">
            <text:p>4.26893413063807</text:p>
          </table:table-cell>
          <table:table-cell table:formula="of:=[.F168]" office:value-type="float" office:value="4.47223662728394" calcext:value-type="float">
            <text:p>4.47223662728394</text:p>
          </table:table-cell>
          <table:table-cell table:formula="of:=[.F169]" office:value-type="float" office:value="1.88475475184861" calcext:value-type="float">
            <text:p>1.884754751848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FLA Dynamic Chunk Size SpeedU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94]" office:value-type="float" office:value="0.484303287270281" calcext:value-type="float">
            <text:p>0.484303287270281</text:p>
          </table:table-cell>
          <table:table-cell table:formula="of:=[.F95]" office:value-type="float" office:value="0.484276981914081" calcext:value-type="float">
            <text:p>0.484276981914081</text:p>
          </table:table-cell>
          <table:table-cell table:formula="of:=[.F96]" office:value-type="float" office:value="0.484186031726577" calcext:value-type="float">
            <text:p>0.484186031726577</text:p>
          </table:table-cell>
          <table:table-cell table:formula="of:=[.F97]" office:value-type="float" office:value="0.484322873142783" calcext:value-type="float">
            <text:p>0.484322873142783</text:p>
          </table:table-cell>
          <table:table-cell table:formula="of:=[.F98]" office:value-type="float" office:value="0.48015410324977" calcext:value-type="float">
            <text:p>0.480154103249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04]" office:value-type="float" office:value="0.643475893371635" calcext:value-type="float">
            <text:p>0.643475893371635</text:p>
          </table:table-cell>
          <table:table-cell table:formula="of:=[.F105]" office:value-type="float" office:value="1.30506253718648" calcext:value-type="float">
            <text:p>1.30506253718648</text:p>
          </table:table-cell>
          <table:table-cell table:formula="of:=[.F106]" office:value-type="float" office:value="1.29258000159352" calcext:value-type="float">
            <text:p>1.29258000159352</text:p>
          </table:table-cell>
          <table:table-cell table:formula="of:=[.F107]" office:value-type="float" office:value="1.02761663947397" calcext:value-type="float">
            <text:p>1.02761663947397</text:p>
          </table:table-cell>
          <table:table-cell table:formula="of:=[.F108]" office:value-type="float" office:value="1.3456270723846" calcext:value-type="float">
            <text:p>1.3456270723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14]" office:value-type="float" office:value="3.11220348863982" calcext:value-type="float">
            <text:p>3.11220348863982</text:p>
          </table:table-cell>
          <table:table-cell table:formula="of:=[.F115]" office:value-type="float" office:value="3.0201339971971" calcext:value-type="float">
            <text:p>3.0201339971971</text:p>
          </table:table-cell>
          <table:table-cell table:formula="of:=[.F116]" office:value-type="float" office:value="974.550935818863" calcext:value-type="float">
            <text:p>974.550935818863</text:p>
          </table:table-cell>
          <table:table-cell table:formula="of:=[.F117]" office:value-type="float" office:value="3.08094371650032" calcext:value-type="float">
            <text:p>3.08094371650032</text:p>
          </table:table-cell>
          <table:table-cell table:formula="of:=[.F118]" office:value-type="float" office:value="3.04582448621829" calcext:value-type="float">
            <text:p>3.045824486218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24]" office:value-type="float" office:value="4.00052202431014" calcext:value-type="float">
            <text:p>4.00052202431014</text:p>
          </table:table-cell>
          <table:table-cell table:formula="of:=[.F125]" office:value-type="float" office:value="75.1542404379439" calcext:value-type="float">
            <text:p>75.1542404379439</text:p>
          </table:table-cell>
          <table:table-cell table:formula="of:=[.F126]" office:value-type="float" office:value="4.02229982345218" calcext:value-type="float">
            <text:p>4.02229982345218</text:p>
          </table:table-cell>
          <table:table-cell table:formula="of:=[.F127]" office:value-type="float" office:value="4.17665602475057" calcext:value-type="float">
            <text:p>4.17665602475057</text:p>
          </table:table-cell>
          <table:table-cell table:formula="of:=[.F128]" office:value-type="float" office:value="3.94551144036577" calcext:value-type="float">
            <text:p>3.9455114403657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15 Stat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74]" office:value-type="float" office:value="0.325703578172022" calcext:value-type="float">
            <text:p>0.325703578172022</text:p>
          </table:table-cell>
          <table:table-cell table:formula="of:=[.F175]" office:value-type="float" office:value="0.310717676325689" calcext:value-type="float">
            <text:p>0.310717676325689</text:p>
          </table:table-cell>
          <table:table-cell table:formula="of:=[.F176]" office:value-type="float" office:value="0.456009095285759" calcext:value-type="float">
            <text:p>0.456009095285759</text:p>
          </table:table-cell>
          <table:table-cell table:formula="of:=[.F177]" office:value-type="float" office:value="0.459491461036226" calcext:value-type="float">
            <text:p>0.459491461036226</text:p>
          </table:table-cell>
          <table:table-cell table:formula="of:=[.F178]" office:value-type="float" office:value="0.345119386395988" calcext:value-type="float">
            <text:p>0.3451193863959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84]" office:value-type="float" office:value="0.204715314205489" calcext:value-type="float">
            <text:p>0.204715314205489</text:p>
          </table:table-cell>
          <table:table-cell table:formula="of:=[.F185]" office:value-type="float" office:value="0.21683328397012" calcext:value-type="float">
            <text:p>0.21683328397012</text:p>
          </table:table-cell>
          <table:table-cell table:formula="of:=[.F186]" office:value-type="float" office:value="0.197527155310721" calcext:value-type="float">
            <text:p>0.197527155310721</text:p>
          </table:table-cell>
          <table:table-cell table:formula="of:=[.F187]" office:value-type="float" office:value="0.30105654936818" calcext:value-type="float">
            <text:p>0.30105654936818</text:p>
          </table:table-cell>
          <table:table-cell table:formula="of:=[.F188]" office:value-type="float" office:value="0.217660027595534" calcext:value-type="float">
            <text:p>0.2176600275955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94]" office:value-type="float" office:value="0.317087137598205" calcext:value-type="float">
            <text:p>0.317087137598205</text:p>
          </table:table-cell>
          <table:table-cell table:formula="of:=[.F195]" office:value-type="float" office:value="0.357442513303413" calcext:value-type="float">
            <text:p>0.357442513303413</text:p>
          </table:table-cell>
          <table:table-cell table:formula="of:=[.F196]" office:value-type="float" office:value="0.308362700620361" calcext:value-type="float">
            <text:p>0.308362700620361</text:p>
          </table:table-cell>
          <table:table-cell table:formula="of:=[.F197]" office:value-type="float" office:value="0.271950475106509" calcext:value-type="float">
            <text:p>0.271950475106509</text:p>
          </table:table-cell>
          <table:table-cell table:formula="of:=[.F198]" office:value-type="float" office:value="0.273500729001073" calcext:value-type="float">
            <text:p>0.2735007290010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04]" office:value-type="float" office:value="0.270865328696725" calcext:value-type="float">
            <text:p>0.270865328696725</text:p>
          </table:table-cell>
          <table:table-cell table:formula="of:=[.F205]" office:value-type="float" office:value="0.118917451803013" calcext:value-type="float">
            <text:p>0.118917451803013</text:p>
          </table:table-cell>
          <table:table-cell table:formula="of:=[.F206]" office:value-type="float" office:value="0.129933444212202" calcext:value-type="float">
            <text:p>0.129933444212202</text:p>
          </table:table-cell>
          <table:table-cell table:formula="of:=[.F207]" office:value-type="float" office:value="0.221012817431168" calcext:value-type="float">
            <text:p>0.221012817431168</text:p>
          </table:table-cell>
          <table:table-cell table:formula="of:=[.F208]" office:value-type="float" office:value="0.670748324574328" calcext:value-type="float">
            <text:p>0.67074832457432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22 Stat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15]" office:value-type="float" office:value="0.413454048659435" calcext:value-type="float">
            <text:p>0.413454048659435</text:p>
          </table:table-cell>
          <table:table-cell table:formula="of:=[.F216]" office:value-type="float" office:value="0.486624888914803" calcext:value-type="float">
            <text:p>0.486624888914803</text:p>
          </table:table-cell>
          <table:table-cell table:formula="of:=[.F217]" office:value-type="float" office:value="0.532317451396626" calcext:value-type="float">
            <text:p>0.532317451396626</text:p>
          </table:table-cell>
          <table:table-cell table:formula="of:=[.F218]" office:value-type="float" office:value="0.515262388076048" calcext:value-type="float">
            <text:p>0.515262388076048</text:p>
          </table:table-cell>
          <table:table-cell table:formula="of:=[.F219]" office:value-type="float" office:value="0.554818535078776" calcext:value-type="float">
            <text:p>0.554818535078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25]" office:value-type="float" office:value="0.259528240201084" calcext:value-type="float">
            <text:p>0.259528240201084</text:p>
          </table:table-cell>
          <table:table-cell table:formula="of:=[.F226]" office:value-type="float" office:value="0.366985833995219" calcext:value-type="float">
            <text:p>0.366985833995219</text:p>
          </table:table-cell>
          <table:table-cell table:formula="of:=[.F227]" office:value-type="float" office:value="0.357813968971326" calcext:value-type="float">
            <text:p>0.357813968971326</text:p>
          </table:table-cell>
          <table:table-cell table:formula="of:=[.F228]" office:value-type="float" office:value="0.278905843307703" calcext:value-type="float">
            <text:p>0.278905843307703</text:p>
          </table:table-cell>
          <table:table-cell table:formula="of:=[.F229]" office:value-type="float" office:value="0.331233259112977" calcext:value-type="float">
            <text:p>0.3312332591129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35]" office:value-type="float" office:value="0.316355757347982" calcext:value-type="float">
            <text:p>0.316355757347982</text:p>
          </table:table-cell>
          <table:table-cell table:formula="of:=[.F236]" office:value-type="float" office:value="0.253355445448251" calcext:value-type="float">
            <text:p>0.253355445448251</text:p>
          </table:table-cell>
          <table:table-cell table:formula="of:=[.F237]" office:value-type="float" office:value="0.246551296907774" calcext:value-type="float">
            <text:p>0.246551296907774</text:p>
          </table:table-cell>
          <table:table-cell table:formula="of:=[.F238]" office:value-type="float" office:value="0.235673403704646" calcext:value-type="float">
            <text:p>0.235673403704646</text:p>
          </table:table-cell>
          <table:table-cell table:formula="of:=[.F239]" office:value-type="float" office:value="0.3214067357368" calcext:value-type="float">
            <text:p>0.3214067357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45]" office:value-type="float" office:value="0.321562000302726" calcext:value-type="float">
            <text:p>0.321562000302726</text:p>
          </table:table-cell>
          <table:table-cell table:formula="of:=[.F246]" office:value-type="float" office:value="0.292600576477381" calcext:value-type="float">
            <text:p>0.292600576477381</text:p>
          </table:table-cell>
          <table:table-cell table:formula="of:=[.F247]" office:value-type="float" office:value="0.288263534286316" calcext:value-type="float">
            <text:p>0.288263534286316</text:p>
          </table:table-cell>
          <table:table-cell table:formula="of:=[.F248]" office:value-type="float" office:value="0.296343268485882" calcext:value-type="float">
            <text:p>0.296343268485882</text:p>
          </table:table-cell>
          <table:table-cell table:formula="of:=[.F249]" office:value-type="float" office:value="0.322098027002568" calcext:value-type="float">
            <text:p>0.3220980270025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NY Stat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97]" office:value-type="float" office:value="0.725333187035291" calcext:value-type="float">
            <text:p>0.725333187035291</text:p>
          </table:table-cell>
          <table:table-cell table:formula="of:=[.F298]" office:value-type="float" office:value="0.724113245015212" calcext:value-type="float">
            <text:p>0.724113245015212</text:p>
          </table:table-cell>
          <table:table-cell table:formula="of:=[.F299]" office:value-type="float" office:value="0.723176696118546" calcext:value-type="float">
            <text:p>0.723176696118546</text:p>
          </table:table-cell>
          <table:table-cell table:formula="of:=[.F300]" office:value-type="float" office:value="0.710237048189971" calcext:value-type="float">
            <text:p>0.710237048189971</text:p>
          </table:table-cell>
          <table:table-cell table:formula="of:=[.F301]" office:value-type="float" office:value="0.725191518936167" calcext:value-type="float">
            <text:p>0.725191518936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307]" office:value-type="float" office:value="1.0607656940288" calcext:value-type="float">
            <text:p>1.0607656940288</text:p>
          </table:table-cell>
          <table:table-cell table:formula="of:=[.F308]" office:value-type="float" office:value="1.26236897661929" calcext:value-type="float">
            <text:p>1.26236897661929</text:p>
          </table:table-cell>
          <table:table-cell table:formula="of:=[.F309]" office:value-type="float" office:value="0.721918004987194" calcext:value-type="float">
            <text:p>0.721918004987194</text:p>
          </table:table-cell>
          <table:table-cell table:formula="of:=[.F310]" office:value-type="float" office:value="1.11261245885138" calcext:value-type="float">
            <text:p>1.11261245885138</text:p>
          </table:table-cell>
          <table:table-cell table:formula="of:=[.F311]" office:value-type="float" office:value="1.15890221486813" calcext:value-type="float">
            <text:p>1.158902214868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317]" office:value-type="float" office:value="2.79241887263375" calcext:value-type="float">
            <text:p>2.79241887263375</text:p>
          </table:table-cell>
          <table:table-cell table:formula="of:=[.F318]" office:value-type="float" office:value="0.71879884266139" calcext:value-type="float">
            <text:p>0.71879884266139</text:p>
          </table:table-cell>
          <table:table-cell table:formula="of:=[.F319]" office:value-type="float" office:value="2.69733612455818" calcext:value-type="float">
            <text:p>2.69733612455818</text:p>
          </table:table-cell>
          <table:table-cell table:formula="of:=[.F320]" office:value-type="float" office:value="2.48171138266629" calcext:value-type="float">
            <text:p>2.48171138266629</text:p>
          </table:table-cell>
          <table:table-cell table:formula="of:=[.F321]" office:value-type="float" office:value="2.88444257916558" calcext:value-type="float">
            <text:p>2.884442579165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327]" office:value-type="float" office:value="3.91318837167999" calcext:value-type="float">
            <text:p>3.91318837167999</text:p>
          </table:table-cell>
          <table:table-cell table:formula="of:=[.F328]" office:value-type="float" office:value="2.63523913612097" calcext:value-type="float">
            <text:p>2.63523913612097</text:p>
          </table:table-cell>
          <table:table-cell table:formula="of:=[.F329]" office:value-type="float" office:value="4.04549513271959" calcext:value-type="float">
            <text:p>4.04549513271959</text:p>
          </table:table-cell>
          <table:table-cell table:formula="of:=[.F330]" office:value-type="float" office:value="4.81209990062212" calcext:value-type="float">
            <text:p>4.81209990062212</text:p>
          </table:table-cell>
          <table:table-cell table:formula="of:=[.F331]" office:value-type="float" office:value="2.36891086375376" calcext:value-type="float">
            <text:p>2.3689108637537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FLA Stat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56]" office:value-type="float" office:value="0.766474566322057" calcext:value-type="float">
            <text:p>0.766474566322057</text:p>
          </table:table-cell>
          <table:table-cell table:formula="of:=[.F257]" office:value-type="float" office:value="0.76607080799077" calcext:value-type="float">
            <text:p>0.76607080799077</text:p>
          </table:table-cell>
          <table:table-cell table:formula="of:=[.F258]" office:value-type="float" office:value="0.766279049505651" calcext:value-type="float">
            <text:p>0.766279049505651</text:p>
          </table:table-cell>
          <table:table-cell table:formula="of:=[.F259]" office:value-type="float" office:value="0.765803045263411" calcext:value-type="float">
            <text:p>0.765803045263411</text:p>
          </table:table-cell>
          <table:table-cell table:formula="of:=[.F260]" office:value-type="float" office:value="0.7660630779882" calcext:value-type="float">
            <text:p>0.76606307798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66]" office:value-type="float" office:value="2.29192462923715" calcext:value-type="float">
            <text:p>2.29192462923715</text:p>
          </table:table-cell>
          <table:table-cell table:formula="of:=[.F267]" office:value-type="float" office:value="2.05901663086273" calcext:value-type="float">
            <text:p>2.05901663086273</text:p>
          </table:table-cell>
          <table:table-cell table:formula="of:=[.F268]" office:value-type="float" office:value="1.84393980945201" calcext:value-type="float">
            <text:p>1.84393980945201</text:p>
          </table:table-cell>
          <table:table-cell table:formula="of:=[.F269]" office:value-type="float" office:value="2.39239473857753" calcext:value-type="float">
            <text:p>2.39239473857753</text:p>
          </table:table-cell>
          <table:table-cell table:formula="of:=[.F270]" office:value-type="float" office:value="2.40896624080844" calcext:value-type="float">
            <text:p>2.40896624080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76]" office:value-type="float" office:value="3.415471770039" calcext:value-type="float">
            <text:p>3.415471770039</text:p>
          </table:table-cell>
          <table:table-cell table:formula="of:=[.F277]" office:value-type="float" office:value="3.15544721772346" calcext:value-type="float">
            <text:p>3.15544721772346</text:p>
          </table:table-cell>
          <table:table-cell table:formula="of:=[.F278]" office:value-type="float" office:value="3.32426230003697" calcext:value-type="float">
            <text:p>3.32426230003697</text:p>
          </table:table-cell>
          <table:table-cell table:formula="of:=[.F279]" office:value-type="float" office:value="3.24303313695552" calcext:value-type="float">
            <text:p>3.24303313695552</text:p>
          </table:table-cell>
          <table:table-cell table:formula="of:=[.F280]" office:value-type="float" office:value="3.29269255782167" calcext:value-type="float">
            <text:p>3.29269255782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86]" office:value-type="float" office:value="3.42700520160327" calcext:value-type="float">
            <text:p>3.42700520160327</text:p>
          </table:table-cell>
          <table:table-cell table:formula="of:=[.F287]" office:value-type="float" office:value="5.20106974516917" calcext:value-type="float">
            <text:p>5.20106974516917</text:p>
          </table:table-cell>
          <table:table-cell table:formula="of:=[.F288]" office:value-type="float" office:value="3.60130813539646" calcext:value-type="float">
            <text:p>3.60130813539646</text:p>
          </table:table-cell>
          <table:table-cell table:formula="of:=[.F289]" office:value-type="float" office:value="3.18037287964845" calcext:value-type="float">
            <text:p>3.18037287964845</text:p>
          </table:table-cell>
          <table:table-cell table:formula="of:=[.F290]" office:value-type="float" office:value="3.62176670015403" calcext:value-type="float">
            <text:p>3.6217667001540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15 Dynam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179]" office:value-type="float" office:value="0.366533732193106" calcext:value-type="float">
            <text:p>0.366533732193106</text:p>
          </table:table-cell>
          <table:table-cell table:formula="of:=[.F180]" office:value-type="float" office:value="0.331842851610988" calcext:value-type="float">
            <text:p>0.331842851610988</text:p>
          </table:table-cell>
          <table:table-cell table:formula="of:=[.F181]" office:value-type="float" office:value="0.46086295911202" calcext:value-type="float">
            <text:p>0.46086295911202</text:p>
          </table:table-cell>
          <table:table-cell table:formula="of:=[.F182]" office:value-type="float" office:value="0.344484399943913" calcext:value-type="float">
            <text:p>0.344484399943913</text:p>
          </table:table-cell>
          <table:table-cell table:formula="of:=[.F183]" office:value-type="float" office:value="0.303067305430905" calcext:value-type="float">
            <text:p>0.303067305430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189]" office:value-type="float" office:value="0.202803786835686" calcext:value-type="float">
            <text:p>0.202803786835686</text:p>
          </table:table-cell>
          <table:table-cell table:formula="of:=[.F190]" office:value-type="float" office:value="0.188235458053721" calcext:value-type="float">
            <text:p>0.188235458053721</text:p>
          </table:table-cell>
          <table:table-cell table:formula="of:=[.F191]" office:value-type="float" office:value="0.203197305421098" calcext:value-type="float">
            <text:p>0.203197305421098</text:p>
          </table:table-cell>
          <table:table-cell table:formula="of:=[.F192]" office:value-type="float" office:value="0.195243223694676" calcext:value-type="float">
            <text:p>0.195243223694676</text:p>
          </table:table-cell>
          <table:table-cell table:formula="of:=[.F193]" office:value-type="float" office:value="0.116304582048157" calcext:value-type="float">
            <text:p>0.116304582048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199]" office:value-type="float" office:value="0.219017841503188" calcext:value-type="float">
            <text:p>0.219017841503188</text:p>
          </table:table-cell>
          <table:table-cell table:formula="of:=[.F200]" office:value-type="float" office:value="0.328914818676274" calcext:value-type="float">
            <text:p>0.328914818676274</text:p>
          </table:table-cell>
          <table:table-cell table:formula="of:=[.F201]" office:value-type="float" office:value="0.316831359797145" calcext:value-type="float">
            <text:p>0.316831359797145</text:p>
          </table:table-cell>
          <table:table-cell table:formula="of:=[.F202]" office:value-type="float" office:value="0.170864417550268" calcext:value-type="float">
            <text:p>0.170864417550268</text:p>
          </table:table-cell>
          <table:table-cell table:formula="of:=[.F203]" office:value-type="float" office:value="0.290058552369865" calcext:value-type="float">
            <text:p>0.290058552369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09]" office:value-type="float" office:value="0.110720537843621" calcext:value-type="float">
            <text:p>0.110720537843621</text:p>
          </table:table-cell>
          <table:table-cell table:formula="of:=[.F210]" office:value-type="float" office:value="0.25372343363599" calcext:value-type="float">
            <text:p>0.25372343363599</text:p>
          </table:table-cell>
          <table:table-cell table:formula="of:=[.F211]" office:value-type="float" office:value="0.0978608330715428" calcext:value-type="float">
            <text:p>0.097860833071543</text:p>
          </table:table-cell>
          <table:table-cell table:formula="of:=[.F212]" office:value-type="float" office:value="0.170885675376893" calcext:value-type="float">
            <text:p>0.170885675376893</text:p>
          </table:table-cell>
          <table:table-cell table:formula="of:=[.F213]" office:value-type="float" office:value="0.135692091667515" calcext:value-type="float">
            <text:p>0.1356920916675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mat22 Dynam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20]" office:value-type="float" office:value="0.521161317966339" calcext:value-type="float">
            <text:p>0.521161317966339</text:p>
          </table:table-cell>
          <table:table-cell table:formula="of:=[.F221]" office:value-type="float" office:value="0.533914646978781" calcext:value-type="float">
            <text:p>0.533914646978781</text:p>
          </table:table-cell>
          <table:table-cell table:formula="of:=[.F222]" office:value-type="float" office:value="0.532993755648587" calcext:value-type="float">
            <text:p>0.532993755648587</text:p>
          </table:table-cell>
          <table:table-cell table:formula="of:=[.F223]" office:value-type="float" office:value="0.526874535825885" calcext:value-type="float">
            <text:p>0.526874535825885</text:p>
          </table:table-cell>
          <table:table-cell table:formula="of:=[.F224]" office:value-type="float" office:value="0.519256478537341" calcext:value-type="float">
            <text:p>0.51925647853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30]" office:value-type="float" office:value="0.253370116750648" calcext:value-type="float">
            <text:p>0.253370116750648</text:p>
          </table:table-cell>
          <table:table-cell table:formula="of:=[.F231]" office:value-type="float" office:value="0.326440725744044" calcext:value-type="float">
            <text:p>0.326440725744044</text:p>
          </table:table-cell>
          <table:table-cell table:formula="of:=[.F232]" office:value-type="float" office:value="0.326776142346552" calcext:value-type="float">
            <text:p>0.326776142346552</text:p>
          </table:table-cell>
          <table:table-cell table:formula="of:=[.F233]" office:value-type="float" office:value="0.379138393074909" calcext:value-type="float">
            <text:p>0.379138393074909</text:p>
          </table:table-cell>
          <table:table-cell table:formula="of:=[.F234]" office:value-type="float" office:value="0.272697208669232" calcext:value-type="float">
            <text:p>0.272697208669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40]" office:value-type="float" office:value="0.324450168883471" calcext:value-type="float">
            <text:p>0.324450168883471</text:p>
          </table:table-cell>
          <table:table-cell table:formula="of:=[.F241]" office:value-type="float" office:value="0.306066428836198" calcext:value-type="float">
            <text:p>0.306066428836198</text:p>
          </table:table-cell>
          <table:table-cell table:formula="of:=[.F242]" office:value-type="float" office:value="0.20082344907477" calcext:value-type="float">
            <text:p>0.20082344907477</text:p>
          </table:table-cell>
          <table:table-cell table:formula="of:=[.F243]" office:value-type="float" office:value="0.308957194301025" calcext:value-type="float">
            <text:p>0.308957194301025</text:p>
          </table:table-cell>
          <table:table-cell table:formula="of:=[.F244]" office:value-type="float" office:value="0.317257166567012" calcext:value-type="float">
            <text:p>0.3172571665670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50]" office:value-type="float" office:value="0.300409689601148" calcext:value-type="float">
            <text:p>0.300409689601148</text:p>
          </table:table-cell>
          <table:table-cell table:formula="of:=[.F251]" office:value-type="float" office:value="0.235506733121839" calcext:value-type="float">
            <text:p>0.235506733121839</text:p>
          </table:table-cell>
          <table:table-cell table:formula="of:=[.F252]" office:value-type="float" office:value="0.290945809853787" calcext:value-type="float">
            <text:p>0.290945809853787</text:p>
          </table:table-cell>
          <table:table-cell table:formula="of:=[.F253]" office:value-type="float" office:value="0.296012791057363" calcext:value-type="float">
            <text:p>0.296012791057363</text:p>
          </table:table-cell>
          <table:table-cell table:formula="of:=[.F254]" office:value-type="float" office:value="0.20979071611227" calcext:value-type="float">
            <text:p>0.2097907161122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NY Dynam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302]" office:value-type="float" office:value="0.723569807419388" calcext:value-type="float">
            <text:p>0.723569807419388</text:p>
          </table:table-cell>
          <table:table-cell table:formula="of:=[.F303]" office:value-type="float" office:value="0.71191516060712" calcext:value-type="float">
            <text:p>0.71191516060712</text:p>
          </table:table-cell>
          <table:table-cell table:formula="of:=[.F304]" office:value-type="float" office:value="0.726012257001752" calcext:value-type="float">
            <text:p>0.726012257001752</text:p>
          </table:table-cell>
          <table:table-cell table:formula="of:=[.F305]" office:value-type="float" office:value="0.711394260051752" calcext:value-type="float">
            <text:p>0.711394260051752</text:p>
          </table:table-cell>
          <table:table-cell table:formula="of:=[.F306]" office:value-type="float" office:value="0.711316989111772" calcext:value-type="float">
            <text:p>0.7113169891117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312]" office:value-type="float" office:value="1.21669336203279" calcext:value-type="float">
            <text:p>1.21669336203279</text:p>
          </table:table-cell>
          <table:table-cell table:formula="of:=[.F313]" office:value-type="float" office:value="1.02057971101703" calcext:value-type="float">
            <text:p>1.02057971101703</text:p>
          </table:table-cell>
          <table:table-cell table:formula="of:=[.F314]" office:value-type="float" office:value="0.987016639237709" calcext:value-type="float">
            <text:p>0.987016639237709</text:p>
          </table:table-cell>
          <table:table-cell table:formula="of:=[.F315]" office:value-type="float" office:value="1.15932822022165" calcext:value-type="float">
            <text:p>1.15932822022165</text:p>
          </table:table-cell>
          <table:table-cell table:formula="of:=[.F316]" office:value-type="float" office:value="1.09965508489057" calcext:value-type="float">
            <text:p>1.09965508489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322]" office:value-type="float" office:value="2.8467744901389" calcext:value-type="float">
            <text:p>2.8467744901389</text:p>
          </table:table-cell>
          <table:table-cell table:formula="of:=[.F323]" office:value-type="float" office:value="2.75905603347242" calcext:value-type="float">
            <text:p>2.75905603347242</text:p>
          </table:table-cell>
          <table:table-cell table:formula="of:=[.F324]" office:value-type="float" office:value="2.65068776335227" calcext:value-type="float">
            <text:p>2.65068776335227</text:p>
          </table:table-cell>
          <table:table-cell table:formula="of:=[.F325]" office:value-type="float" office:value="2.80253147568872" calcext:value-type="float">
            <text:p>2.80253147568872</text:p>
          </table:table-cell>
          <table:table-cell table:formula="of:=[.F326]" office:value-type="float" office:value="2.75121375338003" calcext:value-type="float">
            <text:p>2.751213753380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332]" office:value-type="float" office:value="3.62519101424965" calcext:value-type="float">
            <text:p>3.62519101424965</text:p>
          </table:table-cell>
          <table:table-cell table:formula="of:=[.F333]" office:value-type="float" office:value="2.05799693522754" calcext:value-type="float">
            <text:p>2.05799693522754</text:p>
          </table:table-cell>
          <table:table-cell table:formula="of:=[.F334]" office:value-type="float" office:value="4.74049877536221" calcext:value-type="float">
            <text:p>4.74049877536221</text:p>
          </table:table-cell>
          <table:table-cell table:formula="of:=[.F335]" office:value-type="float" office:value="4.4250937644484" calcext:value-type="float">
            <text:p>4.4250937644484</text:p>
          </table:table-cell>
          <table:table-cell table:formula="of:=[.F336]" office:value-type="float" office:value="2.50128624777054" calcext:value-type="float">
            <text:p>2.501286247770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adFLA Dynamic Chunk Size SpeedUps – Over Ed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Chunk Size 1</text:p>
          </table:table-cell>
          <table:table-cell office:value-type="string" calcext:value-type="string">
            <text:p>Chunk Size 8</text:p>
          </table:table-cell>
          <table:table-cell office:value-type="string" calcext:value-type="string">
            <text:p>Chunk Size 32</text:p>
          </table:table-cell>
          <table:table-cell office:value-type="string" calcext:value-type="string">
            <text:p>Chunk Size 128</text:p>
          </table:table-cell>
          <table:table-cell office:value-type="string" calcext:value-type="string">
            <text:p>Chunk Size 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F261]" office:value-type="float" office:value="0.766406618478108" calcext:value-type="float">
            <text:p>0.766406618478108</text:p>
          </table:table-cell>
          <table:table-cell table:formula="of:=[.F262]" office:value-type="float" office:value="0.765821834579431" calcext:value-type="float">
            <text:p>0.765821834579431</text:p>
          </table:table-cell>
          <table:table-cell table:formula="of:=[.F263]" office:value-type="float" office:value="0.754562623755043" calcext:value-type="float">
            <text:p>0.754562623755043</text:p>
          </table:table-cell>
          <table:table-cell table:formula="of:=[.F264]" office:value-type="float" office:value="0.766013306472792" calcext:value-type="float">
            <text:p>0.766013306472792</text:p>
          </table:table-cell>
          <table:table-cell table:formula="of:=[.F265]" office:value-type="float" office:value="0.765669896620713" calcext:value-type="float">
            <text:p>0.765669896620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271]" office:value-type="float" office:value="2.45597975714818" calcext:value-type="float">
            <text:p>2.45597975714818</text:p>
          </table:table-cell>
          <table:table-cell table:formula="of:=[.F272]" office:value-type="float" office:value="2.34669710206568" calcext:value-type="float">
            <text:p>2.34669710206568</text:p>
          </table:table-cell>
          <table:table-cell table:formula="of:=[.F273]" office:value-type="float" office:value="1.35800867348924" calcext:value-type="float">
            <text:p>1.35800867348924</text:p>
          </table:table-cell>
          <table:table-cell table:formula="of:=[.F274]" office:value-type="float" office:value="1.69003263186078" calcext:value-type="float">
            <text:p>1.69003263186078</text:p>
          </table:table-cell>
          <table:table-cell table:formula="of:=[.F275]" office:value-type="float" office:value="2.11812087969342" calcext:value-type="float">
            <text:p>2.11812087969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281]" office:value-type="float" office:value="2.91883346129779" calcext:value-type="float">
            <text:p>2.91883346129779</text:p>
          </table:table-cell>
          <table:table-cell table:formula="of:=[.F282]" office:value-type="float" office:value="3.25129460285665" calcext:value-type="float">
            <text:p>3.25129460285665</text:p>
          </table:table-cell>
          <table:table-cell table:formula="of:=[.F283]" office:value-type="float" office:value="3.16724493828035" calcext:value-type="float">
            <text:p>3.16724493828035</text:p>
          </table:table-cell>
          <table:table-cell table:formula="of:=[.F284]" office:value-type="float" office:value="3.3595068617573" calcext:value-type="float">
            <text:p>3.3595068617573</text:p>
          </table:table-cell>
          <table:table-cell table:formula="of:=[.F285]" office:value-type="float" office:value="3.01509374820808" calcext:value-type="float">
            <text:p>3.015093748208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291]" office:value-type="float" office:value="3.60871668248391" calcext:value-type="float">
            <text:p>3.60871668248391</text:p>
          </table:table-cell>
          <table:table-cell table:formula="of:=[.F292]" office:value-type="float" office:value="3.71510281833106" calcext:value-type="float">
            <text:p>3.71510281833106</text:p>
          </table:table-cell>
          <table:table-cell table:formula="of:=[.F293]" office:value-type="float" office:value="3.05458784229661" calcext:value-type="float">
            <text:p>3.05458784229661</text:p>
          </table:table-cell>
          <table:table-cell table:formula="of:=[.F294]" office:value-type="float" office:value="5.17297302131916" calcext:value-type="float">
            <text:p>5.17297302131916</text:p>
          </table:table-cell>
          <table:table-cell table:formula="of:=[.F295]" office:value-type="float" office:value="4.72566692037332" calcext:value-type="float">
            <text:p>4.725666920373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8:40:02.276000000</dc:date>
    <meta:editing-duration>PT21H34M37S</meta:editing-duration>
    <meta:editing-cycles>7</meta:editing-cycles>
    <meta:generator>LibreOffice/6.0.1.1$Windows_X86_64 LibreOffice_project/60bfb1526849283ce2491346ed2aa51c465abfe6</meta:generator>
    <meta:document-statistic meta:table-count="1" meta:cell-count="2501" meta:object-count="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12cm" svg:y="0.316cm" chart:style-name="ch2">
          <text:p>Serial Runtimes</text:p>
        </chart:title>
        <chart:legend chart:legend-position="end" svg:x="10.465cm" svg:y="3.765cm" style:legend-expansion="high" chart:style-name="ch3"/>
        <chart:plot-area chart:style-name="ch4" table:cell-range-address="run.A338:run.C342" chart:data-source-has-labels="both" svg:x="0.32cm" svg:y="1.301cm" svg:width="9.825cm" svg:height="7.519cm">
          <chartooo:coordinate-region svg:x="2.705cm" svg:y="1.497cm" svg:width="7.44cm" svg:height="6.684cm"/>
          <chart:axis chart:dimension="x" chart:name="primary-x" chart:style-name="ch5" chartooo:axis-type="auto">
            <chartooo:date-scale/>
            <chart:categories table:cell-range-address="run.A339:run.A3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un.B339:run.B342" chart:label-cell-address="run.B338:run.B338" chart:class="chart:bar">
            <chart:data-point chart:repeated="4"/>
          </chart:series>
          <chart:series chart:style-name="ch9" chart:values-cell-range-address="run.C339:run.C342" chart:label-cell-address="run.C338:run.C33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(CAS) Runtime (ns)</text:p>
                <draw:g>
                  <svg:desc>run.B338:run.B338</svg:desc>
                </draw:g>
              </table:table-cell>
              <table:table-cell office:value-type="string">
                <text:p>Serial (Assignment 5) Runtime (ns)</text:p>
                <draw:g>
                  <svg:desc>run.C338:run.C3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at15</text:p>
                <draw:g>
                  <svg:desc>run.A339:run.A342</svg:desc>
                </draw:g>
              </table:table-cell>
              <table:table-cell office:value-type="float" office:value="6459791">
                <text:p>6459791</text:p>
                <draw:g>
                  <svg:desc>run.B339:run.B342</svg:desc>
                </draw:g>
              </table:table-cell>
              <table:table-cell office:value-type="float" office:value="4336237">
                <text:p>4336237</text:p>
                <draw:g>
                  <svg:desc>run.C339:run.C342</svg:desc>
                </draw:g>
              </table:table-cell>
            </table:table-row>
            <table:table-row>
              <table:table-cell office:value-type="string">
                <text:p>rmat22</text:p>
              </table:table-cell>
              <table:table-cell office:value-type="float" office:value="1903053933">
                <text:p>1903053933</text:p>
              </table:table-cell>
              <table:table-cell office:value-type="float" office:value="1383153287">
                <text:p>1383153287</text:p>
              </table:table-cell>
            </table:table-row>
            <table:table-row>
              <table:table-cell office:value-type="string">
                <text:p>roadFLA</text:p>
              </table:table-cell>
              <table:table-cell office:value-type="float" office:value="24933451611">
                <text:p>24933451611</text:p>
              </table:table-cell>
              <table:table-cell office:value-type="float" office:value="27193255346">
                <text:p>27193255346</text:p>
              </table:table-cell>
            </table:table-row>
            <table:table-row>
              <table:table-cell office:value-type="string">
                <text:p>roadNY</text:p>
              </table:table-cell>
              <table:table-cell office:value-type="float" office:value="1788119614">
                <text:p>1788119614</text:p>
              </table:table-cell>
              <table:table-cell office:value-type="float" office:value="1791327570">
                <text:p>17913275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98cm" svg:y="0.316cm" chart:style-name="ch2">
          <text:p>Dynamic Chunk Size SpeedUps</text:p>
        </chart:title>
        <chart:subtitle svg:x="7.339cm" svg:y="1.302cm" chart:style-name="ch3">
          <text:p>rmat22</text:p>
        </chart:subtitle>
        <chart:legend chart:legend-position="end" svg:x="12.187cm" svg:y="3.225cm" style:legend-expansion="high" chart:style-name="ch4"/>
        <chart:plot-area chart:style-name="ch5" table:cell-range-address="run.A380:run.F384" chart:data-source-has-labels="both" svg:x="1.314cm" svg:y="2.155cm" svg:width="10.553cm" svg:height="5.701cm">
          <chartooo:coordinate-region svg:x="2.059cm" svg:y="2.351cm" svg:width="9.709cm" svg:height="4.866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381:run.A384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381:run.B384" chart:label-cell-address="run.B380:run.B380" chart:class="chart:scatter">
            <chart:domain table:cell-range-address="run.A381:run.A384"/>
            <chart:data-point chart:repeated="4"/>
          </chart:series>
          <chart:series chart:style-name="ch11" chart:values-cell-range-address="run.C381:run.C384" chart:label-cell-address="run.C380:run.C380" chart:class="chart:scatter">
            <chart:data-point chart:repeated="4"/>
          </chart:series>
          <chart:series chart:style-name="ch12" chart:values-cell-range-address="run.D381:run.D384" chart:label-cell-address="run.D380:run.D380" chart:class="chart:scatter">
            <chart:data-point chart:repeated="4"/>
          </chart:series>
          <chart:series chart:style-name="ch13" chart:values-cell-range-address="run.E381:run.E384" chart:label-cell-address="run.E380:run.E380" chart:class="chart:scatter">
            <chart:data-point chart:repeated="4"/>
          </chart:series>
          <chart:series chart:style-name="ch14" chart:values-cell-range-address="run.F381:run.F384" chart:label-cell-address="run.F380:run.F380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80:run.B380</svg:desc>
                </draw:g>
              </table:table-cell>
              <table:table-cell office:value-type="string">
                <text:p>Chunk Size 8</text:p>
                <draw:g>
                  <svg:desc>run.C380:run.C380</svg:desc>
                </draw:g>
              </table:table-cell>
              <table:table-cell office:value-type="string">
                <text:p>Chunk Size 32</text:p>
                <draw:g>
                  <svg:desc>run.D380:run.D380</svg:desc>
                </draw:g>
              </table:table-cell>
              <table:table-cell office:value-type="string">
                <text:p>Chunk Size 128</text:p>
                <draw:g>
                  <svg:desc>run.E380:run.E380</svg:desc>
                </draw:g>
              </table:table-cell>
              <table:table-cell office:value-type="string">
                <text:p>Chunk Size 512</text:p>
                <draw:g>
                  <svg:desc>run.F380:run.F38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81:run.A384</svg:desc>
                </draw:g>
              </table:table-cell>
              <table:table-cell office:value-type="float" office:value="0.553577391325987">
                <text:p>0.553577391325987</text:p>
                <draw:g>
                  <svg:desc>run.B381:run.B384</svg:desc>
                </draw:g>
              </table:table-cell>
              <table:table-cell office:value-type="float" office:value="0.553282540710079">
                <text:p>0.553282540710079</text:p>
                <draw:g>
                  <svg:desc>run.C381:run.C384</svg:desc>
                </draw:g>
              </table:table-cell>
              <table:table-cell office:value-type="float" office:value="0.553819103013761">
                <text:p>0.553819103013761</text:p>
                <draw:g>
                  <svg:desc>run.D381:run.D384</svg:desc>
                </draw:g>
              </table:table-cell>
              <table:table-cell office:value-type="float" office:value="0.453218133167263">
                <text:p>0.453218133167263</text:p>
                <draw:g>
                  <svg:desc>run.E381:run.E384</svg:desc>
                </draw:g>
              </table:table-cell>
              <table:table-cell office:value-type="float" office:value="0.429205368543165">
                <text:p>0.429205368543165</text:p>
                <draw:g>
                  <svg:desc>run.F381:run.F38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53531026413252">
                <text:p>0.353531026413252</text:p>
              </table:table-cell>
              <table:table-cell office:value-type="float" office:value="0.355685242915457">
                <text:p>0.355685242915457</text:p>
              </table:table-cell>
              <table:table-cell office:value-type="float" office:value="0.355988625820458">
                <text:p>0.355988625820458</text:p>
              </table:table-cell>
              <table:table-cell office:value-type="float" office:value="0.455796904146864">
                <text:p>0.455796904146864</text:p>
              </table:table-cell>
              <table:table-cell office:value-type="float" office:value="0.444554338975815">
                <text:p>0.444554338975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3061518752102">
                <text:p>0.403061518752102</text:p>
              </table:table-cell>
              <table:table-cell office:value-type="float" office:value="0.424007676850811">
                <text:p>0.424007676850811</text:p>
              </table:table-cell>
              <table:table-cell office:value-type="float" office:value="0.323781808141911">
                <text:p>0.323781808141911</text:p>
              </table:table-cell>
              <table:table-cell office:value-type="float" office:value="0.274366179484889">
                <text:p>0.274366179484889</text:p>
              </table:table-cell>
              <table:table-cell office:value-type="float" office:value="0.454626132313472">
                <text:p>0.4546261323134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41729959729591">
                <text:p>0.341729959729591</text:p>
              </table:table-cell>
              <table:table-cell office:value-type="float" office:value="0.261126891577048">
                <text:p>0.261126891577048</text:p>
              </table:table-cell>
              <table:table-cell office:value-type="float" office:value="0.289157079853695">
                <text:p>0.289157079853695</text:p>
              </table:table-cell>
              <table:table-cell office:value-type="float" office:value="0.263127803028654">
                <text:p>0.263127803028654</text:p>
              </table:table-cell>
              <table:table-cell office:value-type="float" office:value="0.307618327943739">
                <text:p>0.30761832794373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12cm" svg:y="0.316cm" chart:style-name="ch2">
          <text:p>Dynamic Chunk Size SpeedUp</text:p>
        </chart:title>
        <chart:subtitle svg:x="7.277cm" svg:y="1.302cm" chart:style-name="ch3">
          <text:p>roadNY</text:p>
        </chart:subtitle>
        <chart:legend chart:legend-position="end" svg:x="12.187cm" svg:y="3.225cm" style:legend-expansion="high" chart:style-name="ch4"/>
        <chart:plot-area chart:style-name="ch5" table:cell-range-address="run.A387:run.F391" chart:data-source-has-labels="both" svg:x="1.314cm" svg:y="2.155cm" svg:width="10.553cm" svg:height="5.701cm">
          <chartooo:coordinate-region svg:x="2.059cm" svg:y="2.35cm" svg:width="9.7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388:run.A391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388:run.B391" chart:label-cell-address="run.B387:run.B387" chart:class="chart:scatter">
            <chart:domain table:cell-range-address="run.A388:run.A391"/>
            <chart:data-point chart:repeated="4"/>
          </chart:series>
          <chart:series chart:style-name="ch11" chart:values-cell-range-address="run.C388:run.C391" chart:label-cell-address="run.C387:run.C387" chart:class="chart:scatter">
            <chart:data-point chart:repeated="4"/>
          </chart:series>
          <chart:series chart:style-name="ch12" chart:values-cell-range-address="run.D388:run.D391" chart:label-cell-address="run.D387:run.D387" chart:class="chart:scatter">
            <chart:data-point chart:repeated="4"/>
          </chart:series>
          <chart:series chart:style-name="ch13" chart:values-cell-range-address="run.E388:run.E391" chart:label-cell-address="run.E387:run.E387" chart:class="chart:scatter">
            <chart:data-point chart:repeated="4"/>
          </chart:series>
          <chart:series chart:style-name="ch14" chart:values-cell-range-address="run.F388:run.F391" chart:label-cell-address="run.F387:run.F387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87:run.B387</svg:desc>
                </draw:g>
              </table:table-cell>
              <table:table-cell office:value-type="string">
                <text:p>Chunk Size 8</text:p>
                <draw:g>
                  <svg:desc>run.C387:run.C387</svg:desc>
                </draw:g>
              </table:table-cell>
              <table:table-cell office:value-type="string">
                <text:p>Chunk Size 32</text:p>
                <draw:g>
                  <svg:desc>run.D387:run.D387</svg:desc>
                </draw:g>
              </table:table-cell>
              <table:table-cell office:value-type="string">
                <text:p>Chunk Size 128</text:p>
                <draw:g>
                  <svg:desc>run.E387:run.E387</svg:desc>
                </draw:g>
              </table:table-cell>
              <table:table-cell office:value-type="string">
                <text:p>Chunk Size 512</text:p>
                <draw:g>
                  <svg:desc>run.F387:run.F38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88:run.A391</svg:desc>
                </draw:g>
              </table:table-cell>
              <table:table-cell office:value-type="float" office:value="0.469764588690371">
                <text:p>0.469764588690371</text:p>
                <draw:g>
                  <svg:desc>run.B388:run.B391</svg:desc>
                </draw:g>
              </table:table-cell>
              <table:table-cell office:value-type="float" office:value="0.471674167090766">
                <text:p>0.471674167090766</text:p>
                <draw:g>
                  <svg:desc>run.C388:run.C391</svg:desc>
                </draw:g>
              </table:table-cell>
              <table:table-cell office:value-type="float" office:value="0.472382070535439">
                <text:p>0.472382070535439</text:p>
                <draw:g>
                  <svg:desc>run.D388:run.D391</svg:desc>
                </draw:g>
              </table:table-cell>
              <table:table-cell office:value-type="float" office:value="0.472199225691545">
                <text:p>0.472199225691545</text:p>
                <draw:g>
                  <svg:desc>run.E388:run.E391</svg:desc>
                </draw:g>
              </table:table-cell>
              <table:table-cell office:value-type="float" office:value="0.472270534280913">
                <text:p>0.472270534280913</text:p>
                <draw:g>
                  <svg:desc>run.F388:run.F39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1467347726355">
                <text:p>0.91467347726355</text:p>
              </table:table-cell>
              <table:table-cell office:value-type="float" office:value="0.911827712458768">
                <text:p>0.911827712458768</text:p>
              </table:table-cell>
              <table:table-cell office:value-type="float" office:value="0.488197221292155">
                <text:p>0.488197221292155</text:p>
              </table:table-cell>
              <table:table-cell office:value-type="float" office:value="0.932874056883622">
                <text:p>0.932874056883622</text:p>
              </table:table-cell>
              <table:table-cell office:value-type="float" office:value="0.890092620962661">
                <text:p>0.8900926209626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5793813983722">
                <text:p>2.45793813983722</text:p>
              </table:table-cell>
              <table:table-cell office:value-type="float" office:value="2.68491060700515">
                <text:p>2.68491060700515</text:p>
              </table:table-cell>
              <table:table-cell office:value-type="float" office:value="1.68953681390059">
                <text:p>1.68953681390059</text:p>
              </table:table-cell>
              <table:table-cell office:value-type="float" office:value="1.46903956475982">
                <text:p>1.46903956475982</text:p>
              </table:table-cell>
              <table:table-cell office:value-type="float" office:value="0.866920776127392">
                <text:p>0.86692077612739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04450239898695">
                <text:p>3.04450239898695</text:p>
              </table:table-cell>
              <table:table-cell office:value-type="float" office:value="4.69047085666624">
                <text:p>4.69047085666624</text:p>
              </table:table-cell>
              <table:table-cell office:value-type="float" office:value="4.26893413063807">
                <text:p>4.26893413063807</text:p>
              </table:table-cell>
              <table:table-cell office:value-type="float" office:value="4.47223662728394">
                <text:p>4.47223662728394</text:p>
              </table:table-cell>
              <table:table-cell office:value-type="float" office:value="1.88475475184861">
                <text:p>1.884754751848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12cm" svg:y="0.316cm" chart:style-name="ch2">
          <text:p>Dynamic Chunk Size SpeedUp</text:p>
        </chart:title>
        <chart:subtitle svg:x="7.198cm" svg:y="1.302cm" chart:style-name="ch3">
          <text:p>roadFLA</text:p>
        </chart:subtitle>
        <chart:legend chart:legend-position="end" svg:x="12.187cm" svg:y="3.47cm" style:legend-expansion="high" chart:style-name="ch4"/>
        <chart:plot-area chart:style-name="ch5" table:cell-range-address="run.A394:run.C398 run.E394:run.F398" chart:data-source-has-labels="both" svg:x="1.314cm" svg:y="2.155cm" svg:width="10.553cm" svg:height="5.701cm">
          <chartooo:coordinate-region svg:x="1.953cm" svg:y="2.35cm" svg:width="9.816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395:run.A398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395:run.B398" chart:label-cell-address="run.B394:run.B394" chart:class="chart:scatter">
            <chart:domain table:cell-range-address="run.A395:run.A398"/>
            <chart:data-point chart:repeated="4"/>
          </chart:series>
          <chart:series chart:style-name="ch11" chart:values-cell-range-address="run.C395:run.C398" chart:label-cell-address="run.C394:run.C394" chart:class="chart:scatter">
            <chart:data-point chart:repeated="4"/>
          </chart:series>
          <chart:series chart:style-name="ch12" chart:values-cell-range-address="run.E395:run.E398" chart:label-cell-address="run.E394:run.E394" chart:class="chart:scatter">
            <chart:data-point chart:repeated="4"/>
          </chart:series>
          <chart:series chart:style-name="ch13" chart:values-cell-range-address="run.F395:run.F398" chart:label-cell-address="run.F394:run.F394" chart:class="chart:scatte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94:run.B394</svg:desc>
                </draw:g>
              </table:table-cell>
              <table:table-cell office:value-type="string">
                <text:p>Chunk Size 8</text:p>
                <draw:g>
                  <svg:desc>run.C394:run.C394</svg:desc>
                </draw:g>
              </table:table-cell>
              <table:table-cell office:value-type="string">
                <text:p>Chunk Size 128</text:p>
                <draw:g>
                  <svg:desc>run.E394:run.E394</svg:desc>
                </draw:g>
              </table:table-cell>
              <table:table-cell office:value-type="string">
                <text:p>Chunk Size 512</text:p>
                <draw:g>
                  <svg:desc>run.F394:run.F39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95:run.A398</svg:desc>
                </draw:g>
              </table:table-cell>
              <table:table-cell office:value-type="float" office:value="0.484303287270281">
                <text:p>0.484303287270281</text:p>
                <draw:g>
                  <svg:desc>run.B395:run.B398</svg:desc>
                </draw:g>
              </table:table-cell>
              <table:table-cell office:value-type="float" office:value="0.484276981914081">
                <text:p>0.484276981914081</text:p>
                <draw:g>
                  <svg:desc>run.C395:run.C398</svg:desc>
                </draw:g>
              </table:table-cell>
              <table:table-cell office:value-type="float" office:value="0.484322873142783">
                <text:p>0.484322873142783</text:p>
                <draw:g>
                  <svg:desc>run.E395:run.E398</svg:desc>
                </draw:g>
              </table:table-cell>
              <table:table-cell office:value-type="float" office:value="0.48015410324977">
                <text:p>0.48015410324977</text:p>
                <draw:g>
                  <svg:desc>run.F395:run.F39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3475893371635">
                <text:p>0.643475893371635</text:p>
              </table:table-cell>
              <table:table-cell office:value-type="float" office:value="1.30506253718648">
                <text:p>1.30506253718648</text:p>
              </table:table-cell>
              <table:table-cell office:value-type="float" office:value="1.02761663947397">
                <text:p>1.02761663947397</text:p>
              </table:table-cell>
              <table:table-cell office:value-type="float" office:value="1.3456270723846">
                <text:p>1.34562707238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11220348863982">
                <text:p>3.11220348863982</text:p>
              </table:table-cell>
              <table:table-cell office:value-type="float" office:value="3.0201339971971">
                <text:p>3.0201339971971</text:p>
              </table:table-cell>
              <table:table-cell office:value-type="float" office:value="3.08094371650032">
                <text:p>3.08094371650032</text:p>
              </table:table-cell>
              <table:table-cell office:value-type="float" office:value="3.04582448621829">
                <text:p>3.045824486218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0052202431014">
                <text:p>4.00052202431014</text:p>
              </table:table-cell>
              <table:table-cell office:value-type="float" office:value="75.1542404379439">
                <text:p>75.1542404379439</text:p>
              </table:table-cell>
              <table:table-cell office:value-type="float" office:value="4.17665602475057">
                <text:p>4.17665602475057</text:p>
              </table:table-cell>
              <table:table-cell office:value-type="float" office:value="3.94551144036577">
                <text:p>3.945511440365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12cm" svg:y="0.316cm" chart:style-name="ch2">
          <text:p>Dynamic Chunk Size SpeedUp</text:p>
        </chart:title>
        <chart:subtitle svg:x="7.198cm" svg:y="1.302cm" chart:style-name="ch3">
          <text:p>roadFLA</text:p>
        </chart:subtitle>
        <chart:legend chart:legend-position="end" svg:x="12.381cm" svg:y="4.205cm" style:legend-expansion="high" chart:style-name="ch4"/>
        <chart:plot-area chart:style-name="ch5" table:cell-range-address="run.A394:run.A398 run.D394:run.D398" chart:data-source-has-labels="row" svg:x="1.314cm" svg:y="2.155cm" svg:width="10.747cm" svg:height="5.701cm">
          <chartooo:coordinate-region svg:x="2.147cm" svg:y="2.35cm" svg:width="9.622cm" svg:height="4.867cm"/>
          <chart:axis chart:dimension="x" chart:name="primary-x" chart:style-name="ch6">
            <chart:title svg:x="5.66cm" svg:y="8.037cm" chart:style-name="ch7">
              <text:p>Thread Count</text:p>
            </chart:title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D395:run.D398" chart:label-cell-address="run.D394:run.D394" chart:class="chart:scatter">
            <chart:domain table:cell-range-address="run.A395:run.A398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unk Size 32</text:p>
                <draw:g>
                  <svg:desc>run.D394:run.D3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un.A395:run.A398</svg:desc>
                </draw:g>
              </table:table-cell>
              <table:table-cell office:value-type="float" office:value="0.484186031726577">
                <text:p>0.484186031726577</text:p>
                <draw:g>
                  <svg:desc>run.D395:run.D3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9258000159352">
                <text:p>1.29258000159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74.550935818863">
                <text:p>974.550935818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02229982345218">
                <text:p>4.022299823452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Static Chunk Size SpeedUps - Over Edges</text:p>
        </chart:title>
        <chart:subtitle svg:x="7.339cm" svg:y="1.302cm" chart:style-name="ch3">
          <text:p>rmat15</text:p>
        </chart:subtitle>
        <chart:legend chart:legend-position="end" svg:x="12.187cm" svg:y="3.225cm" style:legend-expansion="high" chart:style-name="ch4"/>
        <chart:plot-area chart:style-name="ch5" table:cell-range-address="run.A401:run.F405" chart:data-source-has-labels="both" svg:x="1.314cm" svg:y="2.155cm" svg:width="10.553cm" svg:height="5.701cm">
          <chartooo:coordinate-region svg:x="2.059cm" svg:y="2.35cm" svg:width="9.7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02:run.A405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02:run.B405" chart:label-cell-address="run.B401:run.B401" chart:class="chart:scatter">
            <chart:domain table:cell-range-address="run.A402:run.A405"/>
            <chart:data-point chart:repeated="4"/>
          </chart:series>
          <chart:series chart:style-name="ch11" chart:values-cell-range-address="run.C402:run.C405" chart:label-cell-address="run.C401:run.C401" chart:class="chart:scatter">
            <chart:data-point chart:repeated="4"/>
          </chart:series>
          <chart:series chart:style-name="ch12" chart:values-cell-range-address="run.D402:run.D405" chart:label-cell-address="run.D401:run.D401" chart:class="chart:scatter">
            <chart:data-point chart:repeated="4"/>
          </chart:series>
          <chart:series chart:style-name="ch13" chart:values-cell-range-address="run.E402:run.E405" chart:label-cell-address="run.E401:run.E401" chart:class="chart:scatter">
            <chart:data-point chart:repeated="4"/>
          </chart:series>
          <chart:series chart:style-name="ch14" chart:values-cell-range-address="run.F402:run.F405" chart:label-cell-address="run.F401:run.F401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01:run.B401</svg:desc>
                </draw:g>
              </table:table-cell>
              <table:table-cell office:value-type="string">
                <text:p>Chunk Size 8</text:p>
                <draw:g>
                  <svg:desc>run.C401:run.C401</svg:desc>
                </draw:g>
              </table:table-cell>
              <table:table-cell office:value-type="string">
                <text:p>Chunk Size 32</text:p>
                <draw:g>
                  <svg:desc>run.D401:run.D401</svg:desc>
                </draw:g>
              </table:table-cell>
              <table:table-cell office:value-type="string">
                <text:p>Chunk Size 128</text:p>
                <draw:g>
                  <svg:desc>run.E401:run.E401</svg:desc>
                </draw:g>
              </table:table-cell>
              <table:table-cell office:value-type="string">
                <text:p>Chunk Size 512</text:p>
                <draw:g>
                  <svg:desc>run.F401:run.F40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02:run.A405</svg:desc>
                </draw:g>
              </table:table-cell>
              <table:table-cell office:value-type="float" office:value="0.325703578172022">
                <text:p>0.325703578172022</text:p>
                <draw:g>
                  <svg:desc>run.B402:run.B405</svg:desc>
                </draw:g>
              </table:table-cell>
              <table:table-cell office:value-type="float" office:value="0.310717676325689">
                <text:p>0.310717676325689</text:p>
                <draw:g>
                  <svg:desc>run.C402:run.C405</svg:desc>
                </draw:g>
              </table:table-cell>
              <table:table-cell office:value-type="float" office:value="0.456009095285759">
                <text:p>0.456009095285759</text:p>
                <draw:g>
                  <svg:desc>run.D402:run.D405</svg:desc>
                </draw:g>
              </table:table-cell>
              <table:table-cell office:value-type="float" office:value="0.459491461036226">
                <text:p>0.459491461036226</text:p>
                <draw:g>
                  <svg:desc>run.E402:run.E405</svg:desc>
                </draw:g>
              </table:table-cell>
              <table:table-cell office:value-type="float" office:value="0.345119386395988">
                <text:p>0.345119386395988</text:p>
                <draw:g>
                  <svg:desc>run.F402:run.F40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4715314205489">
                <text:p>0.204715314205489</text:p>
              </table:table-cell>
              <table:table-cell office:value-type="float" office:value="0.21683328397012">
                <text:p>0.21683328397012</text:p>
              </table:table-cell>
              <table:table-cell office:value-type="float" office:value="0.197527155310721">
                <text:p>0.197527155310721</text:p>
              </table:table-cell>
              <table:table-cell office:value-type="float" office:value="0.30105654936818">
                <text:p>0.30105654936818</text:p>
              </table:table-cell>
              <table:table-cell office:value-type="float" office:value="0.217660027595534">
                <text:p>0.2176600275955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7087137598205">
                <text:p>0.317087137598205</text:p>
              </table:table-cell>
              <table:table-cell office:value-type="float" office:value="0.357442513303413">
                <text:p>0.357442513303413</text:p>
              </table:table-cell>
              <table:table-cell office:value-type="float" office:value="0.308362700620361">
                <text:p>0.308362700620361</text:p>
              </table:table-cell>
              <table:table-cell office:value-type="float" office:value="0.271950475106509">
                <text:p>0.271950475106509</text:p>
              </table:table-cell>
              <table:table-cell office:value-type="float" office:value="0.273500729001073">
                <text:p>0.2735007290010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0865328696725">
                <text:p>0.270865328696725</text:p>
              </table:table-cell>
              <table:table-cell office:value-type="float" office:value="0.118917451803013">
                <text:p>0.118917451803013</text:p>
              </table:table-cell>
              <table:table-cell office:value-type="float" office:value="0.129933444212202">
                <text:p>0.129933444212202</text:p>
              </table:table-cell>
              <table:table-cell office:value-type="float" office:value="0.221012817431168">
                <text:p>0.221012817431168</text:p>
              </table:table-cell>
              <table:table-cell office:value-type="float" office:value="0.670748324574328">
                <text:p>0.67074832457432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Static Chunk Size SpeedUps - Over Edges</text:p>
        </chart:title>
        <chart:subtitle svg:x="7.339cm" svg:y="1.302cm" chart:style-name="ch3">
          <text:p>rmat22</text:p>
        </chart:subtitle>
        <chart:legend chart:legend-position="end" svg:x="12.187cm" svg:y="3.225cm" style:legend-expansion="high" chart:style-name="ch4"/>
        <chart:plot-area chart:style-name="ch5" table:cell-range-address="run.A408:run.F412" chart:data-source-has-labels="both" svg:x="1.314cm" svg:y="2.155cm" svg:width="10.553cm" svg:height="5.701cm">
          <chartooo:coordinate-region svg:x="2.059cm" svg:y="2.351cm" svg:width="9.709cm" svg:height="4.866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09:run.A412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09:run.B412" chart:label-cell-address="run.B408:run.B408" chart:class="chart:scatter">
            <chart:domain table:cell-range-address="run.A409:run.A412"/>
            <chart:data-point chart:repeated="4"/>
          </chart:series>
          <chart:series chart:style-name="ch11" chart:values-cell-range-address="run.C409:run.C412" chart:label-cell-address="run.C408:run.C408" chart:class="chart:scatter">
            <chart:data-point chart:repeated="4"/>
          </chart:series>
          <chart:series chart:style-name="ch12" chart:values-cell-range-address="run.D409:run.D412" chart:label-cell-address="run.D408:run.D408" chart:class="chart:scatter">
            <chart:data-point chart:repeated="4"/>
          </chart:series>
          <chart:series chart:style-name="ch13" chart:values-cell-range-address="run.E409:run.E412" chart:label-cell-address="run.E408:run.E408" chart:class="chart:scatter">
            <chart:data-point chart:repeated="4"/>
          </chart:series>
          <chart:series chart:style-name="ch14" chart:values-cell-range-address="run.F409:run.F412" chart:label-cell-address="run.F408:run.F408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08:run.B408</svg:desc>
                </draw:g>
              </table:table-cell>
              <table:table-cell office:value-type="string">
                <text:p>Chunk Size 8</text:p>
                <draw:g>
                  <svg:desc>run.C408:run.C408</svg:desc>
                </draw:g>
              </table:table-cell>
              <table:table-cell office:value-type="string">
                <text:p>Chunk Size 32</text:p>
                <draw:g>
                  <svg:desc>run.D408:run.D408</svg:desc>
                </draw:g>
              </table:table-cell>
              <table:table-cell office:value-type="string">
                <text:p>Chunk Size 128</text:p>
                <draw:g>
                  <svg:desc>run.E408:run.E408</svg:desc>
                </draw:g>
              </table:table-cell>
              <table:table-cell office:value-type="string">
                <text:p>Chunk Size 512</text:p>
                <draw:g>
                  <svg:desc>run.F408:run.F40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09:run.A412</svg:desc>
                </draw:g>
              </table:table-cell>
              <table:table-cell office:value-type="float" office:value="0.413454048659435">
                <text:p>0.413454048659435</text:p>
                <draw:g>
                  <svg:desc>run.B409:run.B412</svg:desc>
                </draw:g>
              </table:table-cell>
              <table:table-cell office:value-type="float" office:value="0.486624888914803">
                <text:p>0.486624888914803</text:p>
                <draw:g>
                  <svg:desc>run.C409:run.C412</svg:desc>
                </draw:g>
              </table:table-cell>
              <table:table-cell office:value-type="float" office:value="0.532317451396626">
                <text:p>0.532317451396626</text:p>
                <draw:g>
                  <svg:desc>run.D409:run.D412</svg:desc>
                </draw:g>
              </table:table-cell>
              <table:table-cell office:value-type="float" office:value="0.515262388076048">
                <text:p>0.515262388076048</text:p>
                <draw:g>
                  <svg:desc>run.E409:run.E412</svg:desc>
                </draw:g>
              </table:table-cell>
              <table:table-cell office:value-type="float" office:value="0.554818535078776">
                <text:p>0.554818535078776</text:p>
                <draw:g>
                  <svg:desc>run.F409:run.F4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9528240201084">
                <text:p>0.259528240201084</text:p>
              </table:table-cell>
              <table:table-cell office:value-type="float" office:value="0.366985833995219">
                <text:p>0.366985833995219</text:p>
              </table:table-cell>
              <table:table-cell office:value-type="float" office:value="0.357813968971326">
                <text:p>0.357813968971326</text:p>
              </table:table-cell>
              <table:table-cell office:value-type="float" office:value="0.278905843307703">
                <text:p>0.278905843307703</text:p>
              </table:table-cell>
              <table:table-cell office:value-type="float" office:value="0.331233259112977">
                <text:p>0.3312332591129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6355757347982">
                <text:p>0.316355757347982</text:p>
              </table:table-cell>
              <table:table-cell office:value-type="float" office:value="0.253355445448251">
                <text:p>0.253355445448251</text:p>
              </table:table-cell>
              <table:table-cell office:value-type="float" office:value="0.246551296907774">
                <text:p>0.246551296907774</text:p>
              </table:table-cell>
              <table:table-cell office:value-type="float" office:value="0.235673403704646">
                <text:p>0.235673403704646</text:p>
              </table:table-cell>
              <table:table-cell office:value-type="float" office:value="0.3214067357368">
                <text:p>0.32140673573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21562000302726">
                <text:p>0.321562000302726</text:p>
              </table:table-cell>
              <table:table-cell office:value-type="float" office:value="0.292600576477381">
                <text:p>0.292600576477381</text:p>
              </table:table-cell>
              <table:table-cell office:value-type="float" office:value="0.288263534286316">
                <text:p>0.288263534286316</text:p>
              </table:table-cell>
              <table:table-cell office:value-type="float" office:value="0.296343268485882">
                <text:p>0.296343268485882</text:p>
              </table:table-cell>
              <table:table-cell office:value-type="float" office:value="0.322098027002568">
                <text:p>0.32209802700256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Static Chunk Size SpeedUps - Over Edges</text:p>
        </chart:title>
        <chart:subtitle svg:x="7.277cm" svg:y="1.302cm" chart:style-name="ch3">
          <text:p>roadNY</text:p>
        </chart:subtitle>
        <chart:legend chart:legend-position="end" svg:x="12.187cm" svg:y="3.225cm" style:legend-expansion="high" chart:style-name="ch4"/>
        <chart:plot-area chart:style-name="ch5" table:cell-range-address="run.A415:run.F419" chart:data-source-has-labels="both" svg:x="1.314cm" svg:y="2.155cm" svg:width="10.553cm" svg:height="5.701cm">
          <chartooo:coordinate-region svg:x="1.759cm" svg:y="2.35cm" svg:width="10.0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16:run.A419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16:run.B419" chart:label-cell-address="run.B415:run.B415" chart:class="chart:scatter">
            <chart:domain table:cell-range-address="run.A416:run.A419"/>
            <chart:data-point chart:repeated="4"/>
          </chart:series>
          <chart:series chart:style-name="ch11" chart:values-cell-range-address="run.C416:run.C419" chart:label-cell-address="run.C415:run.C415" chart:class="chart:scatter">
            <chart:data-point chart:repeated="4"/>
          </chart:series>
          <chart:series chart:style-name="ch12" chart:values-cell-range-address="run.D416:run.D419" chart:label-cell-address="run.D415:run.D415" chart:class="chart:scatter">
            <chart:data-point chart:repeated="4"/>
          </chart:series>
          <chart:series chart:style-name="ch13" chart:values-cell-range-address="run.E416:run.E419" chart:label-cell-address="run.E415:run.E415" chart:class="chart:scatter">
            <chart:data-point chart:repeated="4"/>
          </chart:series>
          <chart:series chart:style-name="ch14" chart:values-cell-range-address="run.F416:run.F419" chart:label-cell-address="run.F415:run.F415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15:run.B415</svg:desc>
                </draw:g>
              </table:table-cell>
              <table:table-cell office:value-type="string">
                <text:p>Chunk Size 8</text:p>
                <draw:g>
                  <svg:desc>run.C415:run.C415</svg:desc>
                </draw:g>
              </table:table-cell>
              <table:table-cell office:value-type="string">
                <text:p>Chunk Size 32</text:p>
                <draw:g>
                  <svg:desc>run.D415:run.D415</svg:desc>
                </draw:g>
              </table:table-cell>
              <table:table-cell office:value-type="string">
                <text:p>Chunk Size 128</text:p>
                <draw:g>
                  <svg:desc>run.E415:run.E415</svg:desc>
                </draw:g>
              </table:table-cell>
              <table:table-cell office:value-type="string">
                <text:p>Chunk Size 512</text:p>
                <draw:g>
                  <svg:desc>run.F415:run.F41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16:run.A419</svg:desc>
                </draw:g>
              </table:table-cell>
              <table:table-cell office:value-type="float" office:value="0.725333187035291">
                <text:p>0.725333187035291</text:p>
                <draw:g>
                  <svg:desc>run.B416:run.B419</svg:desc>
                </draw:g>
              </table:table-cell>
              <table:table-cell office:value-type="float" office:value="0.724113245015212">
                <text:p>0.724113245015212</text:p>
                <draw:g>
                  <svg:desc>run.C416:run.C419</svg:desc>
                </draw:g>
              </table:table-cell>
              <table:table-cell office:value-type="float" office:value="0.723176696118546">
                <text:p>0.723176696118546</text:p>
                <draw:g>
                  <svg:desc>run.D416:run.D419</svg:desc>
                </draw:g>
              </table:table-cell>
              <table:table-cell office:value-type="float" office:value="0.710237048189971">
                <text:p>0.710237048189971</text:p>
                <draw:g>
                  <svg:desc>run.E416:run.E419</svg:desc>
                </draw:g>
              </table:table-cell>
              <table:table-cell office:value-type="float" office:value="0.725191518936167">
                <text:p>0.725191518936167</text:p>
                <draw:g>
                  <svg:desc>run.F416:run.F41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607656940288">
                <text:p>1.0607656940288</text:p>
              </table:table-cell>
              <table:table-cell office:value-type="float" office:value="1.26236897661929">
                <text:p>1.26236897661929</text:p>
              </table:table-cell>
              <table:table-cell office:value-type="float" office:value="0.721918004987194">
                <text:p>0.721918004987194</text:p>
              </table:table-cell>
              <table:table-cell office:value-type="float" office:value="1.11261245885138">
                <text:p>1.11261245885138</text:p>
              </table:table-cell>
              <table:table-cell office:value-type="float" office:value="1.15890221486813">
                <text:p>1.158902214868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9241887263375">
                <text:p>2.79241887263375</text:p>
              </table:table-cell>
              <table:table-cell office:value-type="float" office:value="0.71879884266139">
                <text:p>0.71879884266139</text:p>
              </table:table-cell>
              <table:table-cell office:value-type="float" office:value="2.69733612455818">
                <text:p>2.69733612455818</text:p>
              </table:table-cell>
              <table:table-cell office:value-type="float" office:value="2.48171138266629">
                <text:p>2.48171138266629</text:p>
              </table:table-cell>
              <table:table-cell office:value-type="float" office:value="2.88444257916558">
                <text:p>2.88444257916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91318837167999">
                <text:p>3.91318837167999</text:p>
              </table:table-cell>
              <table:table-cell office:value-type="float" office:value="2.63523913612097">
                <text:p>2.63523913612097</text:p>
              </table:table-cell>
              <table:table-cell office:value-type="float" office:value="4.04549513271959">
                <text:p>4.04549513271959</text:p>
              </table:table-cell>
              <table:table-cell office:value-type="float" office:value="4.81209990062212">
                <text:p>4.81209990062212</text:p>
              </table:table-cell>
              <table:table-cell office:value-type="float" office:value="2.36891086375376">
                <text:p>2.3689108637537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Static Chunk Size SpeedUps - Over Edges</text:p>
        </chart:title>
        <chart:subtitle svg:x="7.198cm" svg:y="1.302cm" chart:style-name="ch3">
          <text:p>roadFLA</text:p>
        </chart:subtitle>
        <chart:legend chart:legend-position="end" svg:x="12.187cm" svg:y="3.225cm" style:legend-expansion="high" chart:style-name="ch4"/>
        <chart:plot-area chart:style-name="ch5" table:cell-range-address="run.A422:run.F426" chart:data-source-has-labels="both" svg:x="1.314cm" svg:y="2.155cm" svg:width="10.553cm" svg:height="5.701cm">
          <chartooo:coordinate-region svg:x="1.759cm" svg:y="2.35cm" svg:width="10.0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23:run.A426"/>
          </chart:axis>
          <chart:axis chart:dimension="y" chart:name="primary-y" chart:style-name="ch8">
            <chart:title svg:x="0.451cm" svg:y="5.741cm" chart:style-name="ch9">
              <text:p>SpeedUP</text:p>
            </chart:title>
            <chart:grid chart:style-name="ch10" chart:class="major"/>
          </chart:axis>
          <chart:series chart:style-name="ch11" chart:values-cell-range-address="run.B423:run.B426" chart:label-cell-address="run.B422:run.B422" chart:class="chart:scatter">
            <chart:domain table:cell-range-address="run.A423:run.A426"/>
            <chart:data-point chart:repeated="4"/>
          </chart:series>
          <chart:series chart:style-name="ch12" chart:values-cell-range-address="run.C423:run.C426" chart:label-cell-address="run.C422:run.C422" chart:class="chart:scatter">
            <chart:data-point chart:repeated="4"/>
          </chart:series>
          <chart:series chart:style-name="ch13" chart:values-cell-range-address="run.D423:run.D426" chart:label-cell-address="run.D422:run.D422" chart:class="chart:scatter">
            <chart:data-point chart:repeated="4"/>
          </chart:series>
          <chart:series chart:style-name="ch14" chart:values-cell-range-address="run.E423:run.E426" chart:label-cell-address="run.E422:run.E422" chart:class="chart:scatter">
            <chart:data-point chart:repeated="4"/>
          </chart:series>
          <chart:series chart:style-name="ch15" chart:values-cell-range-address="run.F423:run.F426" chart:label-cell-address="run.F422:run.F422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22:run.B422</svg:desc>
                </draw:g>
              </table:table-cell>
              <table:table-cell office:value-type="string">
                <text:p>Chunk Size 8</text:p>
                <draw:g>
                  <svg:desc>run.C422:run.C422</svg:desc>
                </draw:g>
              </table:table-cell>
              <table:table-cell office:value-type="string">
                <text:p>Chunk Size 32</text:p>
                <draw:g>
                  <svg:desc>run.D422:run.D422</svg:desc>
                </draw:g>
              </table:table-cell>
              <table:table-cell office:value-type="string">
                <text:p>Chunk Size 128</text:p>
                <draw:g>
                  <svg:desc>run.E422:run.E422</svg:desc>
                </draw:g>
              </table:table-cell>
              <table:table-cell office:value-type="string">
                <text:p>Chunk Size 512</text:p>
                <draw:g>
                  <svg:desc>run.F422:run.F42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23:run.A426</svg:desc>
                </draw:g>
              </table:table-cell>
              <table:table-cell office:value-type="float" office:value="0.766474566322057">
                <text:p>0.766474566322057</text:p>
                <draw:g>
                  <svg:desc>run.B423:run.B426</svg:desc>
                </draw:g>
              </table:table-cell>
              <table:table-cell office:value-type="float" office:value="0.76607080799077">
                <text:p>0.76607080799077</text:p>
                <draw:g>
                  <svg:desc>run.C423:run.C426</svg:desc>
                </draw:g>
              </table:table-cell>
              <table:table-cell office:value-type="float" office:value="0.766279049505651">
                <text:p>0.766279049505651</text:p>
                <draw:g>
                  <svg:desc>run.D423:run.D426</svg:desc>
                </draw:g>
              </table:table-cell>
              <table:table-cell office:value-type="float" office:value="0.765803045263411">
                <text:p>0.765803045263411</text:p>
                <draw:g>
                  <svg:desc>run.E423:run.E426</svg:desc>
                </draw:g>
              </table:table-cell>
              <table:table-cell office:value-type="float" office:value="0.7660630779882">
                <text:p>0.7660630779882</text:p>
                <draw:g>
                  <svg:desc>run.F423:run.F42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9192462923715">
                <text:p>2.29192462923715</text:p>
              </table:table-cell>
              <table:table-cell office:value-type="float" office:value="2.05901663086273">
                <text:p>2.05901663086273</text:p>
              </table:table-cell>
              <table:table-cell office:value-type="float" office:value="1.84393980945201">
                <text:p>1.84393980945201</text:p>
              </table:table-cell>
              <table:table-cell office:value-type="float" office:value="2.39239473857753">
                <text:p>2.39239473857753</text:p>
              </table:table-cell>
              <table:table-cell office:value-type="float" office:value="2.40896624080844">
                <text:p>2.408966240808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15471770039">
                <text:p>3.415471770039</text:p>
              </table:table-cell>
              <table:table-cell office:value-type="float" office:value="3.15544721772346">
                <text:p>3.15544721772346</text:p>
              </table:table-cell>
              <table:table-cell office:value-type="float" office:value="3.32426230003697">
                <text:p>3.32426230003697</text:p>
              </table:table-cell>
              <table:table-cell office:value-type="float" office:value="3.24303313695552">
                <text:p>3.24303313695552</text:p>
              </table:table-cell>
              <table:table-cell office:value-type="float" office:value="3.29269255782167">
                <text:p>3.292692557821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2700520160327">
                <text:p>3.42700520160327</text:p>
              </table:table-cell>
              <table:table-cell office:value-type="float" office:value="5.20106974516917">
                <text:p>5.20106974516917</text:p>
              </table:table-cell>
              <table:table-cell office:value-type="float" office:value="3.60130813539646">
                <text:p>3.60130813539646</text:p>
              </table:table-cell>
              <table:table-cell office:value-type="float" office:value="3.18037287964845">
                <text:p>3.18037287964845</text:p>
              </table:table-cell>
              <table:table-cell office:value-type="float" office:value="3.62176670015403">
                <text:p>3.6217667001540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04cm" svg:y="0.316cm" chart:style-name="ch2">
          <text:p>Dynamic Chunk Size SpeedUps - Over Edges</text:p>
        </chart:title>
        <chart:subtitle svg:x="7.339cm" svg:y="1.302cm" chart:style-name="ch3">
          <text:p>rmat15</text:p>
        </chart:subtitle>
        <chart:legend chart:legend-position="end" svg:x="12.187cm" svg:y="3.225cm" style:legend-expansion="high" chart:style-name="ch4"/>
        <chart:plot-area chart:style-name="ch5" table:cell-range-address="run.A429:run.F433" chart:data-source-has-labels="both" svg:x="1.314cm" svg:y="2.155cm" svg:width="10.553cm" svg:height="5.701cm">
          <chartooo:coordinate-region svg:x="2.253cm" svg:y="2.35cm" svg:width="9.515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30:run.A433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30:run.B433" chart:label-cell-address="run.B429:run.B429" chart:class="chart:scatter">
            <chart:domain table:cell-range-address="run.A430:run.A433"/>
            <chart:data-point chart:repeated="4"/>
          </chart:series>
          <chart:series chart:style-name="ch11" chart:values-cell-range-address="run.C430:run.C433" chart:label-cell-address="run.C429:run.C429" chart:class="chart:scatter">
            <chart:data-point chart:repeated="4"/>
          </chart:series>
          <chart:series chart:style-name="ch12" chart:values-cell-range-address="run.D430:run.D433" chart:label-cell-address="run.D429:run.D429" chart:class="chart:scatter">
            <chart:data-point chart:repeated="4"/>
          </chart:series>
          <chart:series chart:style-name="ch13" chart:values-cell-range-address="run.E430:run.E433" chart:label-cell-address="run.E429:run.E429" chart:class="chart:scatter">
            <chart:data-point chart:repeated="4"/>
          </chart:series>
          <chart:series chart:style-name="ch14" chart:values-cell-range-address="run.F430:run.F433" chart:label-cell-address="run.F429:run.F429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29:run.B429</svg:desc>
                </draw:g>
              </table:table-cell>
              <table:table-cell office:value-type="string">
                <text:p>Chunk Size 8</text:p>
                <draw:g>
                  <svg:desc>run.C429:run.C429</svg:desc>
                </draw:g>
              </table:table-cell>
              <table:table-cell office:value-type="string">
                <text:p>Chunk Size 32</text:p>
                <draw:g>
                  <svg:desc>run.D429:run.D429</svg:desc>
                </draw:g>
              </table:table-cell>
              <table:table-cell office:value-type="string">
                <text:p>Chunk Size 128</text:p>
                <draw:g>
                  <svg:desc>run.E429:run.E429</svg:desc>
                </draw:g>
              </table:table-cell>
              <table:table-cell office:value-type="string">
                <text:p>Chunk Size 512</text:p>
                <draw:g>
                  <svg:desc>run.F429:run.F42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30:run.A433</svg:desc>
                </draw:g>
              </table:table-cell>
              <table:table-cell office:value-type="float" office:value="0.366533732193106">
                <text:p>0.366533732193106</text:p>
                <draw:g>
                  <svg:desc>run.B430:run.B433</svg:desc>
                </draw:g>
              </table:table-cell>
              <table:table-cell office:value-type="float" office:value="0.331842851610988">
                <text:p>0.331842851610988</text:p>
                <draw:g>
                  <svg:desc>run.C430:run.C433</svg:desc>
                </draw:g>
              </table:table-cell>
              <table:table-cell office:value-type="float" office:value="0.46086295911202">
                <text:p>0.46086295911202</text:p>
                <draw:g>
                  <svg:desc>run.D430:run.D433</svg:desc>
                </draw:g>
              </table:table-cell>
              <table:table-cell office:value-type="float" office:value="0.344484399943913">
                <text:p>0.344484399943913</text:p>
                <draw:g>
                  <svg:desc>run.E430:run.E433</svg:desc>
                </draw:g>
              </table:table-cell>
              <table:table-cell office:value-type="float" office:value="0.303067305430905">
                <text:p>0.303067305430905</text:p>
                <draw:g>
                  <svg:desc>run.F430:run.F4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02803786835686">
                <text:p>0.202803786835686</text:p>
              </table:table-cell>
              <table:table-cell office:value-type="float" office:value="0.188235458053721">
                <text:p>0.188235458053721</text:p>
              </table:table-cell>
              <table:table-cell office:value-type="float" office:value="0.203197305421098">
                <text:p>0.203197305421098</text:p>
              </table:table-cell>
              <table:table-cell office:value-type="float" office:value="0.195243223694676">
                <text:p>0.195243223694676</text:p>
              </table:table-cell>
              <table:table-cell office:value-type="float" office:value="0.116304582048157">
                <text:p>0.116304582048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9017841503188">
                <text:p>0.219017841503188</text:p>
              </table:table-cell>
              <table:table-cell office:value-type="float" office:value="0.328914818676274">
                <text:p>0.328914818676274</text:p>
              </table:table-cell>
              <table:table-cell office:value-type="float" office:value="0.316831359797145">
                <text:p>0.316831359797145</text:p>
              </table:table-cell>
              <table:table-cell office:value-type="float" office:value="0.170864417550268">
                <text:p>0.170864417550268</text:p>
              </table:table-cell>
              <table:table-cell office:value-type="float" office:value="0.290058552369865">
                <text:p>0.29005855236986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10720537843621">
                <text:p>0.110720537843621</text:p>
              </table:table-cell>
              <table:table-cell office:value-type="float" office:value="0.25372343363599">
                <text:p>0.25372343363599</text:p>
              </table:table-cell>
              <table:table-cell office:value-type="float" office:value="0.0978608330715428">
                <text:p>0.0978608330715428</text:p>
              </table:table-cell>
              <table:table-cell office:value-type="float" office:value="0.170885675376893">
                <text:p>0.170885675376893</text:p>
              </table:table-cell>
              <table:table-cell office:value-type="float" office:value="0.135692091667515">
                <text:p>0.1356920916675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04cm" svg:y="0.316cm" chart:style-name="ch2">
          <text:p>Dynamic Chunk Size SpeedUps - Over Edges</text:p>
        </chart:title>
        <chart:subtitle svg:x="7.339cm" svg:y="1.302cm" chart:style-name="ch3">
          <text:p>rmat22</text:p>
        </chart:subtitle>
        <chart:legend chart:legend-position="end" svg:x="12.187cm" svg:y="3.225cm" style:legend-expansion="high" chart:style-name="ch4"/>
        <chart:plot-area chart:style-name="ch5" table:cell-range-address="run.A436:run.F440" chart:data-source-has-labels="both" svg:x="1.314cm" svg:y="2.155cm" svg:width="10.553cm" svg:height="5.701cm">
          <chartooo:coordinate-region svg:x="2.059cm" svg:y="2.351cm" svg:width="9.709cm" svg:height="4.866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37:run.A440"/>
          </chart:axis>
          <chart:axis chart:dimension="y" chart:name="primary-y" chart:style-name="ch8">
            <chart:title svg:x="0.451cm" svg:y="5.724cm" chart:style-name="ch9">
              <text:p>SpeedUp</text:p>
            </chart:title>
            <chart:grid chart:style-name="ch10" chart:class="major"/>
          </chart:axis>
          <chart:series chart:style-name="ch11" chart:values-cell-range-address="run.B437:run.B440" chart:label-cell-address="run.B436:run.B436" chart:class="chart:scatter">
            <chart:domain table:cell-range-address="run.A437:run.A440"/>
            <chart:data-point chart:repeated="4"/>
          </chart:series>
          <chart:series chart:style-name="ch12" chart:values-cell-range-address="run.C437:run.C440" chart:label-cell-address="run.C436:run.C436" chart:class="chart:scatter">
            <chart:data-point chart:repeated="4"/>
          </chart:series>
          <chart:series chart:style-name="ch13" chart:values-cell-range-address="run.D437:run.D440" chart:label-cell-address="run.D436:run.D436" chart:class="chart:scatter">
            <chart:data-point chart:repeated="4"/>
          </chart:series>
          <chart:series chart:style-name="ch14" chart:values-cell-range-address="run.E437:run.E440" chart:label-cell-address="run.E436:run.E436" chart:class="chart:scatter">
            <chart:data-point chart:repeated="4"/>
          </chart:series>
          <chart:series chart:style-name="ch15" chart:values-cell-range-address="run.F437:run.F440" chart:label-cell-address="run.F436:run.F43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36:run.B436</svg:desc>
                </draw:g>
              </table:table-cell>
              <table:table-cell office:value-type="string">
                <text:p>Chunk Size 8</text:p>
                <draw:g>
                  <svg:desc>run.C436:run.C436</svg:desc>
                </draw:g>
              </table:table-cell>
              <table:table-cell office:value-type="string">
                <text:p>Chunk Size 32</text:p>
                <draw:g>
                  <svg:desc>run.D436:run.D436</svg:desc>
                </draw:g>
              </table:table-cell>
              <table:table-cell office:value-type="string">
                <text:p>Chunk Size 128</text:p>
                <draw:g>
                  <svg:desc>run.E436:run.E436</svg:desc>
                </draw:g>
              </table:table-cell>
              <table:table-cell office:value-type="string">
                <text:p>Chunk Size 512</text:p>
                <draw:g>
                  <svg:desc>run.F436:run.F4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37:run.A440</svg:desc>
                </draw:g>
              </table:table-cell>
              <table:table-cell office:value-type="float" office:value="0.521161317966339">
                <text:p>0.521161317966339</text:p>
                <draw:g>
                  <svg:desc>run.B437:run.B440</svg:desc>
                </draw:g>
              </table:table-cell>
              <table:table-cell office:value-type="float" office:value="0.533914646978781">
                <text:p>0.533914646978781</text:p>
                <draw:g>
                  <svg:desc>run.C437:run.C440</svg:desc>
                </draw:g>
              </table:table-cell>
              <table:table-cell office:value-type="float" office:value="0.532993755648587">
                <text:p>0.532993755648587</text:p>
                <draw:g>
                  <svg:desc>run.D437:run.D440</svg:desc>
                </draw:g>
              </table:table-cell>
              <table:table-cell office:value-type="float" office:value="0.526874535825885">
                <text:p>0.526874535825885</text:p>
                <draw:g>
                  <svg:desc>run.E437:run.E440</svg:desc>
                </draw:g>
              </table:table-cell>
              <table:table-cell office:value-type="float" office:value="0.519256478537341">
                <text:p>0.519256478537341</text:p>
                <draw:g>
                  <svg:desc>run.F437:run.F4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3370116750648">
                <text:p>0.253370116750648</text:p>
              </table:table-cell>
              <table:table-cell office:value-type="float" office:value="0.326440725744044">
                <text:p>0.326440725744044</text:p>
              </table:table-cell>
              <table:table-cell office:value-type="float" office:value="0.326776142346552">
                <text:p>0.326776142346552</text:p>
              </table:table-cell>
              <table:table-cell office:value-type="float" office:value="0.379138393074909">
                <text:p>0.379138393074909</text:p>
              </table:table-cell>
              <table:table-cell office:value-type="float" office:value="0.272697208669232">
                <text:p>0.2726972086692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4450168883471">
                <text:p>0.324450168883471</text:p>
              </table:table-cell>
              <table:table-cell office:value-type="float" office:value="0.306066428836198">
                <text:p>0.306066428836198</text:p>
              </table:table-cell>
              <table:table-cell office:value-type="float" office:value="0.20082344907477">
                <text:p>0.20082344907477</text:p>
              </table:table-cell>
              <table:table-cell office:value-type="float" office:value="0.308957194301025">
                <text:p>0.308957194301025</text:p>
              </table:table-cell>
              <table:table-cell office:value-type="float" office:value="0.317257166567012">
                <text:p>0.3172571665670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0409689601148">
                <text:p>0.300409689601148</text:p>
              </table:table-cell>
              <table:table-cell office:value-type="float" office:value="0.235506733121839">
                <text:p>0.235506733121839</text:p>
              </table:table-cell>
              <table:table-cell office:value-type="float" office:value="0.290945809853787">
                <text:p>0.290945809853787</text:p>
              </table:table-cell>
              <table:table-cell office:value-type="float" office:value="0.296012791057363">
                <text:p>0.296012791057363</text:p>
              </table:table-cell>
              <table:table-cell office:value-type="float" office:value="0.20979071611227">
                <text:p>0.2097907161122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65cm" svg:y="3.765cm" style:legend-expansion="high" chart:style-name="ch2"/>
        <chart:plot-area chart:style-name="ch3" table:cell-range-address="run.A338:run.C342" chart:data-source-has-labels="both" svg:x="0.32cm" svg:y="0.18cm" svg:width="9.825cm" svg:height="8.64cm">
          <chartooo:coordinate-region svg:x="2.705cm" svg:y="0.375cm" svg:width="7.44cm" svg:height="7.806cm"/>
          <chart:axis chart:dimension="x" chart:name="primary-x" chart:style-name="ch4" chartooo:axis-type="auto">
            <chartooo:date-scale/>
            <chart:categories table:cell-range-address="run.A339:run.A3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n.B339:run.B342" chart:label-cell-address="run.B338:run.B338" chart:class="chart:bar">
            <chart:data-point chart:repeated="4"/>
          </chart:series>
          <chart:series chart:style-name="ch8" chart:values-cell-range-address="run.C339:run.C342" chart:label-cell-address="run.C338:run.C33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(CAS) Runtime (ns)</text:p>
                <draw:g>
                  <svg:desc>run.B338:run.B338</svg:desc>
                </draw:g>
              </table:table-cell>
              <table:table-cell office:value-type="string">
                <text:p>Serial (Assignment 5) Runtime (ns)</text:p>
                <draw:g>
                  <svg:desc>run.C338:run.C3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at15</text:p>
                <draw:g>
                  <svg:desc>run.A339:run.A342</svg:desc>
                </draw:g>
              </table:table-cell>
              <table:table-cell office:value-type="float" office:value="6459791">
                <text:p>6459791</text:p>
                <draw:g>
                  <svg:desc>run.B339:run.B342</svg:desc>
                </draw:g>
              </table:table-cell>
              <table:table-cell office:value-type="float" office:value="4336237">
                <text:p>4336237</text:p>
                <draw:g>
                  <svg:desc>run.C339:run.C342</svg:desc>
                </draw:g>
              </table:table-cell>
            </table:table-row>
            <table:table-row>
              <table:table-cell office:value-type="string">
                <text:p>rmat22</text:p>
              </table:table-cell>
              <table:table-cell office:value-type="float" office:value="1903053933">
                <text:p>1903053933</text:p>
              </table:table-cell>
              <table:table-cell office:value-type="float" office:value="1383153287">
                <text:p>1383153287</text:p>
              </table:table-cell>
            </table:table-row>
            <table:table-row>
              <table:table-cell office:value-type="string">
                <text:p>roadFLA</text:p>
              </table:table-cell>
              <table:table-cell office:value-type="float" office:value="24933451611">
                <text:p>24933451611</text:p>
              </table:table-cell>
              <table:table-cell office:value-type="float" office:value="27193255346">
                <text:p>27193255346</text:p>
              </table:table-cell>
            </table:table-row>
            <table:table-row>
              <table:table-cell office:value-type="string">
                <text:p>roadNY</text:p>
              </table:table-cell>
              <table:table-cell office:value-type="float" office:value="1788119614">
                <text:p>1788119614</text:p>
              </table:table-cell>
              <table:table-cell office:value-type="float" office:value="1791327570">
                <text:p>17913275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04cm" svg:y="0.316cm" chart:style-name="ch2">
          <text:p>Dynamic Chunk Size SpeedUps - Over Edges</text:p>
        </chart:title>
        <chart:subtitle svg:x="7.277cm" svg:y="1.302cm" chart:style-name="ch3">
          <text:p>roadNY</text:p>
        </chart:subtitle>
        <chart:legend chart:legend-position="end" svg:x="12.187cm" svg:y="3.225cm" style:legend-expansion="high" chart:style-name="ch4"/>
        <chart:plot-area chart:style-name="ch5" table:cell-range-address="run.A443:run.F447" chart:data-source-has-labels="both" svg:x="1.314cm" svg:y="2.155cm" svg:width="10.553cm" svg:height="5.701cm">
          <chartooo:coordinate-region svg:x="2.059cm" svg:y="2.35cm" svg:width="9.7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44:run.A447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44:run.B447" chart:label-cell-address="run.B443:run.B443" chart:class="chart:scatter">
            <chart:domain table:cell-range-address="run.A444:run.A447"/>
            <chart:data-point chart:repeated="4"/>
          </chart:series>
          <chart:series chart:style-name="ch11" chart:values-cell-range-address="run.C444:run.C447" chart:label-cell-address="run.C443:run.C443" chart:class="chart:scatter">
            <chart:data-point chart:repeated="4"/>
          </chart:series>
          <chart:series chart:style-name="ch12" chart:values-cell-range-address="run.D444:run.D447" chart:label-cell-address="run.D443:run.D443" chart:class="chart:scatter">
            <chart:data-point chart:repeated="4"/>
          </chart:series>
          <chart:series chart:style-name="ch13" chart:values-cell-range-address="run.E444:run.E447" chart:label-cell-address="run.E443:run.E443" chart:class="chart:scatter">
            <chart:data-point chart:repeated="4"/>
          </chart:series>
          <chart:series chart:style-name="ch14" chart:values-cell-range-address="run.F444:run.F447" chart:label-cell-address="run.F443:run.F443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43:run.B443</svg:desc>
                </draw:g>
              </table:table-cell>
              <table:table-cell office:value-type="string">
                <text:p>Chunk Size 8</text:p>
                <draw:g>
                  <svg:desc>run.C443:run.C443</svg:desc>
                </draw:g>
              </table:table-cell>
              <table:table-cell office:value-type="string">
                <text:p>Chunk Size 32</text:p>
                <draw:g>
                  <svg:desc>run.D443:run.D443</svg:desc>
                </draw:g>
              </table:table-cell>
              <table:table-cell office:value-type="string">
                <text:p>Chunk Size 128</text:p>
                <draw:g>
                  <svg:desc>run.E443:run.E443</svg:desc>
                </draw:g>
              </table:table-cell>
              <table:table-cell office:value-type="string">
                <text:p>Chunk Size 512</text:p>
                <draw:g>
                  <svg:desc>run.F443:run.F44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44:run.A447</svg:desc>
                </draw:g>
              </table:table-cell>
              <table:table-cell office:value-type="float" office:value="0.723569807419388">
                <text:p>0.723569807419388</text:p>
                <draw:g>
                  <svg:desc>run.B444:run.B447</svg:desc>
                </draw:g>
              </table:table-cell>
              <table:table-cell office:value-type="float" office:value="0.71191516060712">
                <text:p>0.71191516060712</text:p>
                <draw:g>
                  <svg:desc>run.C444:run.C447</svg:desc>
                </draw:g>
              </table:table-cell>
              <table:table-cell office:value-type="float" office:value="0.726012257001752">
                <text:p>0.726012257001752</text:p>
                <draw:g>
                  <svg:desc>run.D444:run.D447</svg:desc>
                </draw:g>
              </table:table-cell>
              <table:table-cell office:value-type="float" office:value="0.711394260051752">
                <text:p>0.711394260051752</text:p>
                <draw:g>
                  <svg:desc>run.E444:run.E447</svg:desc>
                </draw:g>
              </table:table-cell>
              <table:table-cell office:value-type="float" office:value="0.711316989111772">
                <text:p>0.711316989111772</text:p>
                <draw:g>
                  <svg:desc>run.F444:run.F44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1669336203279">
                <text:p>1.21669336203279</text:p>
              </table:table-cell>
              <table:table-cell office:value-type="float" office:value="1.02057971101703">
                <text:p>1.02057971101703</text:p>
              </table:table-cell>
              <table:table-cell office:value-type="float" office:value="0.987016639237709">
                <text:p>0.987016639237709</text:p>
              </table:table-cell>
              <table:table-cell office:value-type="float" office:value="1.15932822022165">
                <text:p>1.15932822022165</text:p>
              </table:table-cell>
              <table:table-cell office:value-type="float" office:value="1.09965508489057">
                <text:p>1.0996550848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467744901389">
                <text:p>2.8467744901389</text:p>
              </table:table-cell>
              <table:table-cell office:value-type="float" office:value="2.75905603347242">
                <text:p>2.75905603347242</text:p>
              </table:table-cell>
              <table:table-cell office:value-type="float" office:value="2.65068776335227">
                <text:p>2.65068776335227</text:p>
              </table:table-cell>
              <table:table-cell office:value-type="float" office:value="2.80253147568872">
                <text:p>2.80253147568872</text:p>
              </table:table-cell>
              <table:table-cell office:value-type="float" office:value="2.75121375338003">
                <text:p>2.75121375338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2519101424965">
                <text:p>3.62519101424965</text:p>
              </table:table-cell>
              <table:table-cell office:value-type="float" office:value="2.05799693522754">
                <text:p>2.05799693522754</text:p>
              </table:table-cell>
              <table:table-cell office:value-type="float" office:value="4.74049877536221">
                <text:p>4.74049877536221</text:p>
              </table:table-cell>
              <table:table-cell office:value-type="float" office:value="4.4250937644484">
                <text:p>4.4250937644484</text:p>
              </table:table-cell>
              <table:table-cell office:value-type="float" office:value="2.50128624777054">
                <text:p>2.5012862477705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04cm" svg:y="0.316cm" chart:style-name="ch2">
          <text:p>Dynamic Chunk Size SpeedUps - Over Edges</text:p>
        </chart:title>
        <chart:subtitle svg:x="7.198cm" svg:y="1.302cm" chart:style-name="ch3">
          <text:p>roadFLA</text:p>
        </chart:subtitle>
        <chart:legend chart:legend-position="end" svg:x="12.187cm" svg:y="3.225cm" style:legend-expansion="high" chart:style-name="ch4"/>
        <chart:plot-area chart:style-name="ch5" table:cell-range-address="run.A450:run.F454" chart:data-source-has-labels="both" svg:x="1.314cm" svg:y="2.155cm" svg:width="10.553cm" svg:height="5.701cm">
          <chartooo:coordinate-region svg:x="1.759cm" svg:y="2.35cm" svg:width="10.009cm" svg:height="4.867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451:run.A454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451:run.B454" chart:label-cell-address="run.B450:run.B450" chart:class="chart:scatter">
            <chart:domain table:cell-range-address="run.A451:run.A454"/>
            <chart:data-point chart:repeated="4"/>
          </chart:series>
          <chart:series chart:style-name="ch11" chart:values-cell-range-address="run.C451:run.C454" chart:label-cell-address="run.C450:run.C450" chart:class="chart:scatter">
            <chart:data-point chart:repeated="4"/>
          </chart:series>
          <chart:series chart:style-name="ch12" chart:values-cell-range-address="run.D451:run.D454" chart:label-cell-address="run.D450:run.D450" chart:class="chart:scatter">
            <chart:data-point chart:repeated="4"/>
          </chart:series>
          <chart:series chart:style-name="ch13" chart:values-cell-range-address="run.E451:run.E454" chart:label-cell-address="run.E450:run.E450" chart:class="chart:scatter">
            <chart:data-point chart:repeated="4"/>
          </chart:series>
          <chart:series chart:style-name="ch14" chart:values-cell-range-address="run.F451:run.F454" chart:label-cell-address="run.F450:run.F450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450:run.B450</svg:desc>
                </draw:g>
              </table:table-cell>
              <table:table-cell office:value-type="string">
                <text:p>Chunk Size 8</text:p>
                <draw:g>
                  <svg:desc>run.C450:run.C450</svg:desc>
                </draw:g>
              </table:table-cell>
              <table:table-cell office:value-type="string">
                <text:p>Chunk Size 32</text:p>
                <draw:g>
                  <svg:desc>run.D450:run.D450</svg:desc>
                </draw:g>
              </table:table-cell>
              <table:table-cell office:value-type="string">
                <text:p>Chunk Size 128</text:p>
                <draw:g>
                  <svg:desc>run.E450:run.E450</svg:desc>
                </draw:g>
              </table:table-cell>
              <table:table-cell office:value-type="string">
                <text:p>Chunk Size 512</text:p>
                <draw:g>
                  <svg:desc>run.F450:run.F45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451:run.A454</svg:desc>
                </draw:g>
              </table:table-cell>
              <table:table-cell office:value-type="float" office:value="0.766406618478108">
                <text:p>0.766406618478108</text:p>
                <draw:g>
                  <svg:desc>run.B451:run.B454</svg:desc>
                </draw:g>
              </table:table-cell>
              <table:table-cell office:value-type="float" office:value="0.765821834579431">
                <text:p>0.765821834579431</text:p>
                <draw:g>
                  <svg:desc>run.C451:run.C454</svg:desc>
                </draw:g>
              </table:table-cell>
              <table:table-cell office:value-type="float" office:value="0.754562623755043">
                <text:p>0.754562623755043</text:p>
                <draw:g>
                  <svg:desc>run.D451:run.D454</svg:desc>
                </draw:g>
              </table:table-cell>
              <table:table-cell office:value-type="float" office:value="0.766013306472792">
                <text:p>0.766013306472792</text:p>
                <draw:g>
                  <svg:desc>run.E451:run.E454</svg:desc>
                </draw:g>
              </table:table-cell>
              <table:table-cell office:value-type="float" office:value="0.765669896620713">
                <text:p>0.765669896620713</text:p>
                <draw:g>
                  <svg:desc>run.F451:run.F4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45597975714818">
                <text:p>2.45597975714818</text:p>
              </table:table-cell>
              <table:table-cell office:value-type="float" office:value="2.34669710206568">
                <text:p>2.34669710206568</text:p>
              </table:table-cell>
              <table:table-cell office:value-type="float" office:value="1.35800867348924">
                <text:p>1.35800867348924</text:p>
              </table:table-cell>
              <table:table-cell office:value-type="float" office:value="1.69003263186078">
                <text:p>1.69003263186078</text:p>
              </table:table-cell>
              <table:table-cell office:value-type="float" office:value="2.11812087969342">
                <text:p>2.11812087969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1883346129779">
                <text:p>2.91883346129779</text:p>
              </table:table-cell>
              <table:table-cell office:value-type="float" office:value="3.25129460285665">
                <text:p>3.25129460285665</text:p>
              </table:table-cell>
              <table:table-cell office:value-type="float" office:value="3.16724493828035">
                <text:p>3.16724493828035</text:p>
              </table:table-cell>
              <table:table-cell office:value-type="float" office:value="3.3595068617573">
                <text:p>3.3595068617573</text:p>
              </table:table-cell>
              <table:table-cell office:value-type="float" office:value="3.01509374820808">
                <text:p>3.015093748208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60871668248391">
                <text:p>3.60871668248391</text:p>
              </table:table-cell>
              <table:table-cell office:value-type="float" office:value="3.71510281833106">
                <text:p>3.71510281833106</text:p>
              </table:table-cell>
              <table:table-cell office:value-type="float" office:value="3.05458784229661">
                <text:p>3.05458784229661</text:p>
              </table:table-cell>
              <table:table-cell office:value-type="float" office:value="5.17297302131916">
                <text:p>5.17297302131916</text:p>
              </table:table-cell>
              <table:table-cell office:value-type="float" office:value="4.72566692037332">
                <text:p>4.7256669203733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465cm" svg:y="4.01cm" style:legend-expansion="high" chart:style-name="ch2"/>
        <chart:plot-area chart:style-name="ch3" table:cell-range-address="run.A338:run.A342 run.C338:run.C342" chart:data-source-has-labels="both" svg:x="0.32cm" svg:y="0.18cm" svg:width="9.825cm" svg:height="8.64cm">
          <chartooo:coordinate-region svg:x="2.705cm" svg:y="0.375cm" svg:width="7.44cm" svg:height="7.806cm"/>
          <chart:axis chart:dimension="x" chart:name="primary-x" chart:style-name="ch4" chartooo:axis-type="auto">
            <chartooo:date-scale/>
            <chart:categories table:cell-range-address="run.A339:run.A3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un.C339:run.C342" chart:label-cell-address="run.C338:run.C338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(Assignment 5) Runtime (ns)</text:p>
                <draw:g>
                  <svg:desc>run.C338:run.C3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mat15</text:p>
                <draw:g>
                  <svg:desc>run.A339:run.A342</svg:desc>
                </draw:g>
              </table:table-cell>
              <table:table-cell office:value-type="float" office:value="4336237">
                <text:p>4336237</text:p>
                <draw:g>
                  <svg:desc>run.C339:run.C342</svg:desc>
                </draw:g>
              </table:table-cell>
            </table:table-row>
            <table:table-row>
              <table:table-cell office:value-type="string">
                <text:p>rmat22</text:p>
              </table:table-cell>
              <table:table-cell office:value-type="float" office:value="1383153287">
                <text:p>1383153287</text:p>
              </table:table-cell>
            </table:table-row>
            <table:table-row>
              <table:table-cell office:value-type="string">
                <text:p>roadFLA</text:p>
              </table:table-cell>
              <table:table-cell office:value-type="float" office:value="27193255346">
                <text:p>27193255346</text:p>
              </table:table-cell>
            </table:table-row>
            <table:table-row>
              <table:table-cell office:value-type="string">
                <text:p>roadNY</text:p>
              </table:table-cell>
              <table:table-cell office:value-type="float" office:value="1791327570">
                <text:p>179132757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cm" svg:y="0.316cm" chart:style-name="ch2">
          <text:p>Chunk Size SpeedUps</text:p>
        </chart:title>
        <chart:subtitle svg:x="7.339cm" svg:y="1.302cm" chart:style-name="ch3">
          <text:p>rmat15</text:p>
        </chart:subtitle>
        <chart:legend chart:legend-position="end" svg:x="12.187cm" svg:y="3.225cm" style:legend-expansion="high" chart:style-name="ch4"/>
        <chart:plot-area chart:style-name="ch5" table:cell-range-address="run.A345:run.F349" chart:data-source-has-labels="row" svg:x="1.314cm" svg:y="2.155cm" svg:width="10.553cm" svg:height="5.701cm">
          <chartooo:coordinate-region svg:x="2.253cm" svg:y="2.35cm" svg:width="9.515cm" svg:height="4.867cm"/>
          <chart:axis chart:dimension="x" chart:name="primary-x" chart:style-name="ch6">
            <chart:title svg:x="5.563cm" svg:y="8.037cm" chart:style-name="ch7">
              <text:p>Thread Count</text:p>
            </chart:title>
            <chart:grid chart:style-name="ch8" chart:class="major"/>
          </chart:axis>
          <chart:axis chart:dimension="y" chart:name="primary-y" chart:style-name="ch6">
            <chart:title svg:x="0.451cm" svg:y="5.724cm" chart:style-name="ch9">
              <text:p>SpeedUp</text:p>
            </chart:title>
          </chart:axis>
          <chart:series chart:style-name="ch10" chart:values-cell-range-address="run.B346:run.B349" chart:label-cell-address="run.B345:run.B345" chart:class="chart:scatter">
            <chart:domain table:cell-range-address="run.A346:run.A349"/>
            <chart:data-point chart:repeated="4"/>
          </chart:series>
          <chart:series chart:style-name="ch11" chart:values-cell-range-address="run.C346:run.C349" chart:label-cell-address="run.C345:run.C345" chart:class="chart:scatter">
            <chart:data-point chart:repeated="4"/>
          </chart:series>
          <chart:series chart:style-name="ch12" chart:values-cell-range-address="run.D346:run.D349" chart:label-cell-address="run.D345:run.D345" chart:class="chart:scatter">
            <chart:data-point chart:repeated="4"/>
          </chart:series>
          <chart:series chart:style-name="ch13" chart:values-cell-range-address="run.E346:run.E349" chart:label-cell-address="run.E345:run.E345" chart:class="chart:scatter">
            <chart:data-point chart:repeated="4"/>
          </chart:series>
          <chart:series chart:style-name="ch14" chart:values-cell-range-address="run.F346:run.F349" chart:label-cell-address="run.F345:run.F345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unk Size 1</text:p>
                <draw:g>
                  <svg:desc>run.B345:run.B345</svg:desc>
                </draw:g>
              </table:table-cell>
              <table:table-cell office:value-type="string">
                <text:p>Chunk Size 8</text:p>
                <draw:g>
                  <svg:desc>run.C345:run.C345</svg:desc>
                </draw:g>
              </table:table-cell>
              <table:table-cell office:value-type="string">
                <text:p>Chunk Size 32</text:p>
                <draw:g>
                  <svg:desc>run.D345:run.D345</svg:desc>
                </draw:g>
              </table:table-cell>
              <table:table-cell office:value-type="string">
                <text:p>Chunk Size 128</text:p>
                <draw:g>
                  <svg:desc>run.E345:run.E345</svg:desc>
                </draw:g>
              </table:table-cell>
              <table:table-cell office:value-type="string">
                <text:p>Chunk Size 512</text:p>
                <draw:g>
                  <svg:desc>run.F345:run.F3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un.A346:run.A349</svg:desc>
                </draw:g>
              </table:table-cell>
              <table:table-cell office:value-type="float" office:value="0.329057664052005">
                <text:p>0.329057664052005</text:p>
                <draw:g>
                  <svg:desc>run.B346:run.B349</svg:desc>
                </draw:g>
              </table:table-cell>
              <table:table-cell office:value-type="float" office:value="0.335222619796303">
                <text:p>0.335222619796303</text:p>
                <draw:g>
                  <svg:desc>run.C346:run.C349</svg:desc>
                </draw:g>
              </table:table-cell>
              <table:table-cell office:value-type="float" office:value="0.289399996342654">
                <text:p>0.289399996342654</text:p>
                <draw:g>
                  <svg:desc>run.D346:run.D349</svg:desc>
                </draw:g>
              </table:table-cell>
              <table:table-cell office:value-type="float" office:value="0.318649976767601">
                <text:p>0.318649976767601</text:p>
                <draw:g>
                  <svg:desc>run.E346:run.E349</svg:desc>
                </draw:g>
              </table:table-cell>
              <table:table-cell office:value-type="float" office:value="0.315212558033268">
                <text:p>0.315212558033268</text:p>
                <draw:g>
                  <svg:desc>run.F346:run.F3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9156297361196">
                <text:p>0.349156297361196</text:p>
              </table:table-cell>
              <table:table-cell office:value-type="float" office:value="0.172532016845939">
                <text:p>0.172532016845939</text:p>
              </table:table-cell>
              <table:table-cell office:value-type="float" office:value="0.249325747559748">
                <text:p>0.249325747559748</text:p>
              </table:table-cell>
              <table:table-cell office:value-type="float" office:value="0.226770653318471">
                <text:p>0.226770653318471</text:p>
              </table:table-cell>
              <table:table-cell office:value-type="float" office:value="0.296682848317142">
                <text:p>0.2966828483171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71386351665019">
                <text:p>0.171386351665019</text:p>
              </table:table-cell>
              <table:table-cell office:value-type="float" office:value="0.27488798419734">
                <text:p>0.27488798419734</text:p>
              </table:table-cell>
              <table:table-cell office:value-type="float" office:value="0.290540826661399">
                <text:p>0.290540826661399</text:p>
              </table:table-cell>
              <table:table-cell office:value-type="float" office:value="0.307298812485401">
                <text:p>0.307298812485401</text:p>
              </table:table-cell>
              <table:table-cell office:value-type="float" office:value="0.266459012873704">
                <text:p>0.266459012873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01470355856838">
                <text:p>0.201470355856838</text:p>
              </table:table-cell>
              <table:table-cell office:value-type="float" office:value="0.385283901219886">
                <text:p>0.385283901219886</text:p>
              </table:table-cell>
              <table:table-cell office:value-type="float" office:value="0.165228301329466">
                <text:p>0.165228301329466</text:p>
              </table:table-cell>
              <table:table-cell office:value-type="float" office:value="0.178363083294792">
                <text:p>0.178363083294792</text:p>
              </table:table-cell>
              <table:table-cell office:value-type="float" office:value="0.12197697669751">
                <text:p>0.121976976697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cm" svg:y="0.316cm" chart:style-name="ch2">
          <text:p>Chunk Size SpeedUps</text:p>
        </chart:title>
        <chart:subtitle svg:x="7.339cm" svg:y="1.302cm" chart:style-name="ch3">
          <text:p>rmat22</text:p>
        </chart:subtitle>
        <chart:legend chart:legend-position="end" svg:x="12.187cm" svg:y="3.225cm" style:legend-expansion="high" chart:style-name="ch4"/>
        <chart:plot-area chart:style-name="ch5" table:cell-range-address="run.A352:run.F356" chart:data-source-has-labels="row" svg:x="1.314cm" svg:y="2.155cm" svg:width="10.553cm" svg:height="5.701cm">
          <chartooo:coordinate-region svg:x="2.059cm" svg:y="2.351cm" svg:width="9.709cm" svg:height="4.866cm"/>
          <chart:axis chart:dimension="x" chart:name="primary-x" chart:style-name="ch6">
            <chart:title svg:x="5.563cm" svg:y="8.037cm" chart:style-name="ch7">
              <text:p>Thread Count</text:p>
            </chart:title>
            <chart:grid chart:style-name="ch8" chart:class="major"/>
          </chart:axis>
          <chart:axis chart:dimension="y" chart:name="primary-y" chart:style-name="ch6">
            <chart:title svg:x="0.451cm" svg:y="5.724cm" chart:style-name="ch9">
              <text:p>SpeedUp</text:p>
            </chart:title>
          </chart:axis>
          <chart:series chart:style-name="ch10" chart:values-cell-range-address="run.B353:run.B356" chart:label-cell-address="run.B352:run.B352" chart:class="chart:scatter">
            <chart:domain table:cell-range-address="run.A353:run.A356"/>
            <chart:data-point chart:repeated="4"/>
          </chart:series>
          <chart:series chart:style-name="ch11" chart:values-cell-range-address="run.C353:run.C356" chart:label-cell-address="run.C352:run.C352" chart:class="chart:scatter">
            <chart:data-point chart:repeated="4"/>
          </chart:series>
          <chart:series chart:style-name="ch12" chart:values-cell-range-address="run.D353:run.D356" chart:label-cell-address="run.D352:run.D352" chart:class="chart:scatter">
            <chart:data-point chart:repeated="4"/>
          </chart:series>
          <chart:series chart:style-name="ch13" chart:values-cell-range-address="run.E353:run.E356" chart:label-cell-address="run.E352:run.E352" chart:class="chart:scatter">
            <chart:data-point chart:repeated="4"/>
          </chart:series>
          <chart:series chart:style-name="ch14" chart:values-cell-range-address="run.F353:run.F356" chart:label-cell-address="run.F352:run.F352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hunk Size 1</text:p>
                <draw:g>
                  <svg:desc>run.B352:run.B352</svg:desc>
                </draw:g>
              </table:table-cell>
              <table:table-cell office:value-type="string">
                <text:p>Chunk Size 8</text:p>
                <draw:g>
                  <svg:desc>run.C352:run.C352</svg:desc>
                </draw:g>
              </table:table-cell>
              <table:table-cell office:value-type="string">
                <text:p>Chunk Size 32</text:p>
                <draw:g>
                  <svg:desc>run.D352:run.D352</svg:desc>
                </draw:g>
              </table:table-cell>
              <table:table-cell office:value-type="string">
                <text:p>Chunk Size 128</text:p>
                <draw:g>
                  <svg:desc>run.E352:run.E352</svg:desc>
                </draw:g>
              </table:table-cell>
              <table:table-cell office:value-type="string">
                <text:p>Chunk Size 512</text:p>
                <draw:g>
                  <svg:desc>run.F352:run.F3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un.A353:run.A356</svg:desc>
                </draw:g>
              </table:table-cell>
              <table:table-cell office:value-type="float" office:value="0.535970419407344">
                <text:p>0.535970419407344</text:p>
                <draw:g>
                  <svg:desc>run.B353:run.B356</svg:desc>
                </draw:g>
              </table:table-cell>
              <table:table-cell office:value-type="float" office:value="0.554781415656988">
                <text:p>0.554781415656988</text:p>
                <draw:g>
                  <svg:desc>run.C353:run.C356</svg:desc>
                </draw:g>
              </table:table-cell>
              <table:table-cell office:value-type="float" office:value="0.553506942361784">
                <text:p>0.553506942361784</text:p>
                <draw:g>
                  <svg:desc>run.D353:run.D356</svg:desc>
                </draw:g>
              </table:table-cell>
              <table:table-cell office:value-type="float" office:value="0.533345438765956">
                <text:p>0.533345438765956</text:p>
                <draw:g>
                  <svg:desc>run.E353:run.E356</svg:desc>
                </draw:g>
              </table:table-cell>
              <table:table-cell office:value-type="float" office:value="0.48126741875589">
                <text:p>0.48126741875589</text:p>
                <draw:g>
                  <svg:desc>run.F353:run.F3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52082750101995">
                <text:p>0.452082750101995</text:p>
              </table:table-cell>
              <table:table-cell office:value-type="float" office:value="0.465034799535636">
                <text:p>0.465034799535636</text:p>
              </table:table-cell>
              <table:table-cell office:value-type="float" office:value="0.455446752479528">
                <text:p>0.455446752479528</text:p>
              </table:table-cell>
              <table:table-cell office:value-type="float" office:value="0.365936615510017">
                <text:p>0.365936615510017</text:p>
              </table:table-cell>
              <table:table-cell office:value-type="float" office:value="0.466376056690561">
                <text:p>0.466376056690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32022477030271">
                <text:p>0.332022477030271</text:p>
              </table:table-cell>
              <table:table-cell office:value-type="float" office:value="0.3635081879576">
                <text:p>0.3635081879576</text:p>
              </table:table-cell>
              <table:table-cell office:value-type="float" office:value="0.423977513587032">
                <text:p>0.423977513587032</text:p>
              </table:table-cell>
              <table:table-cell office:value-type="float" office:value="0.475752730912645">
                <text:p>0.475752730912645</text:p>
              </table:table-cell>
              <table:table-cell office:value-type="float" office:value="0.396372533458092">
                <text:p>0.396372533458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18927364592494">
                <text:p>0.318927364592494</text:p>
              </table:table-cell>
              <table:table-cell office:value-type="float" office:value="0.270111161382586">
                <text:p>0.270111161382586</text:p>
              </table:table-cell>
              <table:table-cell office:value-type="float" office:value="0.237021116671164">
                <text:p>0.237021116671164</text:p>
              </table:table-cell>
              <table:table-cell office:value-type="float" office:value="0.444807874520426">
                <text:p>0.444807874520426</text:p>
              </table:table-cell>
              <table:table-cell office:value-type="float" office:value="0.421842894094822">
                <text:p>0.4218428940948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4cm" svg:y="0.316cm" chart:style-name="ch2">
          <text:p>Static Chunk Size SpeedUps</text:p>
        </chart:title>
        <chart:subtitle svg:x="7.277cm" svg:y="1.302cm" chart:style-name="ch3">
          <text:p>roadNY</text:p>
        </chart:subtitle>
        <chart:legend chart:legend-position="end" svg:x="12.187cm" svg:y="4.205cm" style:legend-expansion="high" chart:style-name="ch4"/>
        <chart:plot-area chart:style-name="ch5" table:cell-range-address="run.A359:run.A363 run.E359:run.E363" chart:data-source-has-labels="both" svg:x="1.314cm" svg:y="2.155cm" svg:width="10.553cm" svg:height="5.701cm">
          <chartooo:coordinate-region svg:x="2.147cm" svg:y="2.35cm" svg:width="9.621cm" svg:height="4.867cm"/>
          <chart:axis chart:dimension="x" chart:name="primary-x" chart:style-name="ch6" chartooo:axis-type="auto">
            <chartooo:date-scale/>
            <chart:title svg:x="5.563cm" svg:y="8.037cm" chart:style-name="ch7">
              <text:p>Thread Count</text:p>
            </chart:title>
            <chart:categories table:cell-range-address="run.A360:run.A363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E360:run.E363" chart:label-cell-address="run.E359:run.E359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28</text:p>
                <draw:g>
                  <svg:desc>run.E359:run.E3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60:run.A363</svg:desc>
                </draw:g>
              </table:table-cell>
              <table:table-cell office:value-type="float" office:value="0.472061701936295">
                <text:p>0.472061701936295</text:p>
                <draw:g>
                  <svg:desc>run.E360:run.E3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782715952147">
                <text:p>1.017827159521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4186626843703">
                <text:p>2.41866268437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4.123616337177">
                <text:p>344.123616337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4cm" svg:y="0.316cm" chart:style-name="ch2">
          <text:p>Static Chunk Size SpeedUps</text:p>
        </chart:title>
        <chart:subtitle svg:x="7.277cm" svg:y="1.302cm" chart:style-name="ch3">
          <text:p>roadNY</text:p>
        </chart:subtitle>
        <chart:legend chart:legend-position="end" svg:x="12.187cm" svg:y="3.47cm" style:legend-expansion="high" chart:style-name="ch4"/>
        <chart:plot-area chart:style-name="ch5" table:cell-range-address="run.A359:run.D363 run.F359:run.F363" chart:data-source-has-labels="both" svg:x="1.314cm" svg:y="2.155cm" svg:width="10.553cm" svg:height="5.701cm">
          <chartooo:coordinate-region svg:x="2.059cm" svg:y="2.35cm" svg:width="9.709cm" svg:height="4.867cm"/>
          <chart:axis chart:dimension="x" chart:name="primary-x" chart:style-name="ch6" chartooo:axis-type="auto">
            <chartooo:date-scale/>
            <chart:title svg:x="5.563cm" svg:y="8.037cm" chart:style-name="ch7">
              <text:p>Thread Count</text:p>
            </chart:title>
            <chart:categories table:cell-range-address="run.A360:run.A363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360:run.B363" chart:label-cell-address="run.B359:run.B359" chart:class="chart:line">
            <chart:data-point chart:repeated="4"/>
          </chart:series>
          <chart:series chart:style-name="ch11" chart:values-cell-range-address="run.C360:run.C363" chart:label-cell-address="run.C359:run.C359" chart:class="chart:line">
            <chart:data-point chart:repeated="4"/>
          </chart:series>
          <chart:series chart:style-name="ch12" chart:values-cell-range-address="run.D360:run.D363" chart:label-cell-address="run.D359:run.D359" chart:class="chart:line">
            <chart:data-point chart:repeated="4"/>
          </chart:series>
          <chart:series chart:style-name="ch13" chart:values-cell-range-address="run.F360:run.F363" chart:label-cell-address="run.F359:run.F35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59:run.B359</svg:desc>
                </draw:g>
              </table:table-cell>
              <table:table-cell office:value-type="string">
                <text:p>Chunk Size 8</text:p>
                <draw:g>
                  <svg:desc>run.C359:run.C359</svg:desc>
                </draw:g>
              </table:table-cell>
              <table:table-cell office:value-type="string">
                <text:p>Chunk Size 32</text:p>
                <draw:g>
                  <svg:desc>run.D359:run.D359</svg:desc>
                </draw:g>
              </table:table-cell>
              <table:table-cell office:value-type="string">
                <text:p>Chunk Size 512</text:p>
                <draw:g>
                  <svg:desc>run.F359:run.F35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60:run.A363</svg:desc>
                </draw:g>
              </table:table-cell>
              <table:table-cell office:value-type="float" office:value="0.470092209562384">
                <text:p>0.470092209562384</text:p>
                <draw:g>
                  <svg:desc>run.B360:run.B363</svg:desc>
                </draw:g>
              </table:table-cell>
              <table:table-cell office:value-type="float" office:value="0.472397969505018">
                <text:p>0.472397969505018</text:p>
                <draw:g>
                  <svg:desc>run.C360:run.C363</svg:desc>
                </draw:g>
              </table:table-cell>
              <table:table-cell office:value-type="float" office:value="0.472463399782746">
                <text:p>0.472463399782746</text:p>
                <draw:g>
                  <svg:desc>run.D360:run.D363</svg:desc>
                </draw:g>
              </table:table-cell>
              <table:table-cell office:value-type="float" office:value="0.47198531552735">
                <text:p>0.47198531552735</text:p>
                <draw:g>
                  <svg:desc>run.F360:run.F3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2937242901018">
                <text:p>1.02937242901018</text:p>
              </table:table-cell>
              <table:table-cell office:value-type="float" office:value="1.03543630520445">
                <text:p>1.03543630520445</text:p>
              </table:table-cell>
              <table:table-cell office:value-type="float" office:value="0.59215929296667">
                <text:p>0.59215929296667</text:p>
              </table:table-cell>
              <table:table-cell office:value-type="float" office:value="1.01870839668793">
                <text:p>1.018708396687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1952194793711">
                <text:p>1.31952194793711</text:p>
              </table:table-cell>
              <table:table-cell office:value-type="float" office:value="1.95162387282491">
                <text:p>1.95162387282491</text:p>
              </table:table-cell>
              <table:table-cell office:value-type="float" office:value="2.51323960433757">
                <text:p>2.51323960433757</text:p>
              </table:table-cell>
              <table:table-cell office:value-type="float" office:value="2.80637577895939">
                <text:p>2.80637577895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42451504858785">
                <text:p>3.42451504858785</text:p>
              </table:table-cell>
              <table:table-cell office:value-type="float" office:value="3.16679158179303">
                <text:p>3.16679158179303</text:p>
              </table:table-cell>
              <table:table-cell office:value-type="float" office:value="2.76313220958863">
                <text:p>2.76313220958863</text:p>
              </table:table-cell>
              <table:table-cell office:value-type="float" office:value="3.27383672148836">
                <text:p>3.273836721488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24cm" svg:y="0.316cm" chart:style-name="ch2">
          <text:p>Static Chunk Size SpeedUps</text:p>
        </chart:title>
        <chart:subtitle svg:x="7.198cm" svg:y="1.302cm" chart:style-name="ch3">
          <text:p>roadFLA</text:p>
        </chart:subtitle>
        <chart:legend chart:legend-position="end" svg:x="12.187cm" svg:y="3.47cm" style:legend-expansion="high" chart:style-name="ch4"/>
        <chart:plot-area chart:style-name="ch5" table:cell-range-address="run.A366:run.B370 run.D366:run.F370" chart:data-source-has-labels="both" svg:x="1.314cm" svg:y="2.155cm" svg:width="10.553cm" svg:height="5.701cm">
          <chartooo:coordinate-region svg:x="2.059cm" svg:y="2.35cm" svg:width="9.709cm" svg:height="4.867cm"/>
          <chart:axis chart:dimension="x" chart:name="primary-x" chart:style-name="ch6" chartooo:axis-type="auto">
            <chartooo:date-scale/>
            <chart:title svg:x="5.563cm" svg:y="8.037cm" chart:style-name="ch7">
              <text:p>Thread Count</text:p>
            </chart:title>
            <chart:categories table:cell-range-address="run.A367:run.A370"/>
            <chart:grid chart:style-name="ch8" chart:class="major"/>
          </chart:axis>
          <chart:axis chart:dimension="y" chart:name="primary-y" chart:style-name="ch6">
            <chart:title svg:x="0.451cm" svg:y="5.724cm" chart:style-name="ch9">
              <text:p>SpeedUp</text:p>
            </chart:title>
          </chart:axis>
          <chart:series chart:style-name="ch10" chart:values-cell-range-address="run.B367:run.B370" chart:label-cell-address="run.B366:run.B366" chart:class="chart:line">
            <chart:data-point chart:repeated="4"/>
          </chart:series>
          <chart:series chart:style-name="ch11" chart:values-cell-range-address="run.D367:run.D370" chart:label-cell-address="run.D366:run.D366" chart:class="chart:line">
            <chart:data-point chart:repeated="4"/>
          </chart:series>
          <chart:series chart:style-name="ch12" chart:values-cell-range-address="run.E367:run.E370" chart:label-cell-address="run.E366:run.E366" chart:class="chart:line">
            <chart:data-point chart:repeated="4"/>
          </chart:series>
          <chart:series chart:style-name="ch13" chart:values-cell-range-address="run.F367:run.F370" chart:label-cell-address="run.F366:run.F366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66:run.B366</svg:desc>
                </draw:g>
              </table:table-cell>
              <table:table-cell office:value-type="string">
                <text:p>Chunk Size 32</text:p>
                <draw:g>
                  <svg:desc>run.D366:run.D366</svg:desc>
                </draw:g>
              </table:table-cell>
              <table:table-cell office:value-type="string">
                <text:p>Chunk Size 128</text:p>
                <draw:g>
                  <svg:desc>run.E366:run.E366</svg:desc>
                </draw:g>
              </table:table-cell>
              <table:table-cell office:value-type="string">
                <text:p>Chunk Size 512</text:p>
                <draw:g>
                  <svg:desc>run.F366:run.F36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67:run.A370</svg:desc>
                </draw:g>
              </table:table-cell>
              <table:table-cell office:value-type="float" office:value="0.479856936112838">
                <text:p>0.479856936112838</text:p>
                <draw:g>
                  <svg:desc>run.B367:run.B370</svg:desc>
                </draw:g>
              </table:table-cell>
              <table:table-cell office:value-type="float" office:value="0.478214412698338">
                <text:p>0.478214412698338</text:p>
                <draw:g>
                  <svg:desc>run.D367:run.D370</svg:desc>
                </draw:g>
              </table:table-cell>
              <table:table-cell office:value-type="float" office:value="0.484199785550436">
                <text:p>0.484199785550436</text:p>
                <draw:g>
                  <svg:desc>run.E367:run.E370</svg:desc>
                </draw:g>
              </table:table-cell>
              <table:table-cell office:value-type="float" office:value="0.484331890770015">
                <text:p>0.484331890770015</text:p>
                <draw:g>
                  <svg:desc>run.F367:run.F3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64770629503207">
                <text:p>0.864770629503207</text:p>
              </table:table-cell>
              <table:table-cell office:value-type="float" office:value="0.86988073142546">
                <text:p>0.86988073142546</text:p>
              </table:table-cell>
              <table:table-cell office:value-type="float" office:value="0.923706884765669">
                <text:p>0.923706884765669</text:p>
              </table:table-cell>
              <table:table-cell office:value-type="float" office:value="1.01523971114815">
                <text:p>1.015239711148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03765675884762">
                <text:p>3.03765675884762</text:p>
              </table:table-cell>
              <table:table-cell office:value-type="float" office:value="2.99699577299102">
                <text:p>2.99699577299102</text:p>
              </table:table-cell>
              <table:table-cell office:value-type="float" office:value="2.99091103425859">
                <text:p>2.99091103425859</text:p>
              </table:table-cell>
              <table:table-cell office:value-type="float" office:value="3.19457499842145">
                <text:p>3.194574998421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12592177067663">
                <text:p>4.12592177067663</text:p>
              </table:table-cell>
              <table:table-cell office:value-type="float" office:value="4.14380876367146">
                <text:p>4.14380876367146</text:p>
              </table:table-cell>
              <table:table-cell office:value-type="float" office:value="4.1404702371987">
                <text:p>4.1404702371987</text:p>
              </table:table-cell>
              <table:table-cell office:value-type="float" office:value="4.15666435232786">
                <text:p>4.156664352327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24cm" svg:y="0.316cm" chart:style-name="ch2">
          <text:p>Static Chunk Size SpeedUps</text:p>
        </chart:title>
        <chart:subtitle svg:x="7.198cm" svg:y="1.302cm" chart:style-name="ch3">
          <text:p>roadFLA</text:p>
        </chart:subtitle>
        <chart:legend chart:legend-position="end" svg:x="12.575cm" svg:y="4.205cm" style:legend-expansion="high" chart:style-name="ch4"/>
        <chart:plot-area chart:style-name="ch5" table:cell-range-address="run.A366:run.A370 run.C366:run.C370" chart:data-source-has-labels="both" svg:x="1.314cm" svg:y="2.155cm" svg:width="10.941cm" svg:height="5.701cm">
          <chartooo:coordinate-region svg:x="2.147cm" svg:y="2.35cm" svg:width="10.009cm" svg:height="4.867cm"/>
          <chart:axis chart:dimension="x" chart:name="primary-x" chart:style-name="ch6" chartooo:axis-type="auto">
            <chart:title svg:x="5.757cm" svg:y="8.037cm" chart:style-name="ch7">
              <text:p>Thread Count</text:p>
            </chart:title>
            <chart:categories table:cell-range-address="run.A367:run.A370"/>
            <chart:grid chart:style-name="ch8" chart:class="major"/>
          </chart:axis>
          <chart:axis chart:dimension="y" chart:name="primary-y" chart:style-name="ch6">
            <chart:title svg:x="0.451cm" svg:y="5.724cm" chart:style-name="ch9">
              <text:p>SpeedUp</text:p>
            </chart:title>
          </chart:axis>
          <chart:series chart:style-name="ch10" chart:values-cell-range-address="run.C367:run.C370" chart:label-cell-address="run.C366:run.C366" chart:class="chart:scatter">
            <chart:domain table:cell-range-address="run.A367:run.A37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8</text:p>
                <draw:g>
                  <svg:desc>run.C366:run.C36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67:run.A370</svg:desc>
                </draw:g>
              </table:table-cell>
              <table:table-cell office:value-type="float" office:value="0.480079600795482">
                <text:p>0.480079600795482</text:p>
                <draw:g>
                  <svg:desc>run.C367:run.C37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27953783749605">
                <text:p>0.6279537837496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0.566623045825">
                <text:p>320.566623045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01964010350666">
                <text:p>4.019640103506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98cm" svg:y="0.316cm" chart:style-name="ch2">
          <text:p>Dynamic Chunk Size SpeedUps</text:p>
        </chart:title>
        <chart:subtitle svg:x="7.339cm" svg:y="1.302cm" chart:style-name="ch3">
          <text:p>rmat15</text:p>
        </chart:subtitle>
        <chart:legend chart:legend-position="end" svg:x="12.187cm" svg:y="3.225cm" style:legend-expansion="high" chart:style-name="ch4"/>
        <chart:plot-area chart:style-name="ch5" table:cell-range-address="run.A373:run.F377" chart:data-source-has-labels="both" svg:x="1.314cm" svg:y="2.155cm" svg:width="10.553cm" svg:height="5.701cm">
          <chartooo:coordinate-region svg:x="2.059cm" svg:y="2.351cm" svg:width="9.709cm" svg:height="4.866cm"/>
          <chart:axis chart:dimension="x" chart:name="primary-x" chart:style-name="ch6" chartooo:axis-type="auto">
            <chart:title svg:x="5.563cm" svg:y="8.037cm" chart:style-name="ch7">
              <text:p>Thread Count</text:p>
            </chart:title>
            <chart:categories table:cell-range-address="run.A374:run.A377"/>
          </chart:axis>
          <chart:axis chart:dimension="y" chart:name="primary-y" chart:style-name="ch6">
            <chart:title svg:x="0.451cm" svg:y="5.724cm" chart:style-name="ch8">
              <text:p>SpeedUp</text:p>
            </chart:title>
            <chart:grid chart:style-name="ch9" chart:class="major"/>
          </chart:axis>
          <chart:series chart:style-name="ch10" chart:values-cell-range-address="run.B374:run.B377" chart:label-cell-address="run.B373:run.B373" chart:class="chart:scatter">
            <chart:domain table:cell-range-address="run.A374:run.A377"/>
            <chart:data-point chart:repeated="4"/>
          </chart:series>
          <chart:series chart:style-name="ch11" chart:values-cell-range-address="run.C374:run.C377" chart:label-cell-address="run.C373:run.C373" chart:class="chart:scatter">
            <chart:data-point chart:repeated="4"/>
          </chart:series>
          <chart:series chart:style-name="ch12" chart:values-cell-range-address="run.D374:run.D377" chart:label-cell-address="run.D373:run.D373" chart:class="chart:scatter">
            <chart:data-point chart:repeated="4"/>
          </chart:series>
          <chart:series chart:style-name="ch13" chart:values-cell-range-address="run.E374:run.E377" chart:label-cell-address="run.E373:run.E373" chart:class="chart:scatter">
            <chart:data-point chart:repeated="4"/>
          </chart:series>
          <chart:series chart:style-name="ch14" chart:values-cell-range-address="run.F374:run.F377" chart:label-cell-address="run.F373:run.F373" chart:class="chart:scatte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 Size 1</text:p>
                <draw:g>
                  <svg:desc>run.B373:run.B373</svg:desc>
                </draw:g>
              </table:table-cell>
              <table:table-cell office:value-type="string">
                <text:p>Chunk Size 8</text:p>
                <draw:g>
                  <svg:desc>run.C373:run.C373</svg:desc>
                </draw:g>
              </table:table-cell>
              <table:table-cell office:value-type="string">
                <text:p>Chunk Size 32</text:p>
                <draw:g>
                  <svg:desc>run.D373:run.D373</svg:desc>
                </draw:g>
              </table:table-cell>
              <table:table-cell office:value-type="string">
                <text:p>Chunk Size 128</text:p>
                <draw:g>
                  <svg:desc>run.E373:run.E373</svg:desc>
                </draw:g>
              </table:table-cell>
              <table:table-cell office:value-type="string">
                <text:p>Chunk Size 512</text:p>
                <draw:g>
                  <svg:desc>run.F373:run.F37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un.A374:run.A377</svg:desc>
                </draw:g>
              </table:table-cell>
              <table:table-cell office:value-type="float" office:value="0.287040631836163">
                <text:p>0.287040631836163</text:p>
                <draw:g>
                  <svg:desc>run.B374:run.B377</svg:desc>
                </draw:g>
              </table:table-cell>
              <table:table-cell office:value-type="float" office:value="0.357093993514849">
                <text:p>0.357093993514849</text:p>
                <draw:g>
                  <svg:desc>run.C374:run.C377</svg:desc>
                </draw:g>
              </table:table-cell>
              <table:table-cell office:value-type="float" office:value="0.317272277757283">
                <text:p>0.317272277757283</text:p>
                <draw:g>
                  <svg:desc>run.D374:run.D377</svg:desc>
                </draw:g>
              </table:table-cell>
              <table:table-cell office:value-type="float" office:value="0.317420685034872">
                <text:p>0.317420685034872</text:p>
                <draw:g>
                  <svg:desc>run.E374:run.E377</svg:desc>
                </draw:g>
              </table:table-cell>
              <table:table-cell office:value-type="float" office:value="0.338524936354389">
                <text:p>0.338524936354389</text:p>
                <draw:g>
                  <svg:desc>run.F374:run.F37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06592582222562">
                <text:p>0.306592582222562</text:p>
              </table:table-cell>
              <table:table-cell office:value-type="float" office:value="0.161643925797266">
                <text:p>0.161643925797266</text:p>
              </table:table-cell>
              <table:table-cell office:value-type="float" office:value="0.262742162049854">
                <text:p>0.262742162049854</text:p>
              </table:table-cell>
              <table:table-cell office:value-type="float" office:value="0.258695521572601">
                <text:p>0.258695521572601</text:p>
              </table:table-cell>
              <table:table-cell office:value-type="float" office:value="0.289936910742625">
                <text:p>0.289936910742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72521413066964">
                <text:p>0.272521413066964</text:p>
              </table:table-cell>
              <table:table-cell office:value-type="float" office:value="0.263895344923889">
                <text:p>0.263895344923889</text:p>
              </table:table-cell>
              <table:table-cell office:value-type="float" office:value="0.234950167387426">
                <text:p>0.234950167387426</text:p>
              </table:table-cell>
              <table:table-cell office:value-type="float" office:value="0.349717910175477">
                <text:p>0.349717910175477</text:p>
              </table:table-cell>
              <table:table-cell office:value-type="float" office:value="0.15000615766529">
                <text:p>0.150006157665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9592303570179">
                <text:p>0.289592303570179</text:p>
              </table:table-cell>
              <table:table-cell office:value-type="float" office:value="0.216048496649214">
                <text:p>0.216048496649214</text:p>
              </table:table-cell>
              <table:table-cell office:value-type="float" office:value="0.492477353923879">
                <text:p>0.492477353923879</text:p>
              </table:table-cell>
              <table:table-cell office:value-type="float" office:value="0.25406773253661">
                <text:p>0.25406773253661</text:p>
              </table:table-cell>
              <table:table-cell office:value-type="float" office:value="0.245063353835357">
                <text:p>0.2450633538353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Windows_X86_64 LibreOffice_project/60bfb1526849283ce2491346ed2aa51c465abfe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